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02.32pt" svg:height="255.26pt" svg:x="131.13pt" svg:y="3pt">
            <loext:p draw:notify-on-update-of-ranges="Sheet1.B1:Sheet1.B9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00.76pt" svg:height="255.23pt" svg:x="129.57pt" svg:y="188.99pt">
            <loext:p draw:notify-on-update-of-ranges="Sheet1.A1:Sheet1.A9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91179" calcext:value-type="float">
            <text:p>91179</text:p>
          </table:table-cell>
          <table:table-cell office:value-type="float" office:value="118885" calcext:value-type="float">
            <text:p>118885</text:p>
          </table:table-cell>
        </table:table-row>
        <table:table-row table:style-name="ro1">
          <table:table-cell office:value-type="float" office:value="123078" calcext:value-type="float">
            <text:p>123078</text:p>
          </table:table-cell>
          <table:table-cell office:value-type="float" office:value="110911" calcext:value-type="float">
            <text:p>110911</text:p>
          </table:table-cell>
        </table:table-row>
        <table:table-row table:style-name="ro1">
          <table:table-cell office:value-type="float" office:value="133980" calcext:value-type="float">
            <text:p>133980</text:p>
          </table:table-cell>
          <table:table-cell office:value-type="float" office:value="110144" calcext:value-type="float">
            <text:p>110144</text:p>
          </table:table-cell>
        </table:table-row>
        <table:table-row table:style-name="ro1">
          <table:table-cell office:value-type="float" office:value="112124" calcext:value-type="float">
            <text:p>112124</text:p>
          </table:table-cell>
          <table:table-cell office:value-type="float" office:value="117173" calcext:value-type="float">
            <text:p>117173</text:p>
          </table:table-cell>
        </table:table-row>
        <table:table-row table:style-name="ro1">
          <table:table-cell office:value-type="float" office:value="110866" calcext:value-type="float">
            <text:p>110866</text:p>
          </table:table-cell>
          <table:table-cell office:value-type="float" office:value="112303" calcext:value-type="float">
            <text:p>112303</text:p>
          </table:table-cell>
        </table:table-row>
        <table:table-row table:style-name="ro1">
          <table:table-cell office:value-type="float" office:value="112636" calcext:value-type="float">
            <text:p>112636</text:p>
          </table:table-cell>
          <table:table-cell office:value-type="float" office:value="102465" calcext:value-type="float">
            <text:p>102465</text:p>
          </table:table-cell>
        </table:table-row>
        <table:table-row table:style-name="ro1">
          <table:table-cell office:value-type="float" office:value="111415" calcext:value-type="float">
            <text:p>111415</text:p>
          </table:table-cell>
          <table:table-cell office:value-type="float" office:value="102602" calcext:value-type="float">
            <text:p>102602</text:p>
          </table:table-cell>
        </table:table-row>
        <table:table-row table:style-name="ro1">
          <table:table-cell office:value-type="float" office:value="111073" calcext:value-type="float">
            <text:p>111073</text:p>
          </table:table-cell>
          <table:table-cell office:value-type="float" office:value="123177" calcext:value-type="float">
            <text:p>123177</text:p>
          </table:table-cell>
        </table:table-row>
        <table:table-row table:style-name="ro1">
          <table:table-cell office:value-type="float" office:value="132535" calcext:value-type="float">
            <text:p>132535</text:p>
          </table:table-cell>
          <table:table-cell office:value-type="float" office:value="109197" calcext:value-type="float">
            <text:p>109197</text:p>
          </table:table-cell>
        </table:table-row>
        <table:table-row table:style-name="ro1">
          <table:table-cell office:value-type="float" office:value="93487" calcext:value-type="float">
            <text:p>93487</text:p>
          </table:table-cell>
          <table:table-cell office:value-type="float" office:value="101401" calcext:value-type="float">
            <text:p>101401</text:p>
          </table:table-cell>
        </table:table-row>
        <table:table-row table:style-name="ro1">
          <table:table-cell office:value-type="float" office:value="112872" calcext:value-type="float">
            <text:p>112872</text:p>
          </table:table-cell>
          <table:table-cell office:value-type="float" office:value="119034" calcext:value-type="float">
            <text:p>119034</text:p>
          </table:table-cell>
        </table:table-row>
        <table:table-row table:style-name="ro1">
          <table:table-cell office:value-type="float" office:value="105781" calcext:value-type="float">
            <text:p>105781</text:p>
          </table:table-cell>
          <table:table-cell office:value-type="float" office:value="121163" calcext:value-type="float">
            <text:p>121163</text:p>
          </table:table-cell>
        </table:table-row>
        <table:table-row table:style-name="ro1">
          <table:table-cell office:value-type="float" office:value="106995" calcext:value-type="float">
            <text:p>106995</text:p>
          </table:table-cell>
          <table:table-cell office:value-type="float" office:value="118561" calcext:value-type="float">
            <text:p>118561</text:p>
          </table:table-cell>
        </table:table-row>
        <table:table-row table:style-name="ro1">
          <table:table-cell office:value-type="float" office:value="116368" calcext:value-type="float">
            <text:p>116368</text:p>
          </table:table-cell>
          <table:table-cell office:value-type="float" office:value="111133" calcext:value-type="float">
            <text:p>111133</text:p>
          </table:table-cell>
        </table:table-row>
        <table:table-row table:style-name="ro1">
          <table:table-cell office:value-type="float" office:value="107050" calcext:value-type="float">
            <text:p>107050</text:p>
          </table:table-cell>
          <table:table-cell office:value-type="float" office:value="103217" calcext:value-type="float">
            <text:p>103217</text:p>
          </table:table-cell>
        </table:table-row>
        <table:table-row table:style-name="ro1">
          <table:table-cell office:value-type="float" office:value="107703" calcext:value-type="float">
            <text:p>107703</text:p>
          </table:table-cell>
          <table:table-cell office:value-type="float" office:value="111427" calcext:value-type="float">
            <text:p>111427</text:p>
          </table:table-cell>
        </table:table-row>
        <table:table-row table:style-name="ro1">
          <table:table-cell office:value-type="float" office:value="106684" calcext:value-type="float">
            <text:p>106684</text:p>
          </table:table-cell>
          <table:table-cell office:value-type="float" office:value="101934" calcext:value-type="float">
            <text:p>101934</text:p>
          </table:table-cell>
        </table:table-row>
        <table:table-row table:style-name="ro1">
          <table:table-cell office:value-type="float" office:value="108420" calcext:value-type="float">
            <text:p>108420</text:p>
          </table:table-cell>
          <table:table-cell office:value-type="float" office:value="134791" calcext:value-type="float">
            <text:p>134791</text:p>
          </table:table-cell>
        </table:table-row>
        <table:table-row table:style-name="ro1">
          <table:table-cell office:value-type="float" office:value="113300" calcext:value-type="float">
            <text:p>113300</text:p>
          </table:table-cell>
          <table:table-cell office:value-type="float" office:value="110271" calcext:value-type="float">
            <text:p>110271</text:p>
          </table:table-cell>
        </table:table-row>
        <table:table-row table:style-name="ro1">
          <table:table-cell office:value-type="float" office:value="127210" calcext:value-type="float">
            <text:p>127210</text:p>
          </table:table-cell>
          <table:table-cell office:value-type="float" office:value="118689" calcext:value-type="float">
            <text:p>118689</text:p>
          </table:table-cell>
        </table:table-row>
        <table:table-row table:style-name="ro1">
          <table:table-cell office:value-type="float" office:value="111894" calcext:value-type="float">
            <text:p>111894</text:p>
          </table:table-cell>
          <table:table-cell office:value-type="float" office:value="112931" calcext:value-type="float">
            <text:p>112931</text:p>
          </table:table-cell>
        </table:table-row>
        <table:table-row table:style-name="ro1">
          <table:table-cell office:value-type="float" office:value="79067" calcext:value-type="float">
            <text:p>79067</text:p>
          </table:table-cell>
          <table:table-cell office:value-type="float" office:value="116596" calcext:value-type="float">
            <text:p>116596</text:p>
          </table:table-cell>
        </table:table-row>
        <table:table-row table:style-name="ro1">
          <table:table-cell office:value-type="float" office:value="71007" calcext:value-type="float">
            <text:p>71007</text:p>
          </table:table-cell>
          <table:table-cell office:value-type="float" office:value="105692" calcext:value-type="float">
            <text:p>105692</text:p>
          </table:table-cell>
        </table:table-row>
        <table:table-row table:style-name="ro1">
          <table:table-cell office:value-type="float" office:value="68434" calcext:value-type="float">
            <text:p>68434</text:p>
          </table:table-cell>
          <table:table-cell office:value-type="float" office:value="117765" calcext:value-type="float">
            <text:p>117765</text:p>
          </table:table-cell>
        </table:table-row>
        <table:table-row table:style-name="ro1">
          <table:table-cell office:value-type="float" office:value="65645" calcext:value-type="float">
            <text:p>65645</text:p>
          </table:table-cell>
          <table:table-cell office:value-type="float" office:value="112496" calcext:value-type="float">
            <text:p>112496</text:p>
          </table:table-cell>
        </table:table-row>
        <table:table-row table:style-name="ro1">
          <table:table-cell office:value-type="float" office:value="60653" calcext:value-type="float">
            <text:p>60653</text:p>
          </table:table-cell>
          <table:table-cell office:value-type="float" office:value="98704" calcext:value-type="float">
            <text:p>98704</text:p>
          </table:table-cell>
        </table:table-row>
        <table:table-row table:style-name="ro1">
          <table:table-cell office:value-type="float" office:value="62937" calcext:value-type="float">
            <text:p>62937</text:p>
          </table:table-cell>
          <table:table-cell office:value-type="float" office:value="115521" calcext:value-type="float">
            <text:p>115521</text:p>
          </table:table-cell>
        </table:table-row>
        <table:table-row table:style-name="ro1">
          <table:table-cell office:value-type="float" office:value="68804" calcext:value-type="float">
            <text:p>68804</text:p>
          </table:table-cell>
          <table:table-cell office:value-type="float" office:value="118503" calcext:value-type="float">
            <text:p>118503</text:p>
          </table:table-cell>
        </table:table-row>
        <table:table-row table:style-name="ro1">
          <table:table-cell office:value-type="float" office:value="61175" calcext:value-type="float">
            <text:p>61175</text:p>
          </table:table-cell>
          <table:table-cell office:value-type="float" office:value="109339" calcext:value-type="float">
            <text:p>109339</text:p>
          </table:table-cell>
        </table:table-row>
        <table:table-row table:style-name="ro1">
          <table:table-cell office:value-type="float" office:value="61373" calcext:value-type="float">
            <text:p>61373</text:p>
          </table:table-cell>
          <table:table-cell office:value-type="float" office:value="119824" calcext:value-type="float">
            <text:p>119824</text:p>
          </table:table-cell>
        </table:table-row>
        <table:table-row table:style-name="ro1">
          <table:table-cell office:value-type="float" office:value="62731" calcext:value-type="float">
            <text:p>62731</text:p>
          </table:table-cell>
          <table:table-cell office:value-type="float" office:value="113854" calcext:value-type="float">
            <text:p>113854</text:p>
          </table:table-cell>
        </table:table-row>
        <table:table-row table:style-name="ro1">
          <table:table-cell office:value-type="float" office:value="64814" calcext:value-type="float">
            <text:p>64814</text:p>
          </table:table-cell>
          <table:table-cell office:value-type="float" office:value="114503" calcext:value-type="float">
            <text:p>114503</text:p>
          </table:table-cell>
        </table:table-row>
        <table:table-row table:style-name="ro1">
          <table:table-cell office:value-type="float" office:value="64318" calcext:value-type="float">
            <text:p>64318</text:p>
          </table:table-cell>
          <table:table-cell office:value-type="float" office:value="113371" calcext:value-type="float">
            <text:p>113371</text:p>
          </table:table-cell>
        </table:table-row>
        <table:table-row table:style-name="ro1">
          <table:table-cell office:value-type="float" office:value="61933" calcext:value-type="float">
            <text:p>61933</text:p>
          </table:table-cell>
          <table:table-cell office:value-type="float" office:value="111412" calcext:value-type="float">
            <text:p>111412</text:p>
          </table:table-cell>
        </table:table-row>
        <table:table-row table:style-name="ro1">
          <table:table-cell office:value-type="float" office:value="69822" calcext:value-type="float">
            <text:p>69822</text:p>
          </table:table-cell>
          <table:table-cell office:value-type="float" office:value="115071" calcext:value-type="float">
            <text:p>115071</text:p>
          </table:table-cell>
        </table:table-row>
        <table:table-row table:style-name="ro1">
          <table:table-cell office:value-type="float" office:value="65011" calcext:value-type="float">
            <text:p>65011</text:p>
          </table:table-cell>
          <table:table-cell office:value-type="float" office:value="87242" calcext:value-type="float">
            <text:p>87242</text:p>
          </table:table-cell>
        </table:table-row>
        <table:table-row table:style-name="ro1">
          <table:table-cell office:value-type="float" office:value="61479" calcext:value-type="float">
            <text:p>61479</text:p>
          </table:table-cell>
          <table:table-cell office:value-type="float" office:value="110572" calcext:value-type="float">
            <text:p>110572</text:p>
          </table:table-cell>
        </table:table-row>
        <table:table-row table:style-name="ro1">
          <table:table-cell office:value-type="float" office:value="67754" calcext:value-type="float">
            <text:p>67754</text:p>
          </table:table-cell>
          <table:table-cell office:value-type="float" office:value="93098" calcext:value-type="float">
            <text:p>93098</text:p>
          </table:table-cell>
        </table:table-row>
        <table:table-row table:style-name="ro1">
          <table:table-cell office:value-type="float" office:value="65043" calcext:value-type="float">
            <text:p>65043</text:p>
          </table:table-cell>
          <table:table-cell office:value-type="float" office:value="84324" calcext:value-type="float">
            <text:p>84324</text:p>
          </table:table-cell>
        </table:table-row>
        <table:table-row table:style-name="ro1">
          <table:table-cell office:value-type="float" office:value="65768" calcext:value-type="float">
            <text:p>65768</text:p>
          </table:table-cell>
          <table:table-cell office:value-type="float" office:value="87750" calcext:value-type="float">
            <text:p>87750</text:p>
          </table:table-cell>
        </table:table-row>
        <table:table-row table:style-name="ro1">
          <table:table-cell office:value-type="float" office:value="66950" calcext:value-type="float">
            <text:p>66950</text:p>
          </table:table-cell>
          <table:table-cell office:value-type="float" office:value="99783" calcext:value-type="float">
            <text:p>99783</text:p>
          </table:table-cell>
        </table:table-row>
        <table:table-row table:style-name="ro1">
          <table:table-cell office:value-type="float" office:value="64874" calcext:value-type="float">
            <text:p>64874</text:p>
          </table:table-cell>
          <table:table-cell office:value-type="float" office:value="84939" calcext:value-type="float">
            <text:p>84939</text:p>
          </table:table-cell>
        </table:table-row>
        <table:table-row table:style-name="ro1">
          <table:table-cell office:value-type="float" office:value="72405" calcext:value-type="float">
            <text:p>72405</text:p>
          </table:table-cell>
          <table:table-cell office:value-type="float" office:value="82679" calcext:value-type="float">
            <text:p>82679</text:p>
          </table:table-cell>
        </table:table-row>
        <table:table-row table:style-name="ro1">
          <table:table-cell office:value-type="float" office:value="77383" calcext:value-type="float">
            <text:p>77383</text:p>
          </table:table-cell>
          <table:table-cell office:value-type="float" office:value="81544" calcext:value-type="float">
            <text:p>81544</text:p>
          </table:table-cell>
        </table:table-row>
        <table:table-row table:style-name="ro1">
          <table:table-cell office:value-type="float" office:value="61391" calcext:value-type="float">
            <text:p>61391</text:p>
          </table:table-cell>
          <table:table-cell office:value-type="float" office:value="86425" calcext:value-type="float">
            <text:p>86425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83536" calcext:value-type="float">
            <text:p>83536</text:p>
          </table:table-cell>
        </table:table-row>
        <table:table-row table:style-name="ro1">
          <table:table-cell office:value-type="float" office:value="64300" calcext:value-type="float">
            <text:p>64300</text:p>
          </table:table-cell>
          <table:table-cell office:value-type="float" office:value="103342" calcext:value-type="float">
            <text:p>103342</text:p>
          </table:table-cell>
        </table:table-row>
        <table:table-row table:style-name="ro1">
          <table:table-cell office:value-type="float" office:value="60244" calcext:value-type="float">
            <text:p>60244</text:p>
          </table:table-cell>
          <table:table-cell office:value-type="float" office:value="81819" calcext:value-type="float">
            <text:p>81819</text:p>
          </table:table-cell>
        </table:table-row>
        <table:table-row table:style-name="ro1">
          <table:table-cell office:value-type="float" office:value="62039" calcext:value-type="float">
            <text:p>62039</text:p>
          </table:table-cell>
          <table:table-cell office:value-type="float" office:value="87135" calcext:value-type="float">
            <text:p>87135</text:p>
          </table:table-cell>
        </table:table-row>
        <table:table-row table:style-name="ro1">
          <table:table-cell office:value-type="float" office:value="61564" calcext:value-type="float">
            <text:p>61564</text:p>
          </table:table-cell>
          <table:table-cell office:value-type="float" office:value="83164" calcext:value-type="float">
            <text:p>83164</text:p>
          </table:table-cell>
        </table:table-row>
        <table:table-row table:style-name="ro1">
          <table:table-cell office:value-type="float" office:value="61636" calcext:value-type="float">
            <text:p>61636</text:p>
          </table:table-cell>
          <table:table-cell office:value-type="float" office:value="84052" calcext:value-type="float">
            <text:p>84052</text:p>
          </table:table-cell>
        </table:table-row>
        <table:table-row table:style-name="ro1">
          <table:table-cell office:value-type="float" office:value="60209" calcext:value-type="float">
            <text:p>60209</text:p>
          </table:table-cell>
          <table:table-cell office:value-type="float" office:value="80793" calcext:value-type="float">
            <text:p>80793</text:p>
          </table:table-cell>
        </table:table-row>
        <table:table-row table:style-name="ro1">
          <table:table-cell office:value-type="float" office:value="65078" calcext:value-type="float">
            <text:p>65078</text:p>
          </table:table-cell>
          <table:table-cell office:value-type="float" office:value="104323" calcext:value-type="float">
            <text:p>104323</text:p>
          </table:table-cell>
        </table:table-row>
        <table:table-row table:style-name="ro1">
          <table:table-cell office:value-type="float" office:value="63952" calcext:value-type="float">
            <text:p>63952</text:p>
          </table:table-cell>
          <table:table-cell office:value-type="float" office:value="82127" calcext:value-type="float">
            <text:p>82127</text:p>
          </table:table-cell>
        </table:table-row>
        <table:table-row table:style-name="ro1">
          <table:table-cell office:value-type="float" office:value="58889" calcext:value-type="float">
            <text:p>58889</text:p>
          </table:table-cell>
          <table:table-cell office:value-type="float" office:value="84775" calcext:value-type="float">
            <text:p>84775</text:p>
          </table:table-cell>
        </table:table-row>
        <table:table-row table:style-name="ro1">
          <table:table-cell office:value-type="float" office:value="67294" calcext:value-type="float">
            <text:p>67294</text:p>
          </table:table-cell>
          <table:table-cell office:value-type="float" office:value="89493" calcext:value-type="float">
            <text:p>89493</text:p>
          </table:table-cell>
        </table:table-row>
        <table:table-row table:style-name="ro1">
          <table:table-cell office:value-type="float" office:value="59775" calcext:value-type="float">
            <text:p>59775</text:p>
          </table:table-cell>
          <table:table-cell office:value-type="float" office:value="138583" calcext:value-type="float">
            <text:p>138583</text:p>
          </table:table-cell>
        </table:table-row>
        <table:table-row table:style-name="ro1">
          <table:table-cell office:value-type="float" office:value="62784" calcext:value-type="float">
            <text:p>62784</text:p>
          </table:table-cell>
          <table:table-cell office:value-type="float" office:value="144409" calcext:value-type="float">
            <text:p>144409</text:p>
          </table:table-cell>
        </table:table-row>
        <table:table-row table:style-name="ro1">
          <table:table-cell office:value-type="float" office:value="64912" calcext:value-type="float">
            <text:p>64912</text:p>
          </table:table-cell>
          <table:table-cell office:value-type="float" office:value="137287" calcext:value-type="float">
            <text:p>137287</text:p>
          </table:table-cell>
        </table:table-row>
        <table:table-row table:style-name="ro1">
          <table:table-cell office:value-type="float" office:value="59078" calcext:value-type="float">
            <text:p>59078</text:p>
          </table:table-cell>
          <table:table-cell office:value-type="float" office:value="141439" calcext:value-type="float">
            <text:p>141439</text:p>
          </table:table-cell>
        </table:table-row>
        <table:table-row table:style-name="ro1">
          <table:table-cell office:value-type="float" office:value="61231" calcext:value-type="float">
            <text:p>61231</text:p>
          </table:table-cell>
          <table:table-cell office:value-type="float" office:value="137870" calcext:value-type="float">
            <text:p>137870</text:p>
          </table:table-cell>
        </table:table-row>
        <table:table-row table:style-name="ro1">
          <table:table-cell office:value-type="float" office:value="63699" calcext:value-type="float">
            <text:p>63699</text:p>
          </table:table-cell>
          <table:table-cell office:value-type="float" office:value="137039" calcext:value-type="float">
            <text:p>137039</text:p>
          </table:table-cell>
        </table:table-row>
        <table:table-row table:style-name="ro1">
          <table:table-cell office:value-type="float" office:value="62197" calcext:value-type="float">
            <text:p>62197</text:p>
          </table:table-cell>
          <table:table-cell office:value-type="float" office:value="139039" calcext:value-type="float">
            <text:p>139039</text:p>
          </table:table-cell>
        </table:table-row>
        <table:table-row table:style-name="ro1">
          <table:table-cell office:value-type="float" office:value="67260" calcext:value-type="float">
            <text:p>67260</text:p>
          </table:table-cell>
          <table:table-cell office:value-type="float" office:value="138064" calcext:value-type="float">
            <text:p>138064</text:p>
          </table:table-cell>
        </table:table-row>
        <table:table-row table:style-name="ro1">
          <table:table-cell office:value-type="float" office:value="61526" calcext:value-type="float">
            <text:p>61526</text:p>
          </table:table-cell>
          <table:table-cell office:value-type="float" office:value="140169" calcext:value-type="float">
            <text:p>140169</text:p>
          </table:table-cell>
        </table:table-row>
        <table:table-row table:style-name="ro1">
          <table:table-cell office:value-type="float" office:value="65312" calcext:value-type="float">
            <text:p>65312</text:p>
          </table:table-cell>
          <table:table-cell office:value-type="float" office:value="139805" calcext:value-type="float">
            <text:p>139805</text:p>
          </table:table-cell>
        </table:table-row>
        <table:table-row table:style-name="ro1">
          <table:table-cell office:value-type="float" office:value="67339" calcext:value-type="float">
            <text:p>67339</text:p>
          </table:table-cell>
          <table:table-cell office:value-type="float" office:value="139082" calcext:value-type="float">
            <text:p>139082</text:p>
          </table:table-cell>
        </table:table-row>
        <table:table-row table:style-name="ro1">
          <table:table-cell office:value-type="float" office:value="67545" calcext:value-type="float">
            <text:p>67545</text:p>
          </table:table-cell>
          <table:table-cell office:value-type="float" office:value="137103" calcext:value-type="float">
            <text:p>137103</text:p>
          </table:table-cell>
        </table:table-row>
        <table:table-row table:style-name="ro1">
          <table:table-cell office:value-type="float" office:value="65669" calcext:value-type="float">
            <text:p>65669</text:p>
          </table:table-cell>
          <table:table-cell office:value-type="float" office:value="138326" calcext:value-type="float">
            <text:p>138326</text:p>
          </table:table-cell>
        </table:table-row>
        <table:table-row table:style-name="ro1">
          <table:table-cell office:value-type="float" office:value="70361" calcext:value-type="float">
            <text:p>70361</text:p>
          </table:table-cell>
          <table:table-cell office:value-type="float" office:value="138356" calcext:value-type="float">
            <text:p>138356</text:p>
          </table:table-cell>
        </table:table-row>
        <table:table-row table:style-name="ro1">
          <table:table-cell office:value-type="float" office:value="64345" calcext:value-type="float">
            <text:p>64345</text:p>
          </table:table-cell>
          <table:table-cell office:value-type="float" office:value="141181" calcext:value-type="float">
            <text:p>141181</text:p>
          </table:table-cell>
        </table:table-row>
        <table:table-row table:style-name="ro1">
          <table:table-cell office:value-type="float" office:value="63875" calcext:value-type="float">
            <text:p>63875</text:p>
          </table:table-cell>
          <table:table-cell office:value-type="float" office:value="146083" calcext:value-type="float">
            <text:p>146083</text:p>
          </table:table-cell>
        </table:table-row>
        <table:table-row table:style-name="ro1">
          <table:table-cell office:value-type="float" office:value="59448" calcext:value-type="float">
            <text:p>59448</text:p>
          </table:table-cell>
          <table:table-cell office:value-type="float" office:value="137542" calcext:value-type="float">
            <text:p>137542</text:p>
          </table:table-cell>
        </table:table-row>
        <table:table-row table:style-name="ro1">
          <table:table-cell office:value-type="float" office:value="60469" calcext:value-type="float">
            <text:p>60469</text:p>
          </table:table-cell>
          <table:table-cell office:value-type="float" office:value="138324" calcext:value-type="float">
            <text:p>138324</text:p>
          </table:table-cell>
        </table:table-row>
        <table:table-row table:style-name="ro1">
          <table:table-cell office:value-type="float" office:value="66521" calcext:value-type="float">
            <text:p>66521</text:p>
          </table:table-cell>
          <table:table-cell office:value-type="float" office:value="144653" calcext:value-type="float">
            <text:p>144653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float" office:value="142060" calcext:value-type="float">
            <text:p>142060</text:p>
          </table:table-cell>
        </table:table-row>
        <table:table-row table:style-name="ro1">
          <table:table-cell office:value-type="float" office:value="65368" calcext:value-type="float">
            <text:p>65368</text:p>
          </table:table-cell>
          <table:table-cell office:value-type="float" office:value="142115" calcext:value-type="float">
            <text:p>142115</text:p>
          </table:table-cell>
        </table:table-row>
        <table:table-row table:style-name="ro1">
          <table:table-cell office:value-type="float" office:value="66493" calcext:value-type="float">
            <text:p>66493</text:p>
          </table:table-cell>
          <table:table-cell office:value-type="float" office:value="139812" calcext:value-type="float">
            <text:p>139812</text:p>
          </table:table-cell>
        </table:table-row>
        <table:table-row table:style-name="ro1">
          <table:table-cell office:value-type="float" office:value="65638" calcext:value-type="float">
            <text:p>65638</text:p>
          </table:table-cell>
          <table:table-cell office:value-type="float" office:value="140488" calcext:value-type="float">
            <text:p>140488</text:p>
          </table:table-cell>
        </table:table-row>
        <table:table-row table:style-name="ro1">
          <table:table-cell office:value-type="float" office:value="64780" calcext:value-type="float">
            <text:p>64780</text:p>
          </table:table-cell>
          <table:table-cell office:value-type="float" office:value="138321" calcext:value-type="float">
            <text:p>138321</text:p>
          </table:table-cell>
        </table:table-row>
        <table:table-row table:style-name="ro1">
          <table:table-cell office:value-type="float" office:value="58952" calcext:value-type="float">
            <text:p>58952</text:p>
          </table:table-cell>
          <table:table-cell office:value-type="float" office:value="139112" calcext:value-type="float">
            <text:p>139112</text:p>
          </table:table-cell>
        </table:table-row>
        <table:table-row table:style-name="ro1">
          <table:table-cell office:value-type="float" office:value="62624" calcext:value-type="float">
            <text:p>62624</text:p>
          </table:table-cell>
          <table:table-cell office:value-type="float" office:value="141192" calcext:value-type="float">
            <text:p>141192</text:p>
          </table:table-cell>
        </table:table-row>
        <table:table-row table:style-name="ro1">
          <table:table-cell office:value-type="float" office:value="105769" calcext:value-type="float">
            <text:p>105769</text:p>
          </table:table-cell>
          <table:table-cell office:value-type="float" office:value="141325" calcext:value-type="float">
            <text:p>141325</text:p>
          </table:table-cell>
        </table:table-row>
        <table:table-row table:style-name="ro1">
          <table:table-cell office:value-type="float" office:value="154285" calcext:value-type="float">
            <text:p>154285</text:p>
          </table:table-cell>
          <table:table-cell office:value-type="float" office:value="142624" calcext:value-type="float">
            <text:p>142624</text:p>
          </table:table-cell>
        </table:table-row>
        <table:table-row table:style-name="ro1">
          <table:table-cell office:value-type="float" office:value="104746" calcext:value-type="float">
            <text:p>104746</text:p>
          </table:table-cell>
          <table:table-cell office:value-type="float" office:value="140700" calcext:value-type="float">
            <text:p>140700</text:p>
          </table:table-cell>
        </table:table-row>
        <table:table-row table:style-name="ro1">
          <table:table-cell office:value-type="float" office:value="107214" calcext:value-type="float">
            <text:p>107214</text:p>
          </table:table-cell>
          <table:table-cell office:value-type="float" office:value="143008" calcext:value-type="float">
            <text:p>143008</text:p>
          </table:table-cell>
        </table:table-row>
        <table:table-row table:style-name="ro1">
          <table:table-cell office:value-type="float" office:value="99582" calcext:value-type="float">
            <text:p>99582</text:p>
          </table:table-cell>
          <table:table-cell office:value-type="float" office:value="144341" calcext:value-type="float">
            <text:p>144341</text:p>
          </table:table-cell>
        </table:table-row>
        <table:table-row table:style-name="ro1">
          <table:table-cell office:value-type="float" office:value="118379" calcext:value-type="float">
            <text:p>118379</text:p>
          </table:table-cell>
          <table:table-cell office:value-type="float" office:value="155371" calcext:value-type="float">
            <text:p>155371</text:p>
          </table:table-cell>
        </table:table-row>
        <table:table-row table:style-name="ro1">
          <table:table-cell office:value-type="float" office:value="109565" calcext:value-type="float">
            <text:p>109565</text:p>
          </table:table-cell>
          <table:table-cell office:value-type="float" office:value="139723" calcext:value-type="float">
            <text:p>139723</text:p>
          </table:table-cell>
        </table:table-row>
        <table:table-row table:style-name="ro1">
          <table:table-cell office:value-type="float" office:value="111058" calcext:value-type="float">
            <text:p>111058</text:p>
          </table:table-cell>
          <table:table-cell office:value-type="float" office:value="139404" calcext:value-type="float">
            <text:p>139404</text:p>
          </table:table-cell>
        </table:table-row>
        <table:table-row table:style-name="ro1">
          <table:table-cell office:value-type="float" office:value="120881" calcext:value-type="float">
            <text:p>120881</text:p>
          </table:table-cell>
          <table:table-cell office:value-type="float" office:value="141060" calcext:value-type="float">
            <text:p>141060</text:p>
          </table:table-cell>
        </table:table-row>
        <table:table-row table:style-name="ro1">
          <table:table-cell office:value-type="float" office:value="101045" calcext:value-type="float">
            <text:p>101045</text:p>
          </table:table-cell>
          <table:table-cell office:value-type="float" office:value="141112" calcext:value-type="float">
            <text:p>141112</text:p>
          </table:table-cell>
        </table:table-row>
        <table:table-row table:style-name="ro1">
          <table:table-cell office:value-type="float" office:value="103585" calcext:value-type="float">
            <text:p>103585</text:p>
          </table:table-cell>
          <table:table-cell office:value-type="float" office:value="141532" calcext:value-type="float">
            <text:p>141532</text:p>
          </table:table-cell>
        </table:table-row>
        <table:table-row table:style-name="ro1">
          <table:table-cell office:value-type="float" office:value="118045" calcext:value-type="float">
            <text:p>118045</text:p>
          </table:table-cell>
          <table:table-cell office:value-type="float" office:value="144910" calcext:value-type="float">
            <text:p>144910</text:p>
          </table:table-cell>
        </table:table-row>
        <table:table-row table:style-name="ro1">
          <table:table-cell office:value-type="float" office:value="111147" calcext:value-type="float">
            <text:p>111147</text:p>
          </table:table-cell>
          <table:table-cell office:value-type="float" office:value="139110" calcext:value-type="float">
            <text:p>139110</text:p>
          </table:table-cell>
        </table:table-row>
        <table:table-row table:style-name="ro1">
          <table:table-cell office:value-type="float" office:value="114699" calcext:value-type="float">
            <text:p>114699</text:p>
          </table:table-cell>
          <table:table-cell office:value-type="float" office:value="139811" calcext:value-type="float">
            <text:p>139811</text:p>
          </table:table-cell>
        </table:table-row>
        <table:table-row table:style-name="ro1">
          <table:table-cell office:value-type="float" office:value="120496" calcext:value-type="float">
            <text:p>120496</text:p>
          </table:table-cell>
          <table:table-cell office:value-type="float" office:value="136683" calcext:value-type="float">
            <text:p>136683</text:p>
          </table:table-cell>
        </table:table-row>
        <table:table-row table:style-name="ro1">
          <table:table-cell office:value-type="float" office:value="119358" calcext:value-type="float">
            <text:p>119358</text:p>
          </table:table-cell>
          <table:table-cell office:value-type="float" office:value="135301" calcext:value-type="float">
            <text:p>135301</text:p>
          </table:table-cell>
        </table:table-row>
        <table:table-row table:style-name="ro1">
          <table:table-cell office:value-type="float" office:value="159305" calcext:value-type="float">
            <text:p>159305</text:p>
          </table:table-cell>
          <table:table-cell office:value-type="float" office:value="141302" calcext:value-type="float">
            <text:p>141302</text:p>
          </table:table-cell>
        </table:table-row>
        <table:table-row table:style-name="ro1">
          <table:table-cell office:value-type="float" office:value="169844" calcext:value-type="float">
            <text:p>169844</text:p>
          </table:table-cell>
          <table:table-cell office:value-type="float" office:value="139140" calcext:value-type="float">
            <text:p>139140</text:p>
          </table:table-cell>
        </table:table-row>
        <table:table-row table:style-name="ro1">
          <table:table-cell office:value-type="float" office:value="160013" calcext:value-type="float">
            <text:p>160013</text:p>
          </table:table-cell>
          <table:table-cell office:value-type="float" office:value="146053" calcext:value-type="float">
            <text:p>146053</text:p>
          </table:table-cell>
        </table:table-row>
        <table:table-row table:style-name="ro1">
          <table:table-cell office:value-type="float" office:value="198619" calcext:value-type="float">
            <text:p>198619</text:p>
          </table:table-cell>
          <table:table-cell office:value-type="float" office:value="141463" calcext:value-type="float">
            <text:p>141463</text:p>
          </table:table-cell>
        </table:table-row>
        <table:table-row table:style-name="ro1">
          <table:table-cell office:value-type="float" office:value="191512" calcext:value-type="float">
            <text:p>191512</text:p>
          </table:table-cell>
          <table:table-cell office:value-type="float" office:value="137197" calcext:value-type="float">
            <text:p>137197</text:p>
          </table:table-cell>
        </table:table-row>
        <table:table-row table:style-name="ro1">
          <table:table-cell office:value-type="float" office:value="208765" calcext:value-type="float">
            <text:p>208765</text:p>
          </table:table-cell>
          <table:table-cell office:value-type="float" office:value="141907" calcext:value-type="float">
            <text:p>141907</text:p>
          </table:table-cell>
        </table:table-row>
        <table:table-row table:style-name="ro1">
          <table:table-cell office:value-type="float" office:value="191381" calcext:value-type="float">
            <text:p>191381</text:p>
          </table:table-cell>
          <table:table-cell office:value-type="float" office:value="143293" calcext:value-type="float">
            <text:p>143293</text:p>
          </table:table-cell>
        </table:table-row>
        <table:table-row table:style-name="ro1">
          <table:table-cell office:value-type="float" office:value="209767" calcext:value-type="float">
            <text:p>209767</text:p>
          </table:table-cell>
          <table:table-cell office:value-type="float" office:value="138608" calcext:value-type="float">
            <text:p>138608</text:p>
          </table:table-cell>
        </table:table-row>
        <table:table-row table:style-name="ro1">
          <table:table-cell office:value-type="float" office:value="207916" calcext:value-type="float">
            <text:p>207916</text:p>
          </table:table-cell>
          <table:table-cell office:value-type="float" office:value="141049" calcext:value-type="float">
            <text:p>141049</text:p>
          </table:table-cell>
        </table:table-row>
        <table:table-row table:style-name="ro1">
          <table:table-cell office:value-type="float" office:value="212497" calcext:value-type="float">
            <text:p>212497</text:p>
          </table:table-cell>
          <table:table-cell office:value-type="float" office:value="139431" calcext:value-type="float">
            <text:p>139431</text:p>
          </table:table-cell>
        </table:table-row>
        <table:table-row table:style-name="ro1">
          <table:table-cell office:value-type="float" office:value="200204" calcext:value-type="float">
            <text:p>200204</text:p>
          </table:table-cell>
          <table:table-cell office:value-type="float" office:value="139462" calcext:value-type="float">
            <text:p>139462</text:p>
          </table:table-cell>
        </table:table-row>
        <table:table-row table:style-name="ro1">
          <table:table-cell office:value-type="float" office:value="172933" calcext:value-type="float">
            <text:p>172933</text:p>
          </table:table-cell>
          <table:table-cell office:value-type="float" office:value="145435" calcext:value-type="float">
            <text:p>145435</text:p>
          </table:table-cell>
        </table:table-row>
        <table:table-row table:style-name="ro1">
          <table:table-cell office:value-type="float" office:value="168833" calcext:value-type="float">
            <text:p>168833</text:p>
          </table:table-cell>
          <table:table-cell office:value-type="float" office:value="140766" calcext:value-type="float">
            <text:p>140766</text:p>
          </table:table-cell>
        </table:table-row>
        <table:table-row table:style-name="ro1">
          <table:table-cell office:value-type="float" office:value="147273" calcext:value-type="float">
            <text:p>147273</text:p>
          </table:table-cell>
          <table:table-cell office:value-type="float" office:value="146279" calcext:value-type="float">
            <text:p>146279</text:p>
          </table:table-cell>
        </table:table-row>
        <table:table-row table:style-name="ro1">
          <table:table-cell office:value-type="float" office:value="159717" calcext:value-type="float">
            <text:p>159717</text:p>
          </table:table-cell>
          <table:table-cell office:value-type="float" office:value="149707" calcext:value-type="float">
            <text:p>149707</text:p>
          </table:table-cell>
        </table:table-row>
        <table:table-row table:style-name="ro1">
          <table:table-cell office:value-type="float" office:value="142173" calcext:value-type="float">
            <text:p>142173</text:p>
          </table:table-cell>
          <table:table-cell office:value-type="float" office:value="143012" calcext:value-type="float">
            <text:p>143012</text:p>
          </table:table-cell>
        </table:table-row>
        <table:table-row table:style-name="ro1">
          <table:table-cell office:value-type="float" office:value="153374" calcext:value-type="float">
            <text:p>153374</text:p>
          </table:table-cell>
          <table:table-cell office:value-type="float" office:value="145332" calcext:value-type="float">
            <text:p>145332</text:p>
          </table:table-cell>
        </table:table-row>
        <table:table-row table:style-name="ro1">
          <table:table-cell office:value-type="float" office:value="146472" calcext:value-type="float">
            <text:p>146472</text:p>
          </table:table-cell>
          <table:table-cell office:value-type="float" office:value="138796" calcext:value-type="float">
            <text:p>138796</text:p>
          </table:table-cell>
        </table:table-row>
        <table:table-row table:style-name="ro1">
          <table:table-cell office:value-type="float" office:value="147691" calcext:value-type="float">
            <text:p>147691</text:p>
          </table:table-cell>
          <table:table-cell office:value-type="float" office:value="139562" calcext:value-type="float">
            <text:p>139562</text:p>
          </table:table-cell>
        </table:table-row>
        <table:table-row table:style-name="ro1">
          <table:table-cell office:value-type="float" office:value="157684" calcext:value-type="float">
            <text:p>157684</text:p>
          </table:table-cell>
          <table:table-cell office:value-type="float" office:value="139644" calcext:value-type="float">
            <text:p>139644</text:p>
          </table:table-cell>
        </table:table-row>
        <table:table-row table:style-name="ro1">
          <table:table-cell office:value-type="float" office:value="165880" calcext:value-type="float">
            <text:p>165880</text:p>
          </table:table-cell>
          <table:table-cell office:value-type="float" office:value="136629" calcext:value-type="float">
            <text:p>136629</text:p>
          </table:table-cell>
        </table:table-row>
        <table:table-row table:style-name="ro1">
          <table:table-cell office:value-type="float" office:value="144293" calcext:value-type="float">
            <text:p>144293</text:p>
          </table:table-cell>
          <table:table-cell office:value-type="float" office:value="135071" calcext:value-type="float">
            <text:p>135071</text:p>
          </table:table-cell>
        </table:table-row>
        <table:table-row table:style-name="ro1">
          <table:table-cell office:value-type="float" office:value="155518" calcext:value-type="float">
            <text:p>155518</text:p>
          </table:table-cell>
          <table:table-cell office:value-type="float" office:value="140085" calcext:value-type="float">
            <text:p>140085</text:p>
          </table:table-cell>
        </table:table-row>
        <table:table-row table:style-name="ro1">
          <table:table-cell office:value-type="float" office:value="150305" calcext:value-type="float">
            <text:p>150305</text:p>
          </table:table-cell>
          <table:table-cell office:value-type="float" office:value="139795" calcext:value-type="float">
            <text:p>139795</text:p>
          </table:table-cell>
        </table:table-row>
        <table:table-row table:style-name="ro1">
          <table:table-cell office:value-type="float" office:value="146957" calcext:value-type="float">
            <text:p>146957</text:p>
          </table:table-cell>
          <table:table-cell office:value-type="float" office:value="137229" calcext:value-type="float">
            <text:p>137229</text:p>
          </table:table-cell>
        </table:table-row>
        <table:table-row table:style-name="ro1">
          <table:table-cell office:value-type="float" office:value="150180" calcext:value-type="float">
            <text:p>150180</text:p>
          </table:table-cell>
          <table:table-cell office:value-type="float" office:value="144094" calcext:value-type="float">
            <text:p>144094</text:p>
          </table:table-cell>
        </table:table-row>
        <table:table-row table:style-name="ro1">
          <table:table-cell office:value-type="float" office:value="141285" calcext:value-type="float">
            <text:p>141285</text:p>
          </table:table-cell>
          <table:table-cell office:value-type="float" office:value="146157" calcext:value-type="float">
            <text:p>146157</text:p>
          </table:table-cell>
        </table:table-row>
        <table:table-row table:style-name="ro1">
          <table:table-cell office:value-type="float" office:value="145143" calcext:value-type="float">
            <text:p>145143</text:p>
          </table:table-cell>
          <table:table-cell office:value-type="float" office:value="140126" calcext:value-type="float">
            <text:p>140126</text:p>
          </table:table-cell>
        </table:table-row>
        <table:table-row table:style-name="ro1">
          <table:table-cell office:value-type="float" office:value="147416" calcext:value-type="float">
            <text:p>147416</text:p>
          </table:table-cell>
          <table:table-cell office:value-type="float" office:value="139083" calcext:value-type="float">
            <text:p>139083</text:p>
          </table:table-cell>
        </table:table-row>
        <table:table-row table:style-name="ro1">
          <table:table-cell office:value-type="float" office:value="153355" calcext:value-type="float">
            <text:p>153355</text:p>
          </table:table-cell>
          <table:table-cell office:value-type="float" office:value="138042" calcext:value-type="float">
            <text:p>138042</text:p>
          </table:table-cell>
        </table:table-row>
        <table:table-row table:style-name="ro1">
          <table:table-cell office:value-type="float" office:value="151036" calcext:value-type="float">
            <text:p>151036</text:p>
          </table:table-cell>
          <table:table-cell office:value-type="float" office:value="141538" calcext:value-type="float">
            <text:p>141538</text:p>
          </table:table-cell>
        </table:table-row>
        <table:table-row table:style-name="ro1">
          <table:table-cell office:value-type="float" office:value="148997" calcext:value-type="float">
            <text:p>148997</text:p>
          </table:table-cell>
          <table:table-cell office:value-type="float" office:value="148003" calcext:value-type="float">
            <text:p>148003</text:p>
          </table:table-cell>
        </table:table-row>
        <table:table-row table:style-name="ro1">
          <table:table-cell office:value-type="float" office:value="152963" calcext:value-type="float">
            <text:p>152963</text:p>
          </table:table-cell>
          <table:table-cell office:value-type="float" office:value="147057" calcext:value-type="float">
            <text:p>147057</text:p>
          </table:table-cell>
        </table:table-row>
        <table:table-row table:style-name="ro1">
          <table:table-cell office:value-type="float" office:value="163005" calcext:value-type="float">
            <text:p>163005</text:p>
          </table:table-cell>
          <table:table-cell office:value-type="float" office:value="142231" calcext:value-type="float">
            <text:p>142231</text:p>
          </table:table-cell>
        </table:table-row>
        <table:table-row table:style-name="ro1">
          <table:table-cell office:value-type="float" office:value="153598" calcext:value-type="float">
            <text:p>153598</text:p>
          </table:table-cell>
          <table:table-cell office:value-type="float" office:value="139094" calcext:value-type="float">
            <text:p>139094</text:p>
          </table:table-cell>
        </table:table-row>
        <table:table-row table:style-name="ro1">
          <table:table-cell office:value-type="float" office:value="153535" calcext:value-type="float">
            <text:p>153535</text:p>
          </table:table-cell>
          <table:table-cell office:value-type="float" office:value="139928" calcext:value-type="float">
            <text:p>139928</text:p>
          </table:table-cell>
        </table:table-row>
        <table:table-row table:style-name="ro1">
          <table:table-cell office:value-type="float" office:value="161553" calcext:value-type="float">
            <text:p>161553</text:p>
          </table:table-cell>
          <table:table-cell office:value-type="float" office:value="141295" calcext:value-type="float">
            <text:p>141295</text:p>
          </table:table-cell>
        </table:table-row>
        <table:table-row table:style-name="ro1">
          <table:table-cell office:value-type="float" office:value="158090" calcext:value-type="float">
            <text:p>158090</text:p>
          </table:table-cell>
          <table:table-cell office:value-type="float" office:value="139284" calcext:value-type="float">
            <text:p>139284</text:p>
          </table:table-cell>
        </table:table-row>
        <table:table-row table:style-name="ro1">
          <table:table-cell office:value-type="float" office:value="156363" calcext:value-type="float">
            <text:p>156363</text:p>
          </table:table-cell>
          <table:table-cell office:value-type="float" office:value="138061" calcext:value-type="float">
            <text:p>138061</text:p>
          </table:table-cell>
        </table:table-row>
        <table:table-row table:style-name="ro1">
          <table:table-cell office:value-type="float" office:value="157576" calcext:value-type="float">
            <text:p>157576</text:p>
          </table:table-cell>
          <table:table-cell office:value-type="float" office:value="143664" calcext:value-type="float">
            <text:p>143664</text:p>
          </table:table-cell>
        </table:table-row>
        <table:table-row table:style-name="ro1">
          <table:table-cell office:value-type="float" office:value="154613" calcext:value-type="float">
            <text:p>154613</text:p>
          </table:table-cell>
          <table:table-cell office:value-type="float" office:value="138598" calcext:value-type="float">
            <text:p>138598</text:p>
          </table:table-cell>
        </table:table-row>
        <table:table-row table:style-name="ro1">
          <table:table-cell office:value-type="float" office:value="153250" calcext:value-type="float">
            <text:p>153250</text:p>
          </table:table-cell>
          <table:table-cell office:value-type="float" office:value="138283" calcext:value-type="float">
            <text:p>138283</text:p>
          </table:table-cell>
        </table:table-row>
        <table:table-row table:style-name="ro1">
          <table:table-cell office:value-type="float" office:value="147751" calcext:value-type="float">
            <text:p>147751</text:p>
          </table:table-cell>
          <table:table-cell office:value-type="float" office:value="141772" calcext:value-type="float">
            <text:p>141772</text:p>
          </table:table-cell>
        </table:table-row>
        <table:table-row table:style-name="ro1">
          <table:table-cell office:value-type="float" office:value="143286" calcext:value-type="float">
            <text:p>143286</text:p>
          </table:table-cell>
          <table:table-cell office:value-type="float" office:value="141235" calcext:value-type="float">
            <text:p>141235</text:p>
          </table:table-cell>
        </table:table-row>
        <table:table-row table:style-name="ro1">
          <table:table-cell office:value-type="float" office:value="154793" calcext:value-type="float">
            <text:p>154793</text:p>
          </table:table-cell>
          <table:table-cell office:value-type="float" office:value="150015" calcext:value-type="float">
            <text:p>150015</text:p>
          </table:table-cell>
        </table:table-row>
        <table:table-row table:style-name="ro1">
          <table:table-cell office:value-type="float" office:value="145211" calcext:value-type="float">
            <text:p>145211</text:p>
          </table:table-cell>
          <table:table-cell office:value-type="float" office:value="141021" calcext:value-type="float">
            <text:p>141021</text:p>
          </table:table-cell>
        </table:table-row>
        <table:table-row table:style-name="ro1">
          <table:table-cell office:value-type="float" office:value="147414" calcext:value-type="float">
            <text:p>147414</text:p>
          </table:table-cell>
          <table:table-cell office:value-type="float" office:value="149059" calcext:value-type="float">
            <text:p>149059</text:p>
          </table:table-cell>
        </table:table-row>
        <table:table-row table:style-name="ro1">
          <table:table-cell office:value-type="float" office:value="164164" calcext:value-type="float">
            <text:p>164164</text:p>
          </table:table-cell>
          <table:table-cell office:value-type="float" office:value="144733" calcext:value-type="float">
            <text:p>144733</text:p>
          </table:table-cell>
        </table:table-row>
        <table:table-row table:style-name="ro1">
          <table:table-cell office:value-type="float" office:value="147679" calcext:value-type="float">
            <text:p>147679</text:p>
          </table:table-cell>
          <table:table-cell office:value-type="float" office:value="144959" calcext:value-type="float">
            <text:p>144959</text:p>
          </table:table-cell>
        </table:table-row>
        <table:table-row table:style-name="ro1">
          <table:table-cell office:value-type="float" office:value="141072" calcext:value-type="float">
            <text:p>141072</text:p>
          </table:table-cell>
          <table:table-cell office:value-type="float" office:value="141604" calcext:value-type="float">
            <text:p>141604</text:p>
          </table:table-cell>
        </table:table-row>
        <table:table-row table:style-name="ro1">
          <table:table-cell office:value-type="float" office:value="144131" calcext:value-type="float">
            <text:p>144131</text:p>
          </table:table-cell>
          <table:table-cell office:value-type="float" office:value="142421" calcext:value-type="float">
            <text:p>142421</text:p>
          </table:table-cell>
        </table:table-row>
        <table:table-row table:style-name="ro1">
          <table:table-cell office:value-type="float" office:value="150696" calcext:value-type="float">
            <text:p>150696</text:p>
          </table:table-cell>
          <table:table-cell office:value-type="float" office:value="141693" calcext:value-type="float">
            <text:p>141693</text:p>
          </table:table-cell>
        </table:table-row>
        <table:table-row table:style-name="ro1">
          <table:table-cell office:value-type="float" office:value="153143" calcext:value-type="float">
            <text:p>153143</text:p>
          </table:table-cell>
          <table:table-cell office:value-type="float" office:value="141619" calcext:value-type="float">
            <text:p>141619</text:p>
          </table:table-cell>
        </table:table-row>
        <table:table-row table:style-name="ro1">
          <table:table-cell office:value-type="float" office:value="150349" calcext:value-type="float">
            <text:p>150349</text:p>
          </table:table-cell>
          <table:table-cell office:value-type="float" office:value="143937" calcext:value-type="float">
            <text:p>143937</text:p>
          </table:table-cell>
        </table:table-row>
        <table:table-row table:style-name="ro1">
          <table:table-cell office:value-type="float" office:value="155611" calcext:value-type="float">
            <text:p>155611</text:p>
          </table:table-cell>
          <table:table-cell office:value-type="float" office:value="142156" calcext:value-type="float">
            <text:p>142156</text:p>
          </table:table-cell>
        </table:table-row>
        <table:table-row table:style-name="ro1">
          <table:table-cell office:value-type="float" office:value="141749" calcext:value-type="float">
            <text:p>141749</text:p>
          </table:table-cell>
          <table:table-cell office:value-type="float" office:value="145173" calcext:value-type="float">
            <text:p>145173</text:p>
          </table:table-cell>
        </table:table-row>
        <table:table-row table:style-name="ro1">
          <table:table-cell office:value-type="float" office:value="149238" calcext:value-type="float">
            <text:p>149238</text:p>
          </table:table-cell>
          <table:table-cell office:value-type="float" office:value="145569" calcext:value-type="float">
            <text:p>145569</text:p>
          </table:table-cell>
        </table:table-row>
        <table:table-row table:style-name="ro1">
          <table:table-cell office:value-type="float" office:value="146461" calcext:value-type="float">
            <text:p>146461</text:p>
          </table:table-cell>
          <table:table-cell office:value-type="float" office:value="138466" calcext:value-type="float">
            <text:p>138466</text:p>
          </table:table-cell>
        </table:table-row>
        <table:table-row table:style-name="ro1">
          <table:table-cell office:value-type="float" office:value="147977" calcext:value-type="float">
            <text:p>147977</text:p>
          </table:table-cell>
          <table:table-cell office:value-type="float" office:value="138100" calcext:value-type="float">
            <text:p>138100</text:p>
          </table:table-cell>
        </table:table-row>
        <table:table-row table:style-name="ro1">
          <table:table-cell office:value-type="float" office:value="153492" calcext:value-type="float">
            <text:p>153492</text:p>
          </table:table-cell>
          <table:table-cell office:value-type="float" office:value="138467" calcext:value-type="float">
            <text:p>138467</text:p>
          </table:table-cell>
        </table:table-row>
        <table:table-row table:style-name="ro1">
          <table:table-cell office:value-type="float" office:value="151316" calcext:value-type="float">
            <text:p>151316</text:p>
          </table:table-cell>
          <table:table-cell office:value-type="float" office:value="146154" calcext:value-type="float">
            <text:p>146154</text:p>
          </table:table-cell>
        </table:table-row>
        <table:table-row table:style-name="ro1">
          <table:table-cell office:value-type="float" office:value="145564" calcext:value-type="float">
            <text:p>145564</text:p>
          </table:table-cell>
          <table:table-cell office:value-type="float" office:value="142857" calcext:value-type="float">
            <text:p>142857</text:p>
          </table:table-cell>
        </table:table-row>
        <table:table-row table:style-name="ro1">
          <table:table-cell office:value-type="float" office:value="144944" calcext:value-type="float">
            <text:p>144944</text:p>
          </table:table-cell>
          <table:table-cell office:value-type="float" office:value="141029" calcext:value-type="float">
            <text:p>141029</text:p>
          </table:table-cell>
        </table:table-row>
        <table:table-row table:style-name="ro1">
          <table:table-cell office:value-type="float" office:value="156787" calcext:value-type="float">
            <text:p>156787</text:p>
          </table:table-cell>
          <table:table-cell office:value-type="float" office:value="140705" calcext:value-type="float">
            <text:p>140705</text:p>
          </table:table-cell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float" office:value="144535" calcext:value-type="float">
            <text:p>144535</text:p>
          </table:table-cell>
        </table:table-row>
        <table:table-row table:style-name="ro1">
          <table:table-cell office:value-type="float" office:value="147333" calcext:value-type="float">
            <text:p>147333</text:p>
          </table:table-cell>
          <table:table-cell office:value-type="float" office:value="144258" calcext:value-type="float">
            <text:p>144258</text:p>
          </table:table-cell>
        </table:table-row>
        <table:table-row table:style-name="ro1">
          <table:table-cell office:value-type="float" office:value="151496" calcext:value-type="float">
            <text:p>151496</text:p>
          </table:table-cell>
          <table:table-cell office:value-type="float" office:value="139145" calcext:value-type="float">
            <text:p>139145</text:p>
          </table:table-cell>
        </table:table-row>
        <table:table-row table:style-name="ro1">
          <table:table-cell office:value-type="float" office:value="155512" calcext:value-type="float">
            <text:p>155512</text:p>
          </table:table-cell>
          <table:table-cell office:value-type="float" office:value="139589" calcext:value-type="float">
            <text:p>139589</text:p>
          </table:table-cell>
        </table:table-row>
        <table:table-row table:style-name="ro1">
          <table:table-cell office:value-type="float" office:value="148998" calcext:value-type="float">
            <text:p>148998</text:p>
          </table:table-cell>
          <table:table-cell office:value-type="float" office:value="144894" calcext:value-type="float">
            <text:p>144894</text:p>
          </table:table-cell>
        </table:table-row>
        <table:table-row table:style-name="ro1">
          <table:table-cell office:value-type="float" office:value="142870" calcext:value-type="float">
            <text:p>142870</text:p>
          </table:table-cell>
          <table:table-cell office:value-type="float" office:value="139405" calcext:value-type="float">
            <text:p>139405</text:p>
          </table:table-cell>
        </table:table-row>
        <table:table-row table:style-name="ro1">
          <table:table-cell office:value-type="float" office:value="162389" calcext:value-type="float">
            <text:p>162389</text:p>
          </table:table-cell>
          <table:table-cell office:value-type="float" office:value="137702" calcext:value-type="float">
            <text:p>137702</text:p>
          </table:table-cell>
        </table:table-row>
        <table:table-row table:style-name="ro1">
          <table:table-cell office:value-type="float" office:value="155166" calcext:value-type="float">
            <text:p>155166</text:p>
          </table:table-cell>
          <table:table-cell office:value-type="float" office:value="144718" calcext:value-type="float">
            <text:p>144718</text:p>
          </table:table-cell>
        </table:table-row>
        <table:table-row table:style-name="ro1">
          <table:table-cell office:value-type="float" office:value="152804" calcext:value-type="float">
            <text:p>152804</text:p>
          </table:table-cell>
          <table:table-cell office:value-type="float" office:value="144519" calcext:value-type="float">
            <text:p>144519</text:p>
          </table:table-cell>
        </table:table-row>
        <table:table-row table:style-name="ro1">
          <table:table-cell office:value-type="float" office:value="145626" calcext:value-type="float">
            <text:p>145626</text:p>
          </table:table-cell>
          <table:table-cell office:value-type="float" office:value="138058" calcext:value-type="float">
            <text:p>138058</text:p>
          </table:table-cell>
        </table:table-row>
        <table:table-row table:style-name="ro1">
          <table:table-cell office:value-type="float" office:value="153589" calcext:value-type="float">
            <text:p>153589</text:p>
          </table:table-cell>
          <table:table-cell office:value-type="float" office:value="138459" calcext:value-type="float">
            <text:p>138459</text:p>
          </table:table-cell>
        </table:table-row>
        <table:table-row table:style-name="ro1">
          <table:table-cell office:value-type="float" office:value="145166" calcext:value-type="float">
            <text:p>145166</text:p>
          </table:table-cell>
          <table:table-cell office:value-type="float" office:value="145695" calcext:value-type="float">
            <text:p>145695</text:p>
          </table:table-cell>
        </table:table-row>
        <table:table-row table:style-name="ro1">
          <table:table-cell office:value-type="float" office:value="145397" calcext:value-type="float">
            <text:p>145397</text:p>
          </table:table-cell>
          <table:table-cell office:value-type="float" office:value="146140" calcext:value-type="float">
            <text:p>146140</text:p>
          </table:table-cell>
        </table:table-row>
        <table:table-row table:style-name="ro1">
          <table:table-cell office:value-type="float" office:value="149524" calcext:value-type="float">
            <text:p>149524</text:p>
          </table:table-cell>
          <table:table-cell office:value-type="float" office:value="141718" calcext:value-type="float">
            <text:p>141718</text:p>
          </table:table-cell>
        </table:table-row>
        <table:table-row table:style-name="ro1">
          <table:table-cell office:value-type="float" office:value="147848" calcext:value-type="float">
            <text:p>147848</text:p>
          </table:table-cell>
          <table:table-cell office:value-type="float" office:value="140527" calcext:value-type="float">
            <text:p>140527</text:p>
          </table:table-cell>
        </table:table-row>
        <table:table-row table:style-name="ro1">
          <table:table-cell office:value-type="float" office:value="144660" calcext:value-type="float">
            <text:p>144660</text:p>
          </table:table-cell>
          <table:table-cell office:value-type="float" office:value="139591" calcext:value-type="float">
            <text:p>139591</text:p>
          </table:table-cell>
        </table:table-row>
        <table:table-row table:style-name="ro1">
          <table:table-cell office:value-type="float" office:value="150857" calcext:value-type="float">
            <text:p>150857</text:p>
          </table:table-cell>
          <table:table-cell office:value-type="float" office:value="140070" calcext:value-type="float">
            <text:p>140070</text:p>
          </table:table-cell>
        </table:table-row>
        <table:table-row table:style-name="ro1">
          <table:table-cell office:value-type="float" office:value="156673" calcext:value-type="float">
            <text:p>156673</text:p>
          </table:table-cell>
          <table:table-cell office:value-type="float" office:value="141706" calcext:value-type="float">
            <text:p>141706</text:p>
          </table:table-cell>
        </table:table-row>
        <table:table-row table:style-name="ro1">
          <table:table-cell office:value-type="float" office:value="159594" calcext:value-type="float">
            <text:p>159594</text:p>
          </table:table-cell>
          <table:table-cell office:value-type="float" office:value="140244" calcext:value-type="float">
            <text:p>140244</text:p>
          </table:table-cell>
        </table:table-row>
        <table:table-row table:style-name="ro1">
          <table:table-cell office:value-type="float" office:value="144111" calcext:value-type="float">
            <text:p>144111</text:p>
          </table:table-cell>
          <table:table-cell office:value-type="float" office:value="141794" calcext:value-type="float">
            <text:p>141794</text:p>
          </table:table-cell>
        </table:table-row>
        <table:table-row table:style-name="ro1">
          <table:table-cell office:value-type="float" office:value="142334" calcext:value-type="float">
            <text:p>142334</text:p>
          </table:table-cell>
          <table:table-cell office:value-type="float" office:value="138268" calcext:value-type="float">
            <text:p>138268</text:p>
          </table:table-cell>
        </table:table-row>
        <table:table-row table:style-name="ro1">
          <table:table-cell office:value-type="float" office:value="155929" calcext:value-type="float">
            <text:p>155929</text:p>
          </table:table-cell>
          <table:table-cell office:value-type="float" office:value="139551" calcext:value-type="float">
            <text:p>139551</text:p>
          </table:table-cell>
        </table:table-row>
        <table:table-row table:style-name="ro1">
          <table:table-cell office:value-type="float" office:value="140047" calcext:value-type="float">
            <text:p>140047</text:p>
          </table:table-cell>
          <table:table-cell office:value-type="float" office:value="138208" calcext:value-type="float">
            <text:p>138208</text:p>
          </table:table-cell>
        </table:table-row>
        <table:table-row table:style-name="ro1">
          <table:table-cell office:value-type="float" office:value="138383" calcext:value-type="float">
            <text:p>138383</text:p>
          </table:table-cell>
          <table:table-cell office:value-type="float" office:value="141547" calcext:value-type="float">
            <text:p>141547</text:p>
          </table:table-cell>
        </table:table-row>
        <table:table-row table:style-name="ro1">
          <table:table-cell office:value-type="float" office:value="146774" calcext:value-type="float">
            <text:p>146774</text:p>
          </table:table-cell>
          <table:table-cell office:value-type="float" office:value="141405" calcext:value-type="float">
            <text:p>141405</text:p>
          </table:table-cell>
        </table:table-row>
        <table:table-row table:style-name="ro1">
          <table:table-cell office:value-type="float" office:value="141561" calcext:value-type="float">
            <text:p>141561</text:p>
          </table:table-cell>
          <table:table-cell office:value-type="float" office:value="138566" calcext:value-type="float">
            <text:p>138566</text:p>
          </table:table-cell>
        </table:table-row>
        <table:table-row table:style-name="ro1">
          <table:table-cell office:value-type="float" office:value="157532" calcext:value-type="float">
            <text:p>157532</text:p>
          </table:table-cell>
          <table:table-cell office:value-type="float" office:value="141514" calcext:value-type="float">
            <text:p>141514</text:p>
          </table:table-cell>
        </table:table-row>
        <table:table-row table:style-name="ro1">
          <table:table-cell office:value-type="float" office:value="143335" calcext:value-type="float">
            <text:p>143335</text:p>
          </table:table-cell>
          <table:table-cell office:value-type="float" office:value="140598" calcext:value-type="float">
            <text:p>140598</text:p>
          </table:table-cell>
        </table:table-row>
        <table:table-row table:style-name="ro1">
          <table:table-cell office:value-type="float" office:value="146152" calcext:value-type="float">
            <text:p>146152</text:p>
          </table:table-cell>
          <table:table-cell office:value-type="float" office:value="137761" calcext:value-type="float">
            <text:p>137761</text:p>
          </table:table-cell>
        </table:table-row>
        <table:table-row table:style-name="ro1">
          <table:table-cell office:value-type="float" office:value="138312" calcext:value-type="float">
            <text:p>138312</text:p>
          </table:table-cell>
          <table:table-cell office:value-type="float" office:value="141023" calcext:value-type="float">
            <text:p>141023</text:p>
          </table:table-cell>
        </table:table-row>
        <table:table-row table:style-name="ro1">
          <table:table-cell office:value-type="float" office:value="145332" calcext:value-type="float">
            <text:p>145332</text:p>
          </table:table-cell>
          <table:table-cell office:value-type="float" office:value="140279" calcext:value-type="float">
            <text:p>140279</text:p>
          </table:table-cell>
        </table:table-row>
        <table:table-row table:style-name="ro1">
          <table:table-cell office:value-type="float" office:value="149370" calcext:value-type="float">
            <text:p>149370</text:p>
          </table:table-cell>
          <table:table-cell office:value-type="float" office:value="138193" calcext:value-type="float">
            <text:p>138193</text:p>
          </table:table-cell>
        </table:table-row>
        <table:table-row table:style-name="ro1">
          <table:table-cell office:value-type="float" office:value="141339" calcext:value-type="float">
            <text:p>141339</text:p>
          </table:table-cell>
          <table:table-cell office:value-type="float" office:value="137644" calcext:value-type="float">
            <text:p>137644</text:p>
          </table:table-cell>
        </table:table-row>
        <table:table-row table:style-name="ro1">
          <table:table-cell office:value-type="float" office:value="143328" calcext:value-type="float">
            <text:p>143328</text:p>
          </table:table-cell>
          <table:table-cell office:value-type="float" office:value="139152" calcext:value-type="float">
            <text:p>139152</text:p>
          </table:table-cell>
        </table:table-row>
        <table:table-row table:style-name="ro1">
          <table:table-cell office:value-type="float" office:value="141837" calcext:value-type="float">
            <text:p>141837</text:p>
          </table:table-cell>
          <table:table-cell office:value-type="float" office:value="138802" calcext:value-type="float">
            <text:p>138802</text:p>
          </table:table-cell>
        </table:table-row>
        <table:table-row table:style-name="ro1">
          <table:table-cell office:value-type="float" office:value="147378" calcext:value-type="float">
            <text:p>147378</text:p>
          </table:table-cell>
          <table:table-cell office:value-type="float" office:value="140675" calcext:value-type="float">
            <text:p>140675</text:p>
          </table:table-cell>
        </table:table-row>
        <table:table-row table:style-name="ro1">
          <table:table-cell office:value-type="float" office:value="139920" calcext:value-type="float">
            <text:p>139920</text:p>
          </table:table-cell>
          <table:table-cell office:value-type="float" office:value="143998" calcext:value-type="float">
            <text:p>143998</text:p>
          </table:table-cell>
        </table:table-row>
        <table:table-row table:style-name="ro1">
          <table:table-cell office:value-type="float" office:value="142606" calcext:value-type="float">
            <text:p>142606</text:p>
          </table:table-cell>
          <table:table-cell office:value-type="float" office:value="140848" calcext:value-type="float">
            <text:p>140848</text:p>
          </table:table-cell>
        </table:table-row>
        <table:table-row table:style-name="ro1">
          <table:table-cell office:value-type="float" office:value="140600" calcext:value-type="float">
            <text:p>140600</text:p>
          </table:table-cell>
          <table:table-cell office:value-type="float" office:value="140368" calcext:value-type="float">
            <text:p>140368</text:p>
          </table:table-cell>
        </table:table-row>
        <table:table-row table:style-name="ro1">
          <table:table-cell office:value-type="float" office:value="153054" calcext:value-type="float">
            <text:p>153054</text:p>
          </table:table-cell>
          <table:table-cell office:value-type="float" office:value="137583" calcext:value-type="float">
            <text:p>137583</text:p>
          </table:table-cell>
        </table:table-row>
        <table:table-row table:style-name="ro1">
          <table:table-cell office:value-type="float" office:value="152839" calcext:value-type="float">
            <text:p>152839</text:p>
          </table:table-cell>
          <table:table-cell office:value-type="float" office:value="139954" calcext:value-type="float">
            <text:p>139954</text:p>
          </table:table-cell>
        </table:table-row>
        <table:table-row table:style-name="ro1">
          <table:table-cell office:value-type="float" office:value="152837" calcext:value-type="float">
            <text:p>152837</text:p>
          </table:table-cell>
          <table:table-cell office:value-type="float" office:value="138019" calcext:value-type="float">
            <text:p>138019</text:p>
          </table:table-cell>
        </table:table-row>
        <table:table-row table:style-name="ro1">
          <table:table-cell office:value-type="float" office:value="142040" calcext:value-type="float">
            <text:p>142040</text:p>
          </table:table-cell>
          <table:table-cell office:value-type="float" office:value="141642" calcext:value-type="float">
            <text:p>141642</text:p>
          </table:table-cell>
        </table:table-row>
        <table:table-row table:style-name="ro1">
          <table:table-cell office:value-type="float" office:value="144376" calcext:value-type="float">
            <text:p>144376</text:p>
          </table:table-cell>
          <table:table-cell office:value-type="float" office:value="140332" calcext:value-type="float">
            <text:p>140332</text:p>
          </table:table-cell>
        </table:table-row>
        <table:table-row table:style-name="ro1">
          <table:table-cell office:value-type="float" office:value="147182" calcext:value-type="float">
            <text:p>147182</text:p>
          </table:table-cell>
          <table:table-cell office:value-type="float" office:value="137564" calcext:value-type="float">
            <text:p>137564</text:p>
          </table:table-cell>
        </table:table-row>
        <table:table-row table:style-name="ro1">
          <table:table-cell office:value-type="float" office:value="150451" calcext:value-type="float">
            <text:p>150451</text:p>
          </table:table-cell>
          <table:table-cell office:value-type="float" office:value="137637" calcext:value-type="float">
            <text:p>137637</text:p>
          </table:table-cell>
        </table:table-row>
        <table:table-row table:style-name="ro1">
          <table:table-cell office:value-type="float" office:value="144413" calcext:value-type="float">
            <text:p>144413</text:p>
          </table:table-cell>
          <table:table-cell office:value-type="float" office:value="141124" calcext:value-type="float">
            <text:p>141124</text:p>
          </table:table-cell>
        </table:table-row>
        <table:table-row table:style-name="ro1">
          <table:table-cell office:value-type="float" office:value="157842" calcext:value-type="float">
            <text:p>157842</text:p>
          </table:table-cell>
          <table:table-cell office:value-type="float" office:value="139675" calcext:value-type="float">
            <text:p>139675</text:p>
          </table:table-cell>
        </table:table-row>
        <table:table-row table:style-name="ro1">
          <table:table-cell office:value-type="float" office:value="149673" calcext:value-type="float">
            <text:p>149673</text:p>
          </table:table-cell>
          <table:table-cell office:value-type="float" office:value="137600" calcext:value-type="float">
            <text:p>137600</text:p>
          </table:table-cell>
        </table:table-row>
        <table:table-row table:style-name="ro1">
          <table:table-cell office:value-type="float" office:value="149918" calcext:value-type="float">
            <text:p>149918</text:p>
          </table:table-cell>
          <table:table-cell office:value-type="float" office:value="144146" calcext:value-type="float">
            <text:p>144146</text:p>
          </table:table-cell>
        </table:table-row>
        <table:table-row table:style-name="ro1">
          <table:table-cell office:value-type="float" office:value="143225" calcext:value-type="float">
            <text:p>143225</text:p>
          </table:table-cell>
          <table:table-cell office:value-type="float" office:value="139140" calcext:value-type="float">
            <text:p>139140</text:p>
          </table:table-cell>
        </table:table-row>
        <table:table-row table:style-name="ro1">
          <table:table-cell office:value-type="float" office:value="150311" calcext:value-type="float">
            <text:p>150311</text:p>
          </table:table-cell>
          <table:table-cell office:value-type="float" office:value="147630" calcext:value-type="float">
            <text:p>147630</text:p>
          </table:table-cell>
        </table:table-row>
        <table:table-row table:style-name="ro1">
          <table:table-cell office:value-type="float" office:value="161373" calcext:value-type="float">
            <text:p>161373</text:p>
          </table:table-cell>
          <table:table-cell office:value-type="float" office:value="138353" calcext:value-type="float">
            <text:p>138353</text:p>
          </table:table-cell>
        </table:table-row>
        <table:table-row table:style-name="ro1">
          <table:table-cell office:value-type="float" office:value="148563" calcext:value-type="float">
            <text:p>148563</text:p>
          </table:table-cell>
          <table:table-cell office:value-type="float" office:value="139672" calcext:value-type="float">
            <text:p>139672</text:p>
          </table:table-cell>
        </table:table-row>
        <table:table-row table:style-name="ro1">
          <table:table-cell office:value-type="float" office:value="146709" calcext:value-type="float">
            <text:p>146709</text:p>
          </table:table-cell>
          <table:table-cell office:value-type="float" office:value="139910" calcext:value-type="float">
            <text:p>139910</text:p>
          </table:table-cell>
        </table:table-row>
        <table:table-row table:style-name="ro1">
          <table:table-cell office:value-type="float" office:value="158614" calcext:value-type="float">
            <text:p>158614</text:p>
          </table:table-cell>
          <table:table-cell office:value-type="float" office:value="142998" calcext:value-type="float">
            <text:p>142998</text:p>
          </table:table-cell>
        </table:table-row>
        <table:table-row table:style-name="ro1">
          <table:table-cell office:value-type="float" office:value="145408" calcext:value-type="float">
            <text:p>145408</text:p>
          </table:table-cell>
          <table:table-cell office:value-type="float" office:value="140012" calcext:value-type="float">
            <text:p>140012</text:p>
          </table:table-cell>
        </table:table-row>
        <table:table-row table:style-name="ro1">
          <table:table-cell office:value-type="float" office:value="140326" calcext:value-type="float">
            <text:p>140326</text:p>
          </table:table-cell>
          <table:table-cell office:value-type="float" office:value="139701" calcext:value-type="float">
            <text:p>139701</text:p>
          </table:table-cell>
        </table:table-row>
        <table:table-row table:style-name="ro1">
          <table:table-cell office:value-type="float" office:value="161078" calcext:value-type="float">
            <text:p>161078</text:p>
          </table:table-cell>
          <table:table-cell office:value-type="float" office:value="138611" calcext:value-type="float">
            <text:p>138611</text:p>
          </table:table-cell>
        </table:table-row>
        <table:table-row table:style-name="ro1">
          <table:table-cell office:value-type="float" office:value="153294" calcext:value-type="float">
            <text:p>153294</text:p>
          </table:table-cell>
          <table:table-cell office:value-type="float" office:value="139312" calcext:value-type="float">
            <text:p>139312</text:p>
          </table:table-cell>
        </table:table-row>
        <table:table-row table:style-name="ro1">
          <table:table-cell office:value-type="float" office:value="145556" calcext:value-type="float">
            <text:p>145556</text:p>
          </table:table-cell>
          <table:table-cell office:value-type="float" office:value="138879" calcext:value-type="float">
            <text:p>138879</text:p>
          </table:table-cell>
        </table:table-row>
        <table:table-row table:style-name="ro1">
          <table:table-cell office:value-type="float" office:value="143758" calcext:value-type="float">
            <text:p>143758</text:p>
          </table:table-cell>
          <table:table-cell office:value-type="float" office:value="136829" calcext:value-type="float">
            <text:p>136829</text:p>
          </table:table-cell>
        </table:table-row>
        <table:table-row table:style-name="ro1">
          <table:table-cell office:value-type="float" office:value="142592" calcext:value-type="float">
            <text:p>142592</text:p>
          </table:table-cell>
          <table:table-cell office:value-type="float" office:value="135905" calcext:value-type="float">
            <text:p>135905</text:p>
          </table:table-cell>
        </table:table-row>
        <table:table-row table:style-name="ro1">
          <table:table-cell office:value-type="float" office:value="153143" calcext:value-type="float">
            <text:p>153143</text:p>
          </table:table-cell>
          <table:table-cell office:value-type="float" office:value="138324" calcext:value-type="float">
            <text:p>138324</text:p>
          </table:table-cell>
        </table:table-row>
        <table:table-row table:style-name="ro1">
          <table:table-cell office:value-type="float" office:value="149985" calcext:value-type="float">
            <text:p>149985</text:p>
          </table:table-cell>
          <table:table-cell office:value-type="float" office:value="137051" calcext:value-type="float">
            <text:p>137051</text:p>
          </table:table-cell>
        </table:table-row>
        <table:table-row table:style-name="ro1">
          <table:table-cell office:value-type="float" office:value="151423" calcext:value-type="float">
            <text:p>151423</text:p>
          </table:table-cell>
          <table:table-cell office:value-type="float" office:value="139339" calcext:value-type="float">
            <text:p>139339</text:p>
          </table:table-cell>
        </table:table-row>
        <table:table-row table:style-name="ro1">
          <table:table-cell office:value-type="float" office:value="160571" calcext:value-type="float">
            <text:p>160571</text:p>
          </table:table-cell>
          <table:table-cell office:value-type="float" office:value="141109" calcext:value-type="float">
            <text:p>141109</text:p>
          </table:table-cell>
        </table:table-row>
        <table:table-row table:style-name="ro1">
          <table:table-cell office:value-type="float" office:value="154107" calcext:value-type="float">
            <text:p>154107</text:p>
          </table:table-cell>
          <table:table-cell office:value-type="float" office:value="137844" calcext:value-type="float">
            <text:p>137844</text:p>
          </table:table-cell>
        </table:table-row>
        <table:table-row table:style-name="ro1">
          <table:table-cell office:value-type="float" office:value="142712" calcext:value-type="float">
            <text:p>142712</text:p>
          </table:table-cell>
          <table:table-cell office:value-type="float" office:value="140036" calcext:value-type="float">
            <text:p>140036</text:p>
          </table:table-cell>
        </table:table-row>
        <table:table-row table:style-name="ro1">
          <table:table-cell office:value-type="float" office:value="140850" calcext:value-type="float">
            <text:p>140850</text:p>
          </table:table-cell>
          <table:table-cell office:value-type="float" office:value="142547" calcext:value-type="float">
            <text:p>142547</text:p>
          </table:table-cell>
        </table:table-row>
        <table:table-row table:style-name="ro1">
          <table:table-cell office:value-type="float" office:value="141678" calcext:value-type="float">
            <text:p>141678</text:p>
          </table:table-cell>
          <table:table-cell office:value-type="float" office:value="144092" calcext:value-type="float">
            <text:p>144092</text:p>
          </table:table-cell>
        </table:table-row>
        <table:table-row table:style-name="ro1">
          <table:table-cell office:value-type="float" office:value="141851" calcext:value-type="float">
            <text:p>141851</text:p>
          </table:table-cell>
          <table:table-cell office:value-type="float" office:value="141476" calcext:value-type="float">
            <text:p>141476</text:p>
          </table:table-cell>
        </table:table-row>
        <table:table-row table:style-name="ro1">
          <table:table-cell office:value-type="float" office:value="146185" calcext:value-type="float">
            <text:p>146185</text:p>
          </table:table-cell>
          <table:table-cell office:value-type="float" office:value="141616" calcext:value-type="float">
            <text:p>141616</text:p>
          </table:table-cell>
        </table:table-row>
        <table:table-row table:style-name="ro1">
          <table:table-cell office:value-type="float" office:value="147391" calcext:value-type="float">
            <text:p>147391</text:p>
          </table:table-cell>
          <table:table-cell office:value-type="float" office:value="141267" calcext:value-type="float">
            <text:p>141267</text:p>
          </table:table-cell>
        </table:table-row>
        <table:table-row table:style-name="ro1">
          <table:table-cell office:value-type="float" office:value="147807" calcext:value-type="float">
            <text:p>147807</text:p>
          </table:table-cell>
          <table:table-cell office:value-type="float" office:value="143034" calcext:value-type="float">
            <text:p>143034</text:p>
          </table:table-cell>
        </table:table-row>
        <table:table-row table:style-name="ro1">
          <table:table-cell office:value-type="float" office:value="146178" calcext:value-type="float">
            <text:p>146178</text:p>
          </table:table-cell>
          <table:table-cell office:value-type="float" office:value="142627" calcext:value-type="float">
            <text:p>142627</text:p>
          </table:table-cell>
        </table:table-row>
        <table:table-row table:style-name="ro1">
          <table:table-cell office:value-type="float" office:value="138454" calcext:value-type="float">
            <text:p>138454</text:p>
          </table:table-cell>
          <table:table-cell office:value-type="float" office:value="141328" calcext:value-type="float">
            <text:p>141328</text:p>
          </table:table-cell>
        </table:table-row>
        <table:table-row table:style-name="ro1">
          <table:table-cell office:value-type="float" office:value="145539" calcext:value-type="float">
            <text:p>145539</text:p>
          </table:table-cell>
          <table:table-cell office:value-type="float" office:value="139317" calcext:value-type="float">
            <text:p>139317</text:p>
          </table:table-cell>
        </table:table-row>
        <table:table-row table:style-name="ro1">
          <table:table-cell office:value-type="float" office:value="142742" calcext:value-type="float">
            <text:p>142742</text:p>
          </table:table-cell>
          <table:table-cell office:value-type="float" office:value="138979" calcext:value-type="float">
            <text:p>138979</text:p>
          </table:table-cell>
        </table:table-row>
        <table:table-row table:style-name="ro1">
          <table:table-cell office:value-type="float" office:value="144450" calcext:value-type="float">
            <text:p>144450</text:p>
          </table:table-cell>
          <table:table-cell office:value-type="float" office:value="141256" calcext:value-type="float">
            <text:p>141256</text:p>
          </table:table-cell>
        </table:table-row>
        <table:table-row table:style-name="ro1">
          <table:table-cell office:value-type="float" office:value="145119" calcext:value-type="float">
            <text:p>145119</text:p>
          </table:table-cell>
          <table:table-cell office:value-type="float" office:value="138712" calcext:value-type="float">
            <text:p>138712</text:p>
          </table:table-cell>
        </table:table-row>
        <table:table-row table:style-name="ro1">
          <table:table-cell office:value-type="float" office:value="152392" calcext:value-type="float">
            <text:p>152392</text:p>
          </table:table-cell>
          <table:table-cell office:value-type="float" office:value="139505" calcext:value-type="float">
            <text:p>139505</text:p>
          </table:table-cell>
        </table:table-row>
        <table:table-row table:style-name="ro1">
          <table:table-cell office:value-type="float" office:value="152738" calcext:value-type="float">
            <text:p>152738</text:p>
          </table:table-cell>
          <table:table-cell office:value-type="float" office:value="141894" calcext:value-type="float">
            <text:p>141894</text:p>
          </table:table-cell>
        </table:table-row>
        <table:table-row table:style-name="ro1">
          <table:table-cell office:value-type="float" office:value="165562" calcext:value-type="float">
            <text:p>165562</text:p>
          </table:table-cell>
          <table:table-cell office:value-type="float" office:value="147154" calcext:value-type="float">
            <text:p>147154</text:p>
          </table:table-cell>
        </table:table-row>
        <table:table-row table:style-name="ro1">
          <table:table-cell office:value-type="float" office:value="144298" calcext:value-type="float">
            <text:p>144298</text:p>
          </table:table-cell>
          <table:table-cell office:value-type="float" office:value="142261" calcext:value-type="float">
            <text:p>142261</text:p>
          </table:table-cell>
        </table:table-row>
        <table:table-row table:style-name="ro1">
          <table:table-cell office:value-type="float" office:value="150696" calcext:value-type="float">
            <text:p>150696</text:p>
          </table:table-cell>
          <table:table-cell office:value-type="float" office:value="148512" calcext:value-type="float">
            <text:p>148512</text:p>
          </table:table-cell>
        </table:table-row>
        <table:table-row table:style-name="ro1">
          <table:table-cell office:value-type="float" office:value="146509" calcext:value-type="float">
            <text:p>146509</text:p>
          </table:table-cell>
          <table:table-cell office:value-type="float" office:value="143347" calcext:value-type="float">
            <text:p>143347</text:p>
          </table:table-cell>
        </table:table-row>
        <table:table-row table:style-name="ro1">
          <table:table-cell office:value-type="float" office:value="161957" calcext:value-type="float">
            <text:p>161957</text:p>
          </table:table-cell>
          <table:table-cell office:value-type="float" office:value="139483" calcext:value-type="float">
            <text:p>139483</text:p>
          </table:table-cell>
        </table:table-row>
        <table:table-row table:style-name="ro1">
          <table:table-cell office:value-type="float" office:value="142361" calcext:value-type="float">
            <text:p>142361</text:p>
          </table:table-cell>
          <table:table-cell office:value-type="float" office:value="138664" calcext:value-type="float">
            <text:p>138664</text:p>
          </table:table-cell>
        </table:table-row>
        <table:table-row table:style-name="ro1">
          <table:table-cell office:value-type="float" office:value="151222" calcext:value-type="float">
            <text:p>151222</text:p>
          </table:table-cell>
          <table:table-cell office:value-type="float" office:value="140410" calcext:value-type="float">
            <text:p>140410</text:p>
          </table:table-cell>
        </table:table-row>
        <table:table-row table:style-name="ro1">
          <table:table-cell office:value-type="float" office:value="146352" calcext:value-type="float">
            <text:p>146352</text:p>
          </table:table-cell>
          <table:table-cell office:value-type="float" office:value="139626" calcext:value-type="float">
            <text:p>139626</text:p>
          </table:table-cell>
        </table:table-row>
        <table:table-row table:style-name="ro1">
          <table:table-cell office:value-type="float" office:value="145306" calcext:value-type="float">
            <text:p>145306</text:p>
          </table:table-cell>
          <table:table-cell office:value-type="float" office:value="138785" calcext:value-type="float">
            <text:p>138785</text:p>
          </table:table-cell>
        </table:table-row>
        <table:table-row table:style-name="ro1">
          <table:table-cell office:value-type="float" office:value="142294" calcext:value-type="float">
            <text:p>142294</text:p>
          </table:table-cell>
          <table:table-cell office:value-type="float" office:value="139744" calcext:value-type="float">
            <text:p>139744</text:p>
          </table:table-cell>
        </table:table-row>
        <table:table-row table:style-name="ro1">
          <table:table-cell office:value-type="float" office:value="142143" calcext:value-type="float">
            <text:p>142143</text:p>
          </table:table-cell>
          <table:table-cell office:value-type="float" office:value="137875" calcext:value-type="float">
            <text:p>137875</text:p>
          </table:table-cell>
        </table:table-row>
        <table:table-row table:style-name="ro1">
          <table:table-cell office:value-type="float" office:value="147887" calcext:value-type="float">
            <text:p>147887</text:p>
          </table:table-cell>
          <table:table-cell office:value-type="float" office:value="138899" calcext:value-type="float">
            <text:p>138899</text:p>
          </table:table-cell>
        </table:table-row>
        <table:table-row table:style-name="ro1">
          <table:table-cell office:value-type="float" office:value="144463" calcext:value-type="float">
            <text:p>144463</text:p>
          </table:table-cell>
          <table:table-cell office:value-type="float" office:value="142204" calcext:value-type="float">
            <text:p>142204</text:p>
          </table:table-cell>
        </table:table-row>
        <table:table-row table:style-name="ro1">
          <table:table-cell office:value-type="float" office:value="142739" calcext:value-type="float">
            <text:p>142739</text:p>
          </table:table-cell>
          <table:table-cell office:value-type="float" office:value="141042" calcext:value-type="float">
            <text:p>141042</text:p>
          </table:table-cell>
        </table:table-row>
        <table:table-row table:style-name="ro1">
          <table:table-cell office:value-type="float" office:value="146078" calcext:value-type="float">
            <text:p>146078</text:p>
          </table:table-cell>
          <table:table-cell office:value-type="float" office:value="140961" calcext:value-type="float">
            <text:p>140961</text:p>
          </table:table-cell>
        </table:table-row>
        <table:table-row table:style-name="ro1">
          <table:table-cell office:value-type="float" office:value="157610" calcext:value-type="float">
            <text:p>157610</text:p>
          </table:table-cell>
          <table:table-cell office:value-type="float" office:value="141746" calcext:value-type="float">
            <text:p>141746</text:p>
          </table:table-cell>
        </table:table-row>
        <table:table-row table:style-name="ro1">
          <table:table-cell office:value-type="float" office:value="147489" calcext:value-type="float">
            <text:p>147489</text:p>
          </table:table-cell>
          <table:table-cell office:value-type="float" office:value="143726" calcext:value-type="float">
            <text:p>143726</text:p>
          </table:table-cell>
        </table:table-row>
        <table:table-row table:style-name="ro1">
          <table:table-cell office:value-type="float" office:value="146981" calcext:value-type="float">
            <text:p>146981</text:p>
          </table:table-cell>
          <table:table-cell office:value-type="float" office:value="141076" calcext:value-type="float">
            <text:p>141076</text:p>
          </table:table-cell>
        </table:table-row>
        <table:table-row table:style-name="ro1">
          <table:table-cell office:value-type="float" office:value="144223" calcext:value-type="float">
            <text:p>144223</text:p>
          </table:table-cell>
          <table:table-cell office:value-type="float" office:value="140277" calcext:value-type="float">
            <text:p>140277</text:p>
          </table:table-cell>
        </table:table-row>
        <table:table-row table:style-name="ro1">
          <table:table-cell office:value-type="float" office:value="148546" calcext:value-type="float">
            <text:p>148546</text:p>
          </table:table-cell>
          <table:table-cell office:value-type="float" office:value="137295" calcext:value-type="float">
            <text:p>137295</text:p>
          </table:table-cell>
        </table:table-row>
        <table:table-row table:style-name="ro1">
          <table:table-cell office:value-type="float" office:value="157777" calcext:value-type="float">
            <text:p>157777</text:p>
          </table:table-cell>
          <table:table-cell office:value-type="float" office:value="136441" calcext:value-type="float">
            <text:p>136441</text:p>
          </table:table-cell>
        </table:table-row>
        <table:table-row table:style-name="ro1">
          <table:table-cell office:value-type="float" office:value="152183" calcext:value-type="float">
            <text:p>152183</text:p>
          </table:table-cell>
          <table:table-cell office:value-type="float" office:value="137823" calcext:value-type="float">
            <text:p>137823</text:p>
          </table:table-cell>
        </table:table-row>
        <table:table-row table:style-name="ro1">
          <table:table-cell office:value-type="float" office:value="146211" calcext:value-type="float">
            <text:p>146211</text:p>
          </table:table-cell>
          <table:table-cell office:value-type="float" office:value="142750" calcext:value-type="float">
            <text:p>142750</text:p>
          </table:table-cell>
        </table:table-row>
        <table:table-row table:style-name="ro1">
          <table:table-cell office:value-type="float" office:value="149359" calcext:value-type="float">
            <text:p>149359</text:p>
          </table:table-cell>
          <table:table-cell office:value-type="float" office:value="140205" calcext:value-type="float">
            <text:p>140205</text:p>
          </table:table-cell>
        </table:table-row>
        <table:table-row table:style-name="ro1">
          <table:table-cell office:value-type="float" office:value="147433" calcext:value-type="float">
            <text:p>147433</text:p>
          </table:table-cell>
          <table:table-cell office:value-type="float" office:value="137707" calcext:value-type="float">
            <text:p>137707</text:p>
          </table:table-cell>
        </table:table-row>
        <table:table-row table:style-name="ro1">
          <table:table-cell office:value-type="float" office:value="143649" calcext:value-type="float">
            <text:p>143649</text:p>
          </table:table-cell>
          <table:table-cell office:value-type="float" office:value="139512" calcext:value-type="float">
            <text:p>139512</text:p>
          </table:table-cell>
        </table:table-row>
        <table:table-row table:style-name="ro1">
          <table:table-cell office:value-type="float" office:value="147470" calcext:value-type="float">
            <text:p>147470</text:p>
          </table:table-cell>
          <table:table-cell office:value-type="float" office:value="146806" calcext:value-type="float">
            <text:p>146806</text:p>
          </table:table-cell>
        </table:table-row>
        <table:table-row table:style-name="ro1">
          <table:table-cell office:value-type="float" office:value="150896" calcext:value-type="float">
            <text:p>150896</text:p>
          </table:table-cell>
          <table:table-cell office:value-type="float" office:value="142311" calcext:value-type="float">
            <text:p>142311</text:p>
          </table:table-cell>
        </table:table-row>
        <table:table-row table:style-name="ro1">
          <table:table-cell office:value-type="float" office:value="144236" calcext:value-type="float">
            <text:p>144236</text:p>
          </table:table-cell>
          <table:table-cell office:value-type="float" office:value="140914" calcext:value-type="float">
            <text:p>140914</text:p>
          </table:table-cell>
        </table:table-row>
        <table:table-row table:style-name="ro1">
          <table:table-cell office:value-type="float" office:value="142970" calcext:value-type="float">
            <text:p>142970</text:p>
          </table:table-cell>
          <table:table-cell office:value-type="float" office:value="140998" calcext:value-type="float">
            <text:p>140998</text:p>
          </table:table-cell>
        </table:table-row>
        <table:table-row table:style-name="ro1">
          <table:table-cell office:value-type="float" office:value="152917" calcext:value-type="float">
            <text:p>152917</text:p>
          </table:table-cell>
          <table:table-cell office:value-type="float" office:value="147650" calcext:value-type="float">
            <text:p>147650</text:p>
          </table:table-cell>
        </table:table-row>
        <table:table-row table:style-name="ro1">
          <table:table-cell office:value-type="float" office:value="148218" calcext:value-type="float">
            <text:p>148218</text:p>
          </table:table-cell>
          <table:table-cell office:value-type="float" office:value="141868" calcext:value-type="float">
            <text:p>141868</text:p>
          </table:table-cell>
        </table:table-row>
        <table:table-row table:style-name="ro1">
          <table:table-cell office:value-type="float" office:value="147903" calcext:value-type="float">
            <text:p>147903</text:p>
          </table:table-cell>
          <table:table-cell office:value-type="float" office:value="148762" calcext:value-type="float">
            <text:p>148762</text:p>
          </table:table-cell>
        </table:table-row>
        <table:table-row table:style-name="ro1">
          <table:table-cell office:value-type="float" office:value="146006" calcext:value-type="float">
            <text:p>146006</text:p>
          </table:table-cell>
          <table:table-cell office:value-type="float" office:value="138740" calcext:value-type="float">
            <text:p>138740</text:p>
          </table:table-cell>
        </table:table-row>
        <table:table-row table:style-name="ro1">
          <table:table-cell office:value-type="float" office:value="144835" calcext:value-type="float">
            <text:p>144835</text:p>
          </table:table-cell>
          <table:table-cell office:value-type="float" office:value="138698" calcext:value-type="float">
            <text:p>138698</text:p>
          </table:table-cell>
        </table:table-row>
        <table:table-row table:style-name="ro1">
          <table:table-cell office:value-type="float" office:value="146027" calcext:value-type="float">
            <text:p>146027</text:p>
          </table:table-cell>
          <table:table-cell office:value-type="float" office:value="141123" calcext:value-type="float">
            <text:p>141123</text:p>
          </table:table-cell>
        </table:table-row>
        <table:table-row table:style-name="ro1">
          <table:table-cell office:value-type="float" office:value="143759" calcext:value-type="float">
            <text:p>143759</text:p>
          </table:table-cell>
          <table:table-cell office:value-type="float" office:value="139663" calcext:value-type="float">
            <text:p>139663</text:p>
          </table:table-cell>
        </table:table-row>
        <table:table-row table:style-name="ro1">
          <table:table-cell office:value-type="float" office:value="145350" calcext:value-type="float">
            <text:p>145350</text:p>
          </table:table-cell>
          <table:table-cell office:value-type="float" office:value="138486" calcext:value-type="float">
            <text:p>138486</text:p>
          </table:table-cell>
        </table:table-row>
        <table:table-row table:style-name="ro1">
          <table:table-cell office:value-type="float" office:value="143625" calcext:value-type="float">
            <text:p>143625</text:p>
          </table:table-cell>
          <table:table-cell office:value-type="float" office:value="142676" calcext:value-type="float">
            <text:p>142676</text:p>
          </table:table-cell>
        </table:table-row>
        <table:table-row table:style-name="ro1">
          <table:table-cell office:value-type="float" office:value="145982" calcext:value-type="float">
            <text:p>145982</text:p>
          </table:table-cell>
          <table:table-cell office:value-type="float" office:value="138650" calcext:value-type="float">
            <text:p>138650</text:p>
          </table:table-cell>
        </table:table-row>
        <table:table-row table:style-name="ro1">
          <table:table-cell office:value-type="float" office:value="143706" calcext:value-type="float">
            <text:p>143706</text:p>
          </table:table-cell>
          <table:table-cell office:value-type="float" office:value="138115" calcext:value-type="float">
            <text:p>138115</text:p>
          </table:table-cell>
        </table:table-row>
        <table:table-row table:style-name="ro1">
          <table:table-cell office:value-type="float" office:value="145853" calcext:value-type="float">
            <text:p>145853</text:p>
          </table:table-cell>
          <table:table-cell office:value-type="float" office:value="139554" calcext:value-type="float">
            <text:p>139554</text:p>
          </table:table-cell>
        </table:table-row>
        <table:table-row table:style-name="ro1">
          <table:table-cell office:value-type="float" office:value="147344" calcext:value-type="float">
            <text:p>147344</text:p>
          </table:table-cell>
          <table:table-cell office:value-type="float" office:value="138107" calcext:value-type="float">
            <text:p>138107</text:p>
          </table:table-cell>
        </table:table-row>
        <table:table-row table:style-name="ro1">
          <table:table-cell office:value-type="float" office:value="166755" calcext:value-type="float">
            <text:p>166755</text:p>
          </table:table-cell>
          <table:table-cell office:value-type="float" office:value="142170" calcext:value-type="float">
            <text:p>142170</text:p>
          </table:table-cell>
        </table:table-row>
        <table:table-row table:style-name="ro1">
          <table:table-cell office:value-type="float" office:value="155254" calcext:value-type="float">
            <text:p>155254</text:p>
          </table:table-cell>
          <table:table-cell office:value-type="float" office:value="141821" calcext:value-type="float">
            <text:p>141821</text:p>
          </table:table-cell>
        </table:table-row>
        <table:table-row table:style-name="ro1">
          <table:table-cell office:value-type="float" office:value="153239" calcext:value-type="float">
            <text:p>153239</text:p>
          </table:table-cell>
          <table:table-cell office:value-type="float" office:value="140056" calcext:value-type="float">
            <text:p>140056</text:p>
          </table:table-cell>
        </table:table-row>
        <table:table-row table:style-name="ro1">
          <table:table-cell office:value-type="float" office:value="143811" calcext:value-type="float">
            <text:p>143811</text:p>
          </table:table-cell>
          <table:table-cell office:value-type="float" office:value="150100" calcext:value-type="float">
            <text:p>150100</text:p>
          </table:table-cell>
        </table:table-row>
        <table:table-row table:style-name="ro1">
          <table:table-cell office:value-type="float" office:value="138502" calcext:value-type="float">
            <text:p>138502</text:p>
          </table:table-cell>
          <table:table-cell office:value-type="float" office:value="144501" calcext:value-type="float">
            <text:p>144501</text:p>
          </table:table-cell>
        </table:table-row>
        <table:table-row table:style-name="ro1">
          <table:table-cell office:value-type="float" office:value="140661" calcext:value-type="float">
            <text:p>140661</text:p>
          </table:table-cell>
          <table:table-cell office:value-type="float" office:value="140784" calcext:value-type="float">
            <text:p>140784</text:p>
          </table:table-cell>
        </table:table-row>
        <table:table-row table:style-name="ro1">
          <table:table-cell office:value-type="float" office:value="141887" calcext:value-type="float">
            <text:p>141887</text:p>
          </table:table-cell>
          <table:table-cell office:value-type="float" office:value="141101" calcext:value-type="float">
            <text:p>141101</text:p>
          </table:table-cell>
        </table:table-row>
        <table:table-row table:style-name="ro1">
          <table:table-cell office:value-type="float" office:value="143038" calcext:value-type="float">
            <text:p>143038</text:p>
          </table:table-cell>
          <table:table-cell office:value-type="float" office:value="138537" calcext:value-type="float">
            <text:p>138537</text:p>
          </table:table-cell>
        </table:table-row>
        <table:table-row table:style-name="ro1">
          <table:table-cell office:value-type="float" office:value="147306" calcext:value-type="float">
            <text:p>147306</text:p>
          </table:table-cell>
          <table:table-cell office:value-type="float" office:value="138012" calcext:value-type="float">
            <text:p>138012</text:p>
          </table:table-cell>
        </table:table-row>
        <table:table-row table:style-name="ro1">
          <table:table-cell office:value-type="float" office:value="143521" calcext:value-type="float">
            <text:p>143521</text:p>
          </table:table-cell>
          <table:table-cell office:value-type="float" office:value="138354" calcext:value-type="float">
            <text:p>138354</text:p>
          </table:table-cell>
        </table:table-row>
        <table:table-row table:style-name="ro1">
          <table:table-cell office:value-type="float" office:value="143857" calcext:value-type="float">
            <text:p>143857</text:p>
          </table:table-cell>
          <table:table-cell office:value-type="float" office:value="137470" calcext:value-type="float">
            <text:p>137470</text:p>
          </table:table-cell>
        </table:table-row>
        <table:table-row table:style-name="ro1">
          <table:table-cell office:value-type="float" office:value="145193" calcext:value-type="float">
            <text:p>145193</text:p>
          </table:table-cell>
          <table:table-cell office:value-type="float" office:value="141345" calcext:value-type="float">
            <text:p>141345</text:p>
          </table:table-cell>
        </table:table-row>
        <table:table-row table:style-name="ro1">
          <table:table-cell office:value-type="float" office:value="147697" calcext:value-type="float">
            <text:p>147697</text:p>
          </table:table-cell>
          <table:table-cell office:value-type="float" office:value="138929" calcext:value-type="float">
            <text:p>138929</text:p>
          </table:table-cell>
        </table:table-row>
        <table:table-row table:style-name="ro1">
          <table:table-cell office:value-type="float" office:value="143252" calcext:value-type="float">
            <text:p>143252</text:p>
          </table:table-cell>
          <table:table-cell office:value-type="float" office:value="136417" calcext:value-type="float">
            <text:p>136417</text:p>
          </table:table-cell>
        </table:table-row>
        <table:table-row table:style-name="ro1">
          <table:table-cell office:value-type="float" office:value="153800" calcext:value-type="float">
            <text:p>153800</text:p>
          </table:table-cell>
          <table:table-cell office:value-type="float" office:value="140792" calcext:value-type="float">
            <text:p>140792</text:p>
          </table:table-cell>
        </table:table-row>
        <table:table-row table:style-name="ro1">
          <table:table-cell office:value-type="float" office:value="151550" calcext:value-type="float">
            <text:p>151550</text:p>
          </table:table-cell>
          <table:table-cell office:value-type="float" office:value="136769" calcext:value-type="float">
            <text:p>136769</text:p>
          </table:table-cell>
        </table:table-row>
        <table:table-row table:style-name="ro1">
          <table:table-cell office:value-type="float" office:value="147299" calcext:value-type="float">
            <text:p>147299</text:p>
          </table:table-cell>
          <table:table-cell office:value-type="float" office:value="141588" calcext:value-type="float">
            <text:p>141588</text:p>
          </table:table-cell>
        </table:table-row>
        <table:table-row table:style-name="ro1">
          <table:table-cell office:value-type="float" office:value="159969" calcext:value-type="float">
            <text:p>159969</text:p>
          </table:table-cell>
          <table:table-cell office:value-type="float" office:value="142418" calcext:value-type="float">
            <text:p>142418</text:p>
          </table:table-cell>
        </table:table-row>
        <table:table-row table:style-name="ro1">
          <table:table-cell office:value-type="float" office:value="159608" calcext:value-type="float">
            <text:p>159608</text:p>
          </table:table-cell>
          <table:table-cell office:value-type="float" office:value="139687" calcext:value-type="float">
            <text:p>139687</text:p>
          </table:table-cell>
        </table:table-row>
        <table:table-row table:style-name="ro1">
          <table:table-cell office:value-type="float" office:value="143262" calcext:value-type="float">
            <text:p>143262</text:p>
          </table:table-cell>
          <table:table-cell office:value-type="float" office:value="148693" calcext:value-type="float">
            <text:p>148693</text:p>
          </table:table-cell>
        </table:table-row>
        <table:table-row table:style-name="ro1">
          <table:table-cell office:value-type="float" office:value="154481" calcext:value-type="float">
            <text:p>154481</text:p>
          </table:table-cell>
          <table:table-cell office:value-type="float" office:value="138985" calcext:value-type="float">
            <text:p>138985</text:p>
          </table:table-cell>
        </table:table-row>
        <table:table-row table:style-name="ro1">
          <table:table-cell office:value-type="float" office:value="141411" calcext:value-type="float">
            <text:p>141411</text:p>
          </table:table-cell>
          <table:table-cell office:value-type="float" office:value="139673" calcext:value-type="float">
            <text:p>139673</text:p>
          </table:table-cell>
        </table:table-row>
        <table:table-row table:style-name="ro1">
          <table:table-cell office:value-type="float" office:value="139779" calcext:value-type="float">
            <text:p>139779</text:p>
          </table:table-cell>
          <table:table-cell office:value-type="float" office:value="139304" calcext:value-type="float">
            <text:p>139304</text:p>
          </table:table-cell>
        </table:table-row>
        <table:table-row table:style-name="ro1">
          <table:table-cell office:value-type="float" office:value="143278" calcext:value-type="float">
            <text:p>143278</text:p>
          </table:table-cell>
          <table:table-cell office:value-type="float" office:value="140090" calcext:value-type="float">
            <text:p>140090</text:p>
          </table:table-cell>
        </table:table-row>
        <table:table-row table:style-name="ro1">
          <table:table-cell office:value-type="float" office:value="155137" calcext:value-type="float">
            <text:p>155137</text:p>
          </table:table-cell>
          <table:table-cell office:value-type="float" office:value="138805" calcext:value-type="float">
            <text:p>138805</text:p>
          </table:table-cell>
        </table:table-row>
        <table:table-row table:style-name="ro1">
          <table:table-cell office:value-type="float" office:value="150179" calcext:value-type="float">
            <text:p>150179</text:p>
          </table:table-cell>
          <table:table-cell office:value-type="float" office:value="150442" calcext:value-type="float">
            <text:p>150442</text:p>
          </table:table-cell>
        </table:table-row>
        <table:table-row table:style-name="ro1">
          <table:table-cell office:value-type="float" office:value="164801" calcext:value-type="float">
            <text:p>164801</text:p>
          </table:table-cell>
          <table:table-cell office:value-type="float" office:value="137172" calcext:value-type="float">
            <text:p>137172</text:p>
          </table:table-cell>
        </table:table-row>
        <table:table-row table:style-name="ro1">
          <table:table-cell office:value-type="float" office:value="144267" calcext:value-type="float">
            <text:p>144267</text:p>
          </table:table-cell>
          <table:table-cell office:value-type="float" office:value="140344" calcext:value-type="float">
            <text:p>140344</text:p>
          </table:table-cell>
        </table:table-row>
        <table:table-row table:style-name="ro1">
          <table:table-cell office:value-type="float" office:value="164018" calcext:value-type="float">
            <text:p>164018</text:p>
          </table:table-cell>
          <table:table-cell office:value-type="float" office:value="141863" calcext:value-type="float">
            <text:p>141863</text:p>
          </table:table-cell>
        </table:table-row>
        <table:table-row table:style-name="ro1">
          <table:table-cell office:value-type="float" office:value="149416" calcext:value-type="float">
            <text:p>149416</text:p>
          </table:table-cell>
          <table:table-cell office:value-type="float" office:value="137977" calcext:value-type="float">
            <text:p>137977</text:p>
          </table:table-cell>
        </table:table-row>
        <table:table-row table:style-name="ro1">
          <table:table-cell office:value-type="float" office:value="158189" calcext:value-type="float">
            <text:p>158189</text:p>
          </table:table-cell>
          <table:table-cell office:value-type="float" office:value="137054" calcext:value-type="float">
            <text:p>137054</text:p>
          </table:table-cell>
        </table:table-row>
        <table:table-row table:style-name="ro1">
          <table:table-cell office:value-type="float" office:value="159195" calcext:value-type="float">
            <text:p>159195</text:p>
          </table:table-cell>
          <table:table-cell office:value-type="float" office:value="138108" calcext:value-type="float">
            <text:p>138108</text:p>
          </table:table-cell>
        </table:table-row>
        <table:table-row table:style-name="ro1">
          <table:table-cell office:value-type="float" office:value="148814" calcext:value-type="float">
            <text:p>148814</text:p>
          </table:table-cell>
          <table:table-cell office:value-type="float" office:value="141537" calcext:value-type="float">
            <text:p>141537</text:p>
          </table:table-cell>
        </table:table-row>
        <table:table-row table:style-name="ro1">
          <table:table-cell office:value-type="float" office:value="151792" calcext:value-type="float">
            <text:p>151792</text:p>
          </table:table-cell>
          <table:table-cell office:value-type="float" office:value="141294" calcext:value-type="float">
            <text:p>141294</text:p>
          </table:table-cell>
        </table:table-row>
        <table:table-row table:style-name="ro1">
          <table:table-cell office:value-type="float" office:value="148528" calcext:value-type="float">
            <text:p>148528</text:p>
          </table:table-cell>
          <table:table-cell office:value-type="float" office:value="138942" calcext:value-type="float">
            <text:p>138942</text:p>
          </table:table-cell>
        </table:table-row>
        <table:table-row table:style-name="ro1">
          <table:table-cell office:value-type="float" office:value="145168" calcext:value-type="float">
            <text:p>145168</text:p>
          </table:table-cell>
          <table:table-cell office:value-type="float" office:value="138289" calcext:value-type="float">
            <text:p>138289</text:p>
          </table:table-cell>
        </table:table-row>
        <table:table-row table:style-name="ro1">
          <table:table-cell office:value-type="float" office:value="152436" calcext:value-type="float">
            <text:p>152436</text:p>
          </table:table-cell>
          <table:table-cell office:value-type="float" office:value="143825" calcext:value-type="float">
            <text:p>143825</text:p>
          </table:table-cell>
        </table:table-row>
        <table:table-row table:style-name="ro1">
          <table:table-cell office:value-type="float" office:value="144322" calcext:value-type="float">
            <text:p>144322</text:p>
          </table:table-cell>
          <table:table-cell office:value-type="float" office:value="141704" calcext:value-type="float">
            <text:p>141704</text:p>
          </table:table-cell>
        </table:table-row>
        <table:table-row table:style-name="ro1">
          <table:table-cell office:value-type="float" office:value="140233" calcext:value-type="float">
            <text:p>140233</text:p>
          </table:table-cell>
          <table:table-cell office:value-type="float" office:value="138588" calcext:value-type="float">
            <text:p>138588</text:p>
          </table:table-cell>
        </table:table-row>
        <table:table-row table:style-name="ro1">
          <table:table-cell office:value-type="float" office:value="145415" calcext:value-type="float">
            <text:p>145415</text:p>
          </table:table-cell>
          <table:table-cell office:value-type="float" office:value="140646" calcext:value-type="float">
            <text:p>140646</text:p>
          </table:table-cell>
        </table:table-row>
        <table:table-row table:style-name="ro1">
          <table:table-cell office:value-type="float" office:value="144099" calcext:value-type="float">
            <text:p>144099</text:p>
          </table:table-cell>
          <table:table-cell office:value-type="float" office:value="143956" calcext:value-type="float">
            <text:p>143956</text:p>
          </table:table-cell>
        </table:table-row>
        <table:table-row table:style-name="ro1">
          <table:table-cell office:value-type="float" office:value="155584" calcext:value-type="float">
            <text:p>155584</text:p>
          </table:table-cell>
          <table:table-cell office:value-type="float" office:value="141763" calcext:value-type="float">
            <text:p>141763</text:p>
          </table:table-cell>
        </table:table-row>
        <table:table-row table:style-name="ro1">
          <table:table-cell office:value-type="float" office:value="146801" calcext:value-type="float">
            <text:p>146801</text:p>
          </table:table-cell>
          <table:table-cell office:value-type="float" office:value="139051" calcext:value-type="float">
            <text:p>139051</text:p>
          </table:table-cell>
        </table:table-row>
        <table:table-row table:style-name="ro1">
          <table:table-cell office:value-type="float" office:value="161185" calcext:value-type="float">
            <text:p>161185</text:p>
          </table:table-cell>
          <table:table-cell office:value-type="float" office:value="142302" calcext:value-type="float">
            <text:p>142302</text:p>
          </table:table-cell>
        </table:table-row>
        <table:table-row table:style-name="ro1">
          <table:table-cell office:value-type="float" office:value="143435" calcext:value-type="float">
            <text:p>143435</text:p>
          </table:table-cell>
          <table:table-cell office:value-type="float" office:value="141143" calcext:value-type="float">
            <text:p>141143</text:p>
          </table:table-cell>
        </table:table-row>
        <table:table-row table:style-name="ro1">
          <table:table-cell office:value-type="float" office:value="147178" calcext:value-type="float">
            <text:p>147178</text:p>
          </table:table-cell>
          <table:table-cell office:value-type="float" office:value="135818" calcext:value-type="float">
            <text:p>135818</text:p>
          </table:table-cell>
        </table:table-row>
        <table:table-row table:style-name="ro1">
          <table:table-cell office:value-type="float" office:value="148217" calcext:value-type="float">
            <text:p>148217</text:p>
          </table:table-cell>
          <table:table-cell office:value-type="float" office:value="137606" calcext:value-type="float">
            <text:p>137606</text:p>
          </table:table-cell>
        </table:table-row>
        <table:table-row table:style-name="ro1">
          <table:table-cell office:value-type="float" office:value="141138" calcext:value-type="float">
            <text:p>141138</text:p>
          </table:table-cell>
          <table:table-cell office:value-type="float" office:value="141789" calcext:value-type="float">
            <text:p>141789</text:p>
          </table:table-cell>
        </table:table-row>
        <table:table-row table:style-name="ro1">
          <table:table-cell office:value-type="float" office:value="150439" calcext:value-type="float">
            <text:p>150439</text:p>
          </table:table-cell>
          <table:table-cell office:value-type="float" office:value="145871" calcext:value-type="float">
            <text:p>145871</text:p>
          </table:table-cell>
        </table:table-row>
        <table:table-row table:style-name="ro1">
          <table:table-cell office:value-type="float" office:value="145194" calcext:value-type="float">
            <text:p>145194</text:p>
          </table:table-cell>
          <table:table-cell office:value-type="float" office:value="138114" calcext:value-type="float">
            <text:p>138114</text:p>
          </table:table-cell>
        </table:table-row>
        <table:table-row table:style-name="ro1">
          <table:table-cell office:value-type="float" office:value="146102" calcext:value-type="float">
            <text:p>146102</text:p>
          </table:table-cell>
          <table:table-cell office:value-type="float" office:value="143377" calcext:value-type="float">
            <text:p>143377</text:p>
          </table:table-cell>
        </table:table-row>
        <table:table-row table:style-name="ro1">
          <table:table-cell office:value-type="float" office:value="147654" calcext:value-type="float">
            <text:p>147654</text:p>
          </table:table-cell>
          <table:table-cell office:value-type="float" office:value="137947" calcext:value-type="float">
            <text:p>137947</text:p>
          </table:table-cell>
        </table:table-row>
        <table:table-row table:style-name="ro1">
          <table:table-cell office:value-type="float" office:value="148436" calcext:value-type="float">
            <text:p>148436</text:p>
          </table:table-cell>
          <table:table-cell office:value-type="float" office:value="145195" calcext:value-type="float">
            <text:p>145195</text:p>
          </table:table-cell>
        </table:table-row>
        <table:table-row table:style-name="ro1">
          <table:table-cell office:value-type="float" office:value="142349" calcext:value-type="float">
            <text:p>142349</text:p>
          </table:table-cell>
          <table:table-cell office:value-type="float" office:value="148544" calcext:value-type="float">
            <text:p>148544</text:p>
          </table:table-cell>
        </table:table-row>
        <table:table-row table:style-name="ro1">
          <table:table-cell office:value-type="float" office:value="146039" calcext:value-type="float">
            <text:p>146039</text:p>
          </table:table-cell>
          <table:table-cell office:value-type="float" office:value="149101" calcext:value-type="float">
            <text:p>149101</text:p>
          </table:table-cell>
        </table:table-row>
        <table:table-row table:style-name="ro1">
          <table:table-cell office:value-type="float" office:value="139625" calcext:value-type="float">
            <text:p>139625</text:p>
          </table:table-cell>
          <table:table-cell office:value-type="float" office:value="150314" calcext:value-type="float">
            <text:p>150314</text:p>
          </table:table-cell>
        </table:table-row>
        <table:table-row table:style-name="ro1">
          <table:table-cell office:value-type="float" office:value="147115" calcext:value-type="float">
            <text:p>147115</text:p>
          </table:table-cell>
          <table:table-cell office:value-type="float" office:value="149126" calcext:value-type="float">
            <text:p>149126</text:p>
          </table:table-cell>
        </table:table-row>
        <table:table-row table:style-name="ro1">
          <table:table-cell office:value-type="float" office:value="147227" calcext:value-type="float">
            <text:p>147227</text:p>
          </table:table-cell>
          <table:table-cell office:value-type="float" office:value="153375" calcext:value-type="float">
            <text:p>153375</text:p>
          </table:table-cell>
        </table:table-row>
        <table:table-row table:style-name="ro1">
          <table:table-cell office:value-type="float" office:value="145166" calcext:value-type="float">
            <text:p>145166</text:p>
          </table:table-cell>
          <table:table-cell office:value-type="float" office:value="147330" calcext:value-type="float">
            <text:p>147330</text:p>
          </table:table-cell>
        </table:table-row>
        <table:table-row table:style-name="ro1">
          <table:table-cell office:value-type="float" office:value="143963" calcext:value-type="float">
            <text:p>143963</text:p>
          </table:table-cell>
          <table:table-cell office:value-type="float" office:value="148720" calcext:value-type="float">
            <text:p>148720</text:p>
          </table:table-cell>
        </table:table-row>
        <table:table-row table:style-name="ro1">
          <table:table-cell office:value-type="float" office:value="146409" calcext:value-type="float">
            <text:p>146409</text:p>
          </table:table-cell>
          <table:table-cell office:value-type="float" office:value="151530" calcext:value-type="float">
            <text:p>151530</text:p>
          </table:table-cell>
        </table:table-row>
        <table:table-row table:style-name="ro1">
          <table:table-cell office:value-type="float" office:value="160496" calcext:value-type="float">
            <text:p>160496</text:p>
          </table:table-cell>
          <table:table-cell office:value-type="float" office:value="151343" calcext:value-type="float">
            <text:p>151343</text:p>
          </table:table-cell>
        </table:table-row>
        <table:table-row table:style-name="ro1">
          <table:table-cell office:value-type="float" office:value="157721" calcext:value-type="float">
            <text:p>157721</text:p>
          </table:table-cell>
          <table:table-cell office:value-type="float" office:value="152032" calcext:value-type="float">
            <text:p>152032</text:p>
          </table:table-cell>
        </table:table-row>
        <table:table-row table:style-name="ro1">
          <table:table-cell office:value-type="float" office:value="149891" calcext:value-type="float">
            <text:p>149891</text:p>
          </table:table-cell>
          <table:table-cell office:value-type="float" office:value="147115" calcext:value-type="float">
            <text:p>147115</text:p>
          </table:table-cell>
        </table:table-row>
        <table:table-row table:style-name="ro1">
          <table:table-cell office:value-type="float" office:value="160560" calcext:value-type="float">
            <text:p>160560</text:p>
          </table:table-cell>
          <table:table-cell office:value-type="float" office:value="150146" calcext:value-type="float">
            <text:p>150146</text:p>
          </table:table-cell>
        </table:table-row>
        <table:table-row table:style-name="ro1">
          <table:table-cell office:value-type="float" office:value="148685" calcext:value-type="float">
            <text:p>148685</text:p>
          </table:table-cell>
          <table:table-cell office:value-type="float" office:value="152806" calcext:value-type="float">
            <text:p>152806</text:p>
          </table:table-cell>
        </table:table-row>
        <table:table-row table:style-name="ro1">
          <table:table-cell office:value-type="float" office:value="145119" calcext:value-type="float">
            <text:p>145119</text:p>
          </table:table-cell>
          <table:table-cell office:value-type="float" office:value="148650" calcext:value-type="float">
            <text:p>148650</text:p>
          </table:table-cell>
        </table:table-row>
        <table:table-row table:style-name="ro1">
          <table:table-cell office:value-type="float" office:value="150250" calcext:value-type="float">
            <text:p>150250</text:p>
          </table:table-cell>
          <table:table-cell office:value-type="float" office:value="148328" calcext:value-type="float">
            <text:p>148328</text:p>
          </table:table-cell>
        </table:table-row>
        <table:table-row table:style-name="ro1">
          <table:table-cell office:value-type="float" office:value="151222" calcext:value-type="float">
            <text:p>151222</text:p>
          </table:table-cell>
          <table:table-cell office:value-type="float" office:value="148785" calcext:value-type="float">
            <text:p>148785</text:p>
          </table:table-cell>
        </table:table-row>
        <table:table-row table:style-name="ro1">
          <table:table-cell office:value-type="float" office:value="144151" calcext:value-type="float">
            <text:p>144151</text:p>
          </table:table-cell>
          <table:table-cell office:value-type="float" office:value="150717" calcext:value-type="float">
            <text:p>150717</text:p>
          </table:table-cell>
        </table:table-row>
        <table:table-row table:style-name="ro1">
          <table:table-cell office:value-type="float" office:value="153783" calcext:value-type="float">
            <text:p>153783</text:p>
          </table:table-cell>
          <table:table-cell office:value-type="float" office:value="147871" calcext:value-type="float">
            <text:p>147871</text:p>
          </table:table-cell>
        </table:table-row>
        <table:table-row table:style-name="ro1">
          <table:table-cell office:value-type="float" office:value="149986" calcext:value-type="float">
            <text:p>149986</text:p>
          </table:table-cell>
          <table:table-cell office:value-type="float" office:value="152060" calcext:value-type="float">
            <text:p>152060</text:p>
          </table:table-cell>
        </table:table-row>
        <table:table-row table:style-name="ro1">
          <table:table-cell office:value-type="float" office:value="148197" calcext:value-type="float">
            <text:p>148197</text:p>
          </table:table-cell>
          <table:table-cell office:value-type="float" office:value="152902" calcext:value-type="float">
            <text:p>152902</text:p>
          </table:table-cell>
        </table:table-row>
        <table:table-row table:style-name="ro1">
          <table:table-cell office:value-type="float" office:value="143615" calcext:value-type="float">
            <text:p>143615</text:p>
          </table:table-cell>
          <table:table-cell office:value-type="float" office:value="149798" calcext:value-type="float">
            <text:p>149798</text:p>
          </table:table-cell>
        </table:table-row>
        <table:table-row table:style-name="ro1">
          <table:table-cell office:value-type="float" office:value="145696" calcext:value-type="float">
            <text:p>145696</text:p>
          </table:table-cell>
          <table:table-cell office:value-type="float" office:value="149653" calcext:value-type="float">
            <text:p>149653</text:p>
          </table:table-cell>
        </table:table-row>
        <table:table-row table:style-name="ro1">
          <table:table-cell office:value-type="float" office:value="158677" calcext:value-type="float">
            <text:p>158677</text:p>
          </table:table-cell>
          <table:table-cell office:value-type="float" office:value="150147" calcext:value-type="float">
            <text:p>150147</text:p>
          </table:table-cell>
        </table:table-row>
        <table:table-row table:style-name="ro1">
          <table:table-cell office:value-type="float" office:value="146877" calcext:value-type="float">
            <text:p>146877</text:p>
          </table:table-cell>
          <table:table-cell office:value-type="float" office:value="152856" calcext:value-type="float">
            <text:p>152856</text:p>
          </table:table-cell>
        </table:table-row>
        <table:table-row table:style-name="ro1">
          <table:table-cell office:value-type="float" office:value="150813" calcext:value-type="float">
            <text:p>150813</text:p>
          </table:table-cell>
          <table:table-cell office:value-type="float" office:value="143960" calcext:value-type="float">
            <text:p>143960</text:p>
          </table:table-cell>
        </table:table-row>
        <table:table-row table:style-name="ro1">
          <table:table-cell office:value-type="float" office:value="149196" calcext:value-type="float">
            <text:p>149196</text:p>
          </table:table-cell>
          <table:table-cell office:value-type="float" office:value="137449" calcext:value-type="float">
            <text:p>137449</text:p>
          </table:table-cell>
        </table:table-row>
        <table:table-row table:style-name="ro1">
          <table:table-cell office:value-type="float" office:value="164532" calcext:value-type="float">
            <text:p>164532</text:p>
          </table:table-cell>
          <table:table-cell office:value-type="float" office:value="137327" calcext:value-type="float">
            <text:p>137327</text:p>
          </table:table-cell>
        </table:table-row>
        <table:table-row table:style-name="ro1">
          <table:table-cell office:value-type="float" office:value="150089" calcext:value-type="float">
            <text:p>150089</text:p>
          </table:table-cell>
          <table:table-cell office:value-type="float" office:value="136882" calcext:value-type="float">
            <text:p>136882</text:p>
          </table:table-cell>
        </table:table-row>
        <table:table-row table:style-name="ro1">
          <table:table-cell office:value-type="float" office:value="143192" calcext:value-type="float">
            <text:p>143192</text:p>
          </table:table-cell>
          <table:table-cell office:value-type="float" office:value="138080" calcext:value-type="float">
            <text:p>138080</text:p>
          </table:table-cell>
        </table:table-row>
        <table:table-row table:style-name="ro1">
          <table:table-cell office:value-type="float" office:value="144952" calcext:value-type="float">
            <text:p>144952</text:p>
          </table:table-cell>
          <table:table-cell office:value-type="float" office:value="137637" calcext:value-type="float">
            <text:p>137637</text:p>
          </table:table-cell>
        </table:table-row>
        <table:table-row table:style-name="ro1">
          <table:table-cell office:value-type="float" office:value="155065" calcext:value-type="float">
            <text:p>155065</text:p>
          </table:table-cell>
          <table:table-cell office:value-type="float" office:value="143874" calcext:value-type="float">
            <text:p>143874</text:p>
          </table:table-cell>
        </table:table-row>
        <table:table-row table:style-name="ro1">
          <table:table-cell office:value-type="float" office:value="140639" calcext:value-type="float">
            <text:p>140639</text:p>
          </table:table-cell>
          <table:table-cell office:value-type="float" office:value="138526" calcext:value-type="float">
            <text:p>138526</text:p>
          </table:table-cell>
        </table:table-row>
        <table:table-row table:style-name="ro1">
          <table:table-cell office:value-type="float" office:value="151690" calcext:value-type="float">
            <text:p>151690</text:p>
          </table:table-cell>
          <table:table-cell office:value-type="float" office:value="138162" calcext:value-type="float">
            <text:p>138162</text:p>
          </table:table-cell>
        </table:table-row>
        <table:table-row table:style-name="ro1">
          <table:table-cell office:value-type="float" office:value="149806" calcext:value-type="float">
            <text:p>149806</text:p>
          </table:table-cell>
          <table:table-cell office:value-type="float" office:value="140848" calcext:value-type="float">
            <text:p>140848</text:p>
          </table:table-cell>
        </table:table-row>
        <table:table-row table:style-name="ro1">
          <table:table-cell office:value-type="float" office:value="143220" calcext:value-type="float">
            <text:p>143220</text:p>
          </table:table-cell>
          <table:table-cell office:value-type="float" office:value="140175" calcext:value-type="float">
            <text:p>140175</text:p>
          </table:table-cell>
        </table:table-row>
        <table:table-row table:style-name="ro1">
          <table:table-cell office:value-type="float" office:value="152421" calcext:value-type="float">
            <text:p>152421</text:p>
          </table:table-cell>
          <table:table-cell office:value-type="float" office:value="142634" calcext:value-type="float">
            <text:p>142634</text:p>
          </table:table-cell>
        </table:table-row>
        <table:table-row table:style-name="ro1">
          <table:table-cell office:value-type="float" office:value="151868" calcext:value-type="float">
            <text:p>151868</text:p>
          </table:table-cell>
          <table:table-cell office:value-type="float" office:value="139334" calcext:value-type="float">
            <text:p>139334</text:p>
          </table:table-cell>
        </table:table-row>
        <table:table-row table:style-name="ro1">
          <table:table-cell office:value-type="float" office:value="152317" calcext:value-type="float">
            <text:p>152317</text:p>
          </table:table-cell>
          <table:table-cell office:value-type="float" office:value="138956" calcext:value-type="float">
            <text:p>138956</text:p>
          </table:table-cell>
        </table:table-row>
        <table:table-row table:style-name="ro1">
          <table:table-cell office:value-type="float" office:value="162149" calcext:value-type="float">
            <text:p>162149</text:p>
          </table:table-cell>
          <table:table-cell office:value-type="float" office:value="137186" calcext:value-type="float">
            <text:p>137186</text:p>
          </table:table-cell>
        </table:table-row>
        <table:table-row table:style-name="ro1">
          <table:table-cell office:value-type="float" office:value="160542" calcext:value-type="float">
            <text:p>160542</text:p>
          </table:table-cell>
          <table:table-cell office:value-type="float" office:value="136671" calcext:value-type="float">
            <text:p>136671</text:p>
          </table:table-cell>
        </table:table-row>
        <table:table-row table:style-name="ro1">
          <table:table-cell office:value-type="float" office:value="163503" calcext:value-type="float">
            <text:p>163503</text:p>
          </table:table-cell>
          <table:table-cell office:value-type="float" office:value="136649" calcext:value-type="float">
            <text:p>136649</text:p>
          </table:table-cell>
        </table:table-row>
        <table:table-row table:style-name="ro1">
          <table:table-cell office:value-type="float" office:value="158741" calcext:value-type="float">
            <text:p>158741</text:p>
          </table:table-cell>
          <table:table-cell office:value-type="float" office:value="135875" calcext:value-type="float">
            <text:p>135875</text:p>
          </table:table-cell>
        </table:table-row>
        <table:table-row table:style-name="ro1">
          <table:table-cell office:value-type="float" office:value="152948" calcext:value-type="float">
            <text:p>152948</text:p>
          </table:table-cell>
          <table:table-cell office:value-type="float" office:value="138106" calcext:value-type="float">
            <text:p>138106</text:p>
          </table:table-cell>
        </table:table-row>
        <table:table-row table:style-name="ro1">
          <table:table-cell office:value-type="float" office:value="154561" calcext:value-type="float">
            <text:p>154561</text:p>
          </table:table-cell>
          <table:table-cell office:value-type="float" office:value="142890" calcext:value-type="float">
            <text:p>142890</text:p>
          </table:table-cell>
        </table:table-row>
        <table:table-row table:style-name="ro1">
          <table:table-cell office:value-type="float" office:value="157618" calcext:value-type="float">
            <text:p>157618</text:p>
          </table:table-cell>
          <table:table-cell office:value-type="float" office:value="137819" calcext:value-type="float">
            <text:p>137819</text:p>
          </table:table-cell>
        </table:table-row>
        <table:table-row table:style-name="ro1">
          <table:table-cell office:value-type="float" office:value="154278" calcext:value-type="float">
            <text:p>154278</text:p>
          </table:table-cell>
          <table:table-cell office:value-type="float" office:value="138953" calcext:value-type="float">
            <text:p>138953</text:p>
          </table:table-cell>
        </table:table-row>
        <table:table-row table:style-name="ro1">
          <table:table-cell office:value-type="float" office:value="159770" calcext:value-type="float">
            <text:p>159770</text:p>
          </table:table-cell>
          <table:table-cell office:value-type="float" office:value="141451" calcext:value-type="float">
            <text:p>141451</text:p>
          </table:table-cell>
        </table:table-row>
        <table:table-row table:style-name="ro1">
          <table:table-cell office:value-type="float" office:value="213273" calcext:value-type="float">
            <text:p>213273</text:p>
          </table:table-cell>
          <table:table-cell office:value-type="float" office:value="141084" calcext:value-type="float">
            <text:p>141084</text:p>
          </table:table-cell>
        </table:table-row>
        <table:table-row table:style-name="ro1">
          <table:table-cell office:value-type="float" office:value="172575" calcext:value-type="float">
            <text:p>172575</text:p>
          </table:table-cell>
          <table:table-cell office:value-type="float" office:value="140902" calcext:value-type="float">
            <text:p>140902</text:p>
          </table:table-cell>
        </table:table-row>
        <table:table-row table:style-name="ro1">
          <table:table-cell office:value-type="float" office:value="154033" calcext:value-type="float">
            <text:p>154033</text:p>
          </table:table-cell>
          <table:table-cell office:value-type="float" office:value="136731" calcext:value-type="float">
            <text:p>136731</text:p>
          </table:table-cell>
        </table:table-row>
        <table:table-row table:style-name="ro1">
          <table:table-cell office:value-type="float" office:value="151309" calcext:value-type="float">
            <text:p>151309</text:p>
          </table:table-cell>
          <table:table-cell office:value-type="float" office:value="136642" calcext:value-type="float">
            <text:p>136642</text:p>
          </table:table-cell>
        </table:table-row>
        <table:table-row table:style-name="ro1">
          <table:table-cell office:value-type="float" office:value="157528" calcext:value-type="float">
            <text:p>157528</text:p>
          </table:table-cell>
          <table:table-cell office:value-type="float" office:value="147309" calcext:value-type="float">
            <text:p>147309</text:p>
          </table:table-cell>
        </table:table-row>
        <table:table-row table:style-name="ro1">
          <table:table-cell office:value-type="float" office:value="155225" calcext:value-type="float">
            <text:p>155225</text:p>
          </table:table-cell>
          <table:table-cell office:value-type="float" office:value="152726" calcext:value-type="float">
            <text:p>152726</text:p>
          </table:table-cell>
        </table:table-row>
        <table:table-row table:style-name="ro1">
          <table:table-cell office:value-type="float" office:value="155098" calcext:value-type="float">
            <text:p>155098</text:p>
          </table:table-cell>
          <table:table-cell office:value-type="float" office:value="149761" calcext:value-type="float">
            <text:p>149761</text:p>
          </table:table-cell>
        </table:table-row>
        <table:table-row table:style-name="ro1">
          <table:table-cell office:value-type="float" office:value="156360" calcext:value-type="float">
            <text:p>156360</text:p>
          </table:table-cell>
          <table:table-cell office:value-type="float" office:value="153171" calcext:value-type="float">
            <text:p>153171</text:p>
          </table:table-cell>
        </table:table-row>
        <table:table-row table:style-name="ro1">
          <table:table-cell office:value-type="float" office:value="163195" calcext:value-type="float">
            <text:p>163195</text:p>
          </table:table-cell>
          <table:table-cell office:value-type="float" office:value="158148" calcext:value-type="float">
            <text:p>158148</text:p>
          </table:table-cell>
        </table:table-row>
        <table:table-row table:style-name="ro1">
          <table:table-cell office:value-type="float" office:value="160233" calcext:value-type="float">
            <text:p>160233</text:p>
          </table:table-cell>
          <table:table-cell office:value-type="float" office:value="177666" calcext:value-type="float">
            <text:p>177666</text:p>
          </table:table-cell>
        </table:table-row>
        <table:table-row table:style-name="ro1">
          <table:table-cell office:value-type="float" office:value="159539" calcext:value-type="float">
            <text:p>159539</text:p>
          </table:table-cell>
          <table:table-cell office:value-type="float" office:value="174711" calcext:value-type="float">
            <text:p>174711</text:p>
          </table:table-cell>
        </table:table-row>
        <table:table-row table:style-name="ro1">
          <table:table-cell office:value-type="float" office:value="167310" calcext:value-type="float">
            <text:p>167310</text:p>
          </table:table-cell>
          <table:table-cell office:value-type="float" office:value="180345" calcext:value-type="float">
            <text:p>180345</text:p>
          </table:table-cell>
        </table:table-row>
        <table:table-row table:style-name="ro1">
          <table:table-cell office:value-type="float" office:value="173556" calcext:value-type="float">
            <text:p>173556</text:p>
          </table:table-cell>
          <table:table-cell office:value-type="float" office:value="156458" calcext:value-type="float">
            <text:p>156458</text:p>
          </table:table-cell>
        </table:table-row>
        <table:table-row table:style-name="ro1">
          <table:table-cell office:value-type="float" office:value="150600" calcext:value-type="float">
            <text:p>150600</text:p>
          </table:table-cell>
          <table:table-cell office:value-type="float" office:value="168589" calcext:value-type="float">
            <text:p>168589</text:p>
          </table:table-cell>
        </table:table-row>
        <table:table-row table:style-name="ro1">
          <table:table-cell office:value-type="float" office:value="151206" calcext:value-type="float">
            <text:p>151206</text:p>
          </table:table-cell>
          <table:table-cell office:value-type="float" office:value="169919" calcext:value-type="float">
            <text:p>169919</text:p>
          </table:table-cell>
        </table:table-row>
        <table:table-row table:style-name="ro1">
          <table:table-cell office:value-type="float" office:value="138476" calcext:value-type="float">
            <text:p>138476</text:p>
          </table:table-cell>
          <table:table-cell office:value-type="float" office:value="163894" calcext:value-type="float">
            <text:p>163894</text:p>
          </table:table-cell>
        </table:table-row>
        <table:table-row table:style-name="ro1">
          <table:table-cell office:value-type="float" office:value="142972" calcext:value-type="float">
            <text:p>142972</text:p>
          </table:table-cell>
          <table:table-cell office:value-type="float" office:value="164003" calcext:value-type="float">
            <text:p>164003</text:p>
          </table:table-cell>
        </table:table-row>
        <table:table-row table:style-name="ro1">
          <table:table-cell office:value-type="float" office:value="153484" calcext:value-type="float">
            <text:p>153484</text:p>
          </table:table-cell>
          <table:table-cell office:value-type="float" office:value="157652" calcext:value-type="float">
            <text:p>157652</text:p>
          </table:table-cell>
        </table:table-row>
        <table:table-row table:style-name="ro1">
          <table:table-cell office:value-type="float" office:value="153960" calcext:value-type="float">
            <text:p>153960</text:p>
          </table:table-cell>
          <table:table-cell office:value-type="float" office:value="171755" calcext:value-type="float">
            <text:p>171755</text:p>
          </table:table-cell>
        </table:table-row>
        <table:table-row table:style-name="ro1">
          <table:table-cell office:value-type="float" office:value="151544" calcext:value-type="float">
            <text:p>151544</text:p>
          </table:table-cell>
          <table:table-cell office:value-type="float" office:value="165070" calcext:value-type="float">
            <text:p>165070</text:p>
          </table:table-cell>
        </table:table-row>
        <table:table-row table:style-name="ro1">
          <table:table-cell office:value-type="float" office:value="148266" calcext:value-type="float">
            <text:p>148266</text:p>
          </table:table-cell>
          <table:table-cell office:value-type="float" office:value="159138" calcext:value-type="float">
            <text:p>159138</text:p>
          </table:table-cell>
        </table:table-row>
        <table:table-row table:style-name="ro1">
          <table:table-cell office:value-type="float" office:value="141080" calcext:value-type="float">
            <text:p>141080</text:p>
          </table:table-cell>
          <table:table-cell office:value-type="float" office:value="157464" calcext:value-type="float">
            <text:p>157464</text:p>
          </table:table-cell>
        </table:table-row>
        <table:table-row table:style-name="ro1">
          <table:table-cell office:value-type="float" office:value="146502" calcext:value-type="float">
            <text:p>146502</text:p>
          </table:table-cell>
          <table:table-cell office:value-type="float" office:value="151907" calcext:value-type="float">
            <text:p>151907</text:p>
          </table:table-cell>
        </table:table-row>
        <table:table-row table:style-name="ro1">
          <table:table-cell office:value-type="float" office:value="148560" calcext:value-type="float">
            <text:p>148560</text:p>
          </table:table-cell>
          <table:table-cell office:value-type="float" office:value="112451" calcext:value-type="float">
            <text:p>112451</text:p>
          </table:table-cell>
        </table:table-row>
        <table:table-row table:style-name="ro1">
          <table:table-cell office:value-type="float" office:value="142793" calcext:value-type="float">
            <text:p>142793</text:p>
          </table:table-cell>
          <table:table-cell office:value-type="float" office:value="111516" calcext:value-type="float">
            <text:p>111516</text:p>
          </table:table-cell>
        </table:table-row>
        <table:table-row table:style-name="ro1">
          <table:table-cell office:value-type="float" office:value="145518" calcext:value-type="float">
            <text:p>145518</text:p>
          </table:table-cell>
          <table:table-cell office:value-type="float" office:value="107392" calcext:value-type="float">
            <text:p>107392</text:p>
          </table:table-cell>
        </table:table-row>
        <table:table-row table:style-name="ro1">
          <table:table-cell office:value-type="float" office:value="146124" calcext:value-type="float">
            <text:p>146124</text:p>
          </table:table-cell>
          <table:table-cell office:value-type="float" office:value="127392" calcext:value-type="float">
            <text:p>127392</text:p>
          </table:table-cell>
        </table:table-row>
        <table:table-row table:style-name="ro1">
          <table:table-cell office:value-type="float" office:value="142379" calcext:value-type="float">
            <text:p>142379</text:p>
          </table:table-cell>
          <table:table-cell office:value-type="float" office:value="107464" calcext:value-type="float">
            <text:p>107464</text:p>
          </table:table-cell>
        </table:table-row>
        <table:table-row table:style-name="ro1">
          <table:table-cell office:value-type="float" office:value="142356" calcext:value-type="float">
            <text:p>142356</text:p>
          </table:table-cell>
          <table:table-cell office:value-type="float" office:value="113800" calcext:value-type="float">
            <text:p>113800</text:p>
          </table:table-cell>
        </table:table-row>
        <table:table-row table:style-name="ro1">
          <table:table-cell office:value-type="float" office:value="140214" calcext:value-type="float">
            <text:p>140214</text:p>
          </table:table-cell>
          <table:table-cell office:value-type="float" office:value="111245" calcext:value-type="float">
            <text:p>111245</text:p>
          </table:table-cell>
        </table:table-row>
        <table:table-row table:style-name="ro1">
          <table:table-cell office:value-type="float" office:value="141266" calcext:value-type="float">
            <text:p>141266</text:p>
          </table:table-cell>
          <table:table-cell office:value-type="float" office:value="102959" calcext:value-type="float">
            <text:p>102959</text:p>
          </table:table-cell>
        </table:table-row>
        <table:table-row table:style-name="ro1">
          <table:table-cell office:value-type="float" office:value="149629" calcext:value-type="float">
            <text:p>149629</text:p>
          </table:table-cell>
          <table:table-cell office:value-type="float" office:value="94571" calcext:value-type="float">
            <text:p>94571</text:p>
          </table:table-cell>
        </table:table-row>
        <table:table-row table:style-name="ro1">
          <table:table-cell office:value-type="float" office:value="139001" calcext:value-type="float">
            <text:p>139001</text:p>
          </table:table-cell>
          <table:table-cell office:value-type="float" office:value="106095" calcext:value-type="float">
            <text:p>106095</text:p>
          </table:table-cell>
        </table:table-row>
        <table:table-row table:style-name="ro1">
          <table:table-cell office:value-type="float" office:value="144950" calcext:value-type="float">
            <text:p>144950</text:p>
          </table:table-cell>
          <table:table-cell office:value-type="float" office:value="98816" calcext:value-type="float">
            <text:p>98816</text:p>
          </table:table-cell>
        </table:table-row>
        <table:table-row table:style-name="ro1">
          <table:table-cell office:value-type="float" office:value="143342" calcext:value-type="float">
            <text:p>143342</text:p>
          </table:table-cell>
          <table:table-cell office:value-type="float" office:value="116366" calcext:value-type="float">
            <text:p>116366</text:p>
          </table:table-cell>
        </table:table-row>
        <table:table-row table:style-name="ro1">
          <table:table-cell office:value-type="float" office:value="144491" calcext:value-type="float">
            <text:p>144491</text:p>
          </table:table-cell>
          <table:table-cell office:value-type="float" office:value="101051" calcext:value-type="float">
            <text:p>101051</text:p>
          </table:table-cell>
        </table:table-row>
        <table:table-row table:style-name="ro1">
          <table:table-cell office:value-type="float" office:value="138342" calcext:value-type="float">
            <text:p>138342</text:p>
          </table:table-cell>
          <table:table-cell office:value-type="float" office:value="102543" calcext:value-type="float">
            <text:p>102543</text:p>
          </table:table-cell>
        </table:table-row>
        <table:table-row table:style-name="ro1">
          <table:table-cell office:value-type="float" office:value="145822" calcext:value-type="float">
            <text:p>145822</text:p>
          </table:table-cell>
          <table:table-cell office:value-type="float" office:value="116658" calcext:value-type="float">
            <text:p>116658</text:p>
          </table:table-cell>
        </table:table-row>
        <table:table-row table:style-name="ro1">
          <table:table-cell office:value-type="float" office:value="141535" calcext:value-type="float">
            <text:p>141535</text:p>
          </table:table-cell>
          <table:table-cell office:value-type="float" office:value="101146" calcext:value-type="float">
            <text:p>101146</text:p>
          </table:table-cell>
        </table:table-row>
        <table:table-row table:style-name="ro1">
          <table:table-cell office:value-type="float" office:value="169539" calcext:value-type="float">
            <text:p>169539</text:p>
          </table:table-cell>
          <table:table-cell office:value-type="float" office:value="86557" calcext:value-type="float">
            <text:p>86557</text:p>
          </table:table-cell>
        </table:table-row>
        <table:table-row table:style-name="ro1">
          <table:table-cell office:value-type="float" office:value="198497" calcext:value-type="float">
            <text:p>198497</text:p>
          </table:table-cell>
          <table:table-cell office:value-type="float" office:value="109055" calcext:value-type="float">
            <text:p>109055</text:p>
          </table:table-cell>
        </table:table-row>
        <table:table-row table:style-name="ro1">
          <table:table-cell office:value-type="float" office:value="185439" calcext:value-type="float">
            <text:p>185439</text:p>
          </table:table-cell>
          <table:table-cell office:value-type="float" office:value="100204" calcext:value-type="float">
            <text:p>100204</text:p>
          </table:table-cell>
        </table:table-row>
        <table:table-row table:style-name="ro1">
          <table:table-cell office:value-type="float" office:value="179496" calcext:value-type="float">
            <text:p>179496</text:p>
          </table:table-cell>
          <table:table-cell office:value-type="float" office:value="82037" calcext:value-type="float">
            <text:p>82037</text:p>
          </table:table-cell>
        </table:table-row>
        <table:table-row table:style-name="ro1">
          <table:table-cell office:value-type="float" office:value="154572" calcext:value-type="float">
            <text:p>154572</text:p>
          </table:table-cell>
          <table:table-cell office:value-type="float" office:value="78841" calcext:value-type="float">
            <text:p>78841</text:p>
          </table:table-cell>
        </table:table-row>
        <table:table-row table:style-name="ro1">
          <table:table-cell office:value-type="float" office:value="190061" calcext:value-type="float">
            <text:p>190061</text:p>
          </table:table-cell>
          <table:table-cell office:value-type="float" office:value="84264" calcext:value-type="float">
            <text:p>84264</text:p>
          </table:table-cell>
        </table:table-row>
        <table:table-row table:style-name="ro1">
          <table:table-cell office:value-type="float" office:value="180473" calcext:value-type="float">
            <text:p>180473</text:p>
          </table:table-cell>
          <table:table-cell office:value-type="float" office:value="80955" calcext:value-type="float">
            <text:p>80955</text:p>
          </table:table-cell>
        </table:table-row>
        <table:table-row table:style-name="ro1">
          <table:table-cell office:value-type="float" office:value="158823" calcext:value-type="float">
            <text:p>158823</text:p>
          </table:table-cell>
          <table:table-cell office:value-type="float" office:value="85238" calcext:value-type="float">
            <text:p>85238</text:p>
          </table:table-cell>
        </table:table-row>
        <table:table-row table:style-name="ro1">
          <table:table-cell office:value-type="float" office:value="166194" calcext:value-type="float">
            <text:p>166194</text:p>
          </table:table-cell>
          <table:table-cell office:value-type="float" office:value="87726" calcext:value-type="float">
            <text:p>87726</text:p>
          </table:table-cell>
        </table:table-row>
        <table:table-row table:style-name="ro1">
          <table:table-cell office:value-type="float" office:value="170830" calcext:value-type="float">
            <text:p>170830</text:p>
          </table:table-cell>
          <table:table-cell office:value-type="float" office:value="84409" calcext:value-type="float">
            <text:p>84409</text:p>
          </table:table-cell>
        </table:table-row>
        <table:table-row table:style-name="ro1">
          <table:table-cell office:value-type="float" office:value="159096" calcext:value-type="float">
            <text:p>159096</text:p>
          </table:table-cell>
          <table:table-cell office:value-type="float" office:value="116117" calcext:value-type="float">
            <text:p>116117</text:p>
          </table:table-cell>
        </table:table-row>
        <table:table-row table:style-name="ro1">
          <table:table-cell office:value-type="float" office:value="174823" calcext:value-type="float">
            <text:p>174823</text:p>
          </table:table-cell>
          <table:table-cell office:value-type="float" office:value="94659" calcext:value-type="float">
            <text:p>94659</text:p>
          </table:table-cell>
        </table:table-row>
        <table:table-row table:style-name="ro1">
          <table:table-cell office:value-type="float" office:value="178361" calcext:value-type="float">
            <text:p>178361</text:p>
          </table:table-cell>
          <table:table-cell office:value-type="float" office:value="82607" calcext:value-type="float">
            <text:p>82607</text:p>
          </table:table-cell>
        </table:table-row>
        <table:table-row table:style-name="ro1">
          <table:table-cell office:value-type="float" office:value="168299" calcext:value-type="float">
            <text:p>168299</text:p>
          </table:table-cell>
          <table:table-cell office:value-type="float" office:value="85619" calcext:value-type="float">
            <text:p>85619</text:p>
          </table:table-cell>
        </table:table-row>
        <table:table-row table:style-name="ro1">
          <table:table-cell office:value-type="float" office:value="186840" calcext:value-type="float">
            <text:p>186840</text:p>
          </table:table-cell>
          <table:table-cell office:value-type="float" office:value="90212" calcext:value-type="float">
            <text:p>90212</text:p>
          </table:table-cell>
        </table:table-row>
        <table:table-row table:style-name="ro1">
          <table:table-cell office:value-type="float" office:value="183072" calcext:value-type="float">
            <text:p>183072</text:p>
          </table:table-cell>
          <table:table-cell office:value-type="float" office:value="91518" calcext:value-type="float">
            <text:p>91518</text:p>
          </table:table-cell>
        </table:table-row>
        <table:table-row table:style-name="ro1">
          <table:table-cell office:value-type="float" office:value="151058" calcext:value-type="float">
            <text:p>151058</text:p>
          </table:table-cell>
          <table:table-cell office:value-type="float" office:value="87742" calcext:value-type="float">
            <text:p>87742</text:p>
          </table:table-cell>
        </table:table-row>
        <table:table-row table:style-name="ro1">
          <table:table-cell office:value-type="float" office:value="159076" calcext:value-type="float">
            <text:p>159076</text:p>
          </table:table-cell>
          <table:table-cell office:value-type="float" office:value="86112" calcext:value-type="float">
            <text:p>86112</text:p>
          </table:table-cell>
        </table:table-row>
        <table:table-row table:style-name="ro1">
          <table:table-cell office:value-type="float" office:value="156465" calcext:value-type="float">
            <text:p>156465</text:p>
          </table:table-cell>
          <table:table-cell office:value-type="float" office:value="87717" calcext:value-type="float">
            <text:p>87717</text:p>
          </table:table-cell>
        </table:table-row>
        <table:table-row table:style-name="ro1">
          <table:table-cell office:value-type="float" office:value="149043" calcext:value-type="float">
            <text:p>149043</text:p>
          </table:table-cell>
          <table:table-cell office:value-type="float" office:value="85392" calcext:value-type="float">
            <text:p>85392</text:p>
          </table:table-cell>
        </table:table-row>
        <table:table-row table:style-name="ro1">
          <table:table-cell office:value-type="float" office:value="147087" calcext:value-type="float">
            <text:p>147087</text:p>
          </table:table-cell>
          <table:table-cell office:value-type="float" office:value="84530" calcext:value-type="float">
            <text:p>84530</text:p>
          </table:table-cell>
        </table:table-row>
        <table:table-row table:style-name="ro1">
          <table:table-cell office:value-type="float" office:value="151239" calcext:value-type="float">
            <text:p>151239</text:p>
          </table:table-cell>
          <table:table-cell office:value-type="float" office:value="150972" calcext:value-type="float">
            <text:p>150972</text:p>
          </table:table-cell>
        </table:table-row>
        <table:table-row table:style-name="ro1">
          <table:table-cell office:value-type="float" office:value="152186" calcext:value-type="float">
            <text:p>152186</text:p>
          </table:table-cell>
          <table:table-cell office:value-type="float" office:value="143575" calcext:value-type="float">
            <text:p>143575</text:p>
          </table:table-cell>
        </table:table-row>
        <table:table-row table:style-name="ro1">
          <table:table-cell office:value-type="float" office:value="136108" calcext:value-type="float">
            <text:p>136108</text:p>
          </table:table-cell>
          <table:table-cell office:value-type="float" office:value="140919" calcext:value-type="float">
            <text:p>140919</text:p>
          </table:table-cell>
        </table:table-row>
        <table:table-row table:style-name="ro1">
          <table:table-cell office:value-type="float" office:value="132593" calcext:value-type="float">
            <text:p>132593</text:p>
          </table:table-cell>
          <table:table-cell office:value-type="float" office:value="139398" calcext:value-type="float">
            <text:p>139398</text:p>
          </table:table-cell>
        </table:table-row>
        <table:table-row table:style-name="ro1">
          <table:table-cell office:value-type="float" office:value="133849" calcext:value-type="float">
            <text:p>133849</text:p>
          </table:table-cell>
          <table:table-cell office:value-type="float" office:value="139548" calcext:value-type="float">
            <text:p>139548</text:p>
          </table:table-cell>
        </table:table-row>
        <table:table-row table:style-name="ro1">
          <table:table-cell office:value-type="float" office:value="131716" calcext:value-type="float">
            <text:p>131716</text:p>
          </table:table-cell>
          <table:table-cell office:value-type="float" office:value="139641" calcext:value-type="float">
            <text:p>139641</text:p>
          </table:table-cell>
        </table:table-row>
        <table:table-row table:style-name="ro1">
          <table:table-cell office:value-type="float" office:value="138648" calcext:value-type="float">
            <text:p>138648</text:p>
          </table:table-cell>
          <table:table-cell office:value-type="float" office:value="136947" calcext:value-type="float">
            <text:p>136947</text:p>
          </table:table-cell>
        </table:table-row>
        <table:table-row table:style-name="ro1">
          <table:table-cell office:value-type="float" office:value="138226" calcext:value-type="float">
            <text:p>138226</text:p>
          </table:table-cell>
          <table:table-cell office:value-type="float" office:value="139335" calcext:value-type="float">
            <text:p>139335</text:p>
          </table:table-cell>
        </table:table-row>
        <table:table-row table:style-name="ro1">
          <table:table-cell office:value-type="float" office:value="136793" calcext:value-type="float">
            <text:p>136793</text:p>
          </table:table-cell>
          <table:table-cell office:value-type="float" office:value="138191" calcext:value-type="float">
            <text:p>138191</text:p>
          </table:table-cell>
        </table:table-row>
        <table:table-row table:style-name="ro1">
          <table:table-cell office:value-type="float" office:value="153228" calcext:value-type="float">
            <text:p>153228</text:p>
          </table:table-cell>
          <table:table-cell office:value-type="float" office:value="140027" calcext:value-type="float">
            <text:p>140027</text:p>
          </table:table-cell>
        </table:table-row>
        <table:table-row table:style-name="ro1">
          <table:table-cell office:value-type="float" office:value="149438" calcext:value-type="float">
            <text:p>149438</text:p>
          </table:table-cell>
          <table:table-cell office:value-type="float" office:value="140806" calcext:value-type="float">
            <text:p>140806</text:p>
          </table:table-cell>
        </table:table-row>
        <table:table-row table:style-name="ro1">
          <table:table-cell office:value-type="float" office:value="145167" calcext:value-type="float">
            <text:p>145167</text:p>
          </table:table-cell>
          <table:table-cell office:value-type="float" office:value="140327" calcext:value-type="float">
            <text:p>140327</text:p>
          </table:table-cell>
        </table:table-row>
        <table:table-row table:style-name="ro1">
          <table:table-cell office:value-type="float" office:value="136901" calcext:value-type="float">
            <text:p>136901</text:p>
          </table:table-cell>
          <table:table-cell office:value-type="float" office:value="146211" calcext:value-type="float">
            <text:p>146211</text:p>
          </table:table-cell>
        </table:table-row>
        <table:table-row table:style-name="ro1">
          <table:table-cell office:value-type="float" office:value="137282" calcext:value-type="float">
            <text:p>137282</text:p>
          </table:table-cell>
          <table:table-cell office:value-type="float" office:value="140073" calcext:value-type="float">
            <text:p>140073</text:p>
          </table:table-cell>
        </table:table-row>
        <table:table-row table:style-name="ro1">
          <table:table-cell office:value-type="float" office:value="134408" calcext:value-type="float">
            <text:p>134408</text:p>
          </table:table-cell>
          <table:table-cell office:value-type="float" office:value="143898" calcext:value-type="float">
            <text:p>143898</text:p>
          </table:table-cell>
        </table:table-row>
        <table:table-row table:style-name="ro1">
          <table:table-cell office:value-type="float" office:value="140257" calcext:value-type="float">
            <text:p>140257</text:p>
          </table:table-cell>
          <table:table-cell office:value-type="float" office:value="138836" calcext:value-type="float">
            <text:p>138836</text:p>
          </table:table-cell>
        </table:table-row>
        <table:table-row table:style-name="ro1">
          <table:table-cell office:value-type="float" office:value="149959" calcext:value-type="float">
            <text:p>149959</text:p>
          </table:table-cell>
          <table:table-cell office:value-type="float" office:value="139140" calcext:value-type="float">
            <text:p>139140</text:p>
          </table:table-cell>
        </table:table-row>
        <table:table-row table:style-name="ro1">
          <table:table-cell office:value-type="float" office:value="150279" calcext:value-type="float">
            <text:p>150279</text:p>
          </table:table-cell>
          <table:table-cell office:value-type="float" office:value="137106" calcext:value-type="float">
            <text:p>137106</text:p>
          </table:table-cell>
        </table:table-row>
        <table:table-row table:style-name="ro1">
          <table:table-cell office:value-type="float" office:value="135191" calcext:value-type="float">
            <text:p>135191</text:p>
          </table:table-cell>
          <table:table-cell office:value-type="float" office:value="141285" calcext:value-type="float">
            <text:p>141285</text:p>
          </table:table-cell>
        </table:table-row>
        <table:table-row table:style-name="ro1">
          <table:table-cell office:value-type="float" office:value="131139" calcext:value-type="float">
            <text:p>131139</text:p>
          </table:table-cell>
          <table:table-cell office:value-type="float" office:value="138939" calcext:value-type="float">
            <text:p>138939</text:p>
          </table:table-cell>
        </table:table-row>
        <table:table-row table:style-name="ro1">
          <table:table-cell office:value-type="float" office:value="95168" calcext:value-type="float">
            <text:p>95168</text:p>
          </table:table-cell>
          <table:table-cell office:value-type="float" office:value="137557" calcext:value-type="float">
            <text:p>137557</text:p>
          </table:table-cell>
        </table:table-row>
        <table:table-row table:style-name="ro1">
          <table:table-cell office:value-type="float" office:value="111174" calcext:value-type="float">
            <text:p>111174</text:p>
          </table:table-cell>
          <table:table-cell office:value-type="float" office:value="138723" calcext:value-type="float">
            <text:p>138723</text:p>
          </table:table-cell>
        </table:table-row>
        <table:table-row table:style-name="ro1">
          <table:table-cell office:value-type="float" office:value="126955" calcext:value-type="float">
            <text:p>126955</text:p>
          </table:table-cell>
          <table:table-cell office:value-type="float" office:value="136829" calcext:value-type="float">
            <text:p>136829</text:p>
          </table:table-cell>
        </table:table-row>
        <table:table-row table:style-name="ro1">
          <table:table-cell office:value-type="float" office:value="98863" calcext:value-type="float">
            <text:p>98863</text:p>
          </table:table-cell>
          <table:table-cell office:value-type="float" office:value="139473" calcext:value-type="float">
            <text:p>139473</text:p>
          </table:table-cell>
        </table:table-row>
        <table:table-row table:style-name="ro1">
          <table:table-cell office:value-type="float" office:value="123735" calcext:value-type="float">
            <text:p>123735</text:p>
          </table:table-cell>
          <table:table-cell office:value-type="float" office:value="137124" calcext:value-type="float">
            <text:p>137124</text:p>
          </table:table-cell>
        </table:table-row>
        <table:table-row table:style-name="ro1">
          <table:table-cell office:value-type="float" office:value="95063" calcext:value-type="float">
            <text:p>95063</text:p>
          </table:table-cell>
          <table:table-cell office:value-type="float" office:value="136885" calcext:value-type="float">
            <text:p>136885</text:p>
          </table:table-cell>
        </table:table-row>
        <table:table-row table:style-name="ro1">
          <table:table-cell office:value-type="float" office:value="135507" calcext:value-type="float">
            <text:p>135507</text:p>
          </table:table-cell>
          <table:table-cell office:value-type="float" office:value="138922" calcext:value-type="float">
            <text:p>138922</text:p>
          </table:table-cell>
        </table:table-row>
        <table:table-row table:style-name="ro1">
          <table:table-cell office:value-type="float" office:value="102366" calcext:value-type="float">
            <text:p>102366</text:p>
          </table:table-cell>
          <table:table-cell office:value-type="float" office:value="138957" calcext:value-type="float">
            <text:p>138957</text:p>
          </table:table-cell>
        </table:table-row>
        <table:table-row table:style-name="ro1">
          <table:table-cell office:value-type="float" office:value="116722" calcext:value-type="float">
            <text:p>116722</text:p>
          </table:table-cell>
          <table:table-cell office:value-type="float" office:value="137096" calcext:value-type="float">
            <text:p>137096</text:p>
          </table:table-cell>
        </table:table-row>
        <table:table-row table:style-name="ro1">
          <table:table-cell office:value-type="float" office:value="108746" calcext:value-type="float">
            <text:p>108746</text:p>
          </table:table-cell>
          <table:table-cell office:value-type="float" office:value="140992" calcext:value-type="float">
            <text:p>140992</text:p>
          </table:table-cell>
        </table:table-row>
        <table:table-row table:style-name="ro1">
          <table:table-cell office:value-type="float" office:value="128121" calcext:value-type="float">
            <text:p>128121</text:p>
          </table:table-cell>
          <table:table-cell office:value-type="float" office:value="140462" calcext:value-type="float">
            <text:p>140462</text:p>
          </table:table-cell>
        </table:table-row>
        <table:table-row table:style-name="ro1">
          <table:table-cell office:value-type="float" office:value="127156" calcext:value-type="float">
            <text:p>127156</text:p>
          </table:table-cell>
          <table:table-cell office:value-type="float" office:value="141361" calcext:value-type="float">
            <text:p>141361</text:p>
          </table:table-cell>
        </table:table-row>
        <table:table-row table:style-name="ro1">
          <table:table-cell office:value-type="float" office:value="112264" calcext:value-type="float">
            <text:p>112264</text:p>
          </table:table-cell>
          <table:table-cell office:value-type="float" office:value="135390" calcext:value-type="float">
            <text:p>135390</text:p>
          </table:table-cell>
        </table:table-row>
        <table:table-row table:style-name="ro1">
          <table:table-cell office:value-type="float" office:value="113888" calcext:value-type="float">
            <text:p>113888</text:p>
          </table:table-cell>
          <table:table-cell office:value-type="float" office:value="136727" calcext:value-type="float">
            <text:p>136727</text:p>
          </table:table-cell>
        </table:table-row>
        <table:table-row table:style-name="ro1">
          <table:table-cell office:value-type="float" office:value="115377" calcext:value-type="float">
            <text:p>115377</text:p>
          </table:table-cell>
          <table:table-cell office:value-type="float" office:value="138149" calcext:value-type="float">
            <text:p>138149</text:p>
          </table:table-cell>
        </table:table-row>
        <table:table-row table:style-name="ro1">
          <table:table-cell office:value-type="float" office:value="120431" calcext:value-type="float">
            <text:p>120431</text:p>
          </table:table-cell>
          <table:table-cell office:value-type="float" office:value="140112" calcext:value-type="float">
            <text:p>140112</text:p>
          </table:table-cell>
        </table:table-row>
        <table:table-row table:style-name="ro1">
          <table:table-cell office:value-type="float" office:value="169330" calcext:value-type="float">
            <text:p>169330</text:p>
          </table:table-cell>
          <table:table-cell office:value-type="float" office:value="136011" calcext:value-type="float">
            <text:p>136011</text:p>
          </table:table-cell>
        </table:table-row>
        <table:table-row table:style-name="ro1">
          <table:table-cell office:value-type="float" office:value="189012" calcext:value-type="float">
            <text:p>189012</text:p>
          </table:table-cell>
          <table:table-cell office:value-type="float" office:value="137586" calcext:value-type="float">
            <text:p>137586</text:p>
          </table:table-cell>
        </table:table-row>
        <table:table-row table:style-name="ro1">
          <table:table-cell office:value-type="float" office:value="170621" calcext:value-type="float">
            <text:p>170621</text:p>
          </table:table-cell>
          <table:table-cell office:value-type="float" office:value="137735" calcext:value-type="float">
            <text:p>137735</text:p>
          </table:table-cell>
        </table:table-row>
        <table:table-row table:style-name="ro1">
          <table:table-cell office:value-type="float" office:value="207656" calcext:value-type="float">
            <text:p>207656</text:p>
          </table:table-cell>
          <table:table-cell office:value-type="float" office:value="138711" calcext:value-type="float">
            <text:p>138711</text:p>
          </table:table-cell>
        </table:table-row>
        <table:table-row table:style-name="ro1">
          <table:table-cell office:value-type="float" office:value="201094" calcext:value-type="float">
            <text:p>201094</text:p>
          </table:table-cell>
          <table:table-cell office:value-type="float" office:value="137518" calcext:value-type="float">
            <text:p>137518</text:p>
          </table:table-cell>
        </table:table-row>
        <table:table-row table:style-name="ro1">
          <table:table-cell office:value-type="float" office:value="183528" calcext:value-type="float">
            <text:p>183528</text:p>
          </table:table-cell>
          <table:table-cell office:value-type="float" office:value="141869" calcext:value-type="float">
            <text:p>141869</text:p>
          </table:table-cell>
        </table:table-row>
        <table:table-row table:style-name="ro1">
          <table:table-cell office:value-type="float" office:value="150070" calcext:value-type="float">
            <text:p>150070</text:p>
          </table:table-cell>
          <table:table-cell office:value-type="float" office:value="139305" calcext:value-type="float">
            <text:p>139305</text:p>
          </table:table-cell>
        </table:table-row>
        <table:table-row table:style-name="ro1">
          <table:table-cell office:value-type="float" office:value="203837" calcext:value-type="float">
            <text:p>203837</text:p>
          </table:table-cell>
          <table:table-cell office:value-type="float" office:value="144291" calcext:value-type="float">
            <text:p>144291</text:p>
          </table:table-cell>
        </table:table-row>
        <table:table-row table:style-name="ro1">
          <table:table-cell office:value-type="float" office:value="188288" calcext:value-type="float">
            <text:p>188288</text:p>
          </table:table-cell>
          <table:table-cell office:value-type="float" office:value="144401" calcext:value-type="float">
            <text:p>144401</text:p>
          </table:table-cell>
        </table:table-row>
        <table:table-row table:style-name="ro1">
          <table:table-cell office:value-type="float" office:value="193796" calcext:value-type="float">
            <text:p>193796</text:p>
          </table:table-cell>
          <table:table-cell office:value-type="float" office:value="141547" calcext:value-type="float">
            <text:p>141547</text:p>
          </table:table-cell>
        </table:table-row>
        <table:table-row table:style-name="ro1">
          <table:table-cell office:value-type="float" office:value="193042" calcext:value-type="float">
            <text:p>193042</text:p>
          </table:table-cell>
          <table:table-cell office:value-type="float" office:value="140532" calcext:value-type="float">
            <text:p>140532</text:p>
          </table:table-cell>
        </table:table-row>
        <table:table-row table:style-name="ro1">
          <table:table-cell office:value-type="float" office:value="165019" calcext:value-type="float">
            <text:p>165019</text:p>
          </table:table-cell>
          <table:table-cell office:value-type="float" office:value="138824" calcext:value-type="float">
            <text:p>138824</text:p>
          </table:table-cell>
        </table:table-row>
        <table:table-row table:style-name="ro1">
          <table:table-cell office:value-type="float" office:value="145499" calcext:value-type="float">
            <text:p>145499</text:p>
          </table:table-cell>
          <table:table-cell office:value-type="float" office:value="142627" calcext:value-type="float">
            <text:p>142627</text:p>
          </table:table-cell>
        </table:table-row>
        <table:table-row table:style-name="ro1">
          <table:table-cell office:value-type="float" office:value="141311" calcext:value-type="float">
            <text:p>141311</text:p>
          </table:table-cell>
          <table:table-cell office:value-type="float" office:value="141857" calcext:value-type="float">
            <text:p>141857</text:p>
          </table:table-cell>
        </table:table-row>
        <table:table-row table:style-name="ro1">
          <table:table-cell office:value-type="float" office:value="150104" calcext:value-type="float">
            <text:p>150104</text:p>
          </table:table-cell>
          <table:table-cell office:value-type="float" office:value="137672" calcext:value-type="float">
            <text:p>137672</text:p>
          </table:table-cell>
        </table:table-row>
        <table:table-row table:style-name="ro1">
          <table:table-cell office:value-type="float" office:value="145219" calcext:value-type="float">
            <text:p>145219</text:p>
          </table:table-cell>
          <table:table-cell office:value-type="float" office:value="143406" calcext:value-type="float">
            <text:p>143406</text:p>
          </table:table-cell>
        </table:table-row>
        <table:table-row table:style-name="ro1">
          <table:table-cell office:value-type="float" office:value="141876" calcext:value-type="float">
            <text:p>141876</text:p>
          </table:table-cell>
          <table:table-cell office:value-type="float" office:value="142328" calcext:value-type="float">
            <text:p>142328</text:p>
          </table:table-cell>
        </table:table-row>
        <table:table-row table:style-name="ro1">
          <table:table-cell office:value-type="float" office:value="145627" calcext:value-type="float">
            <text:p>145627</text:p>
          </table:table-cell>
          <table:table-cell office:value-type="float" office:value="139195" calcext:value-type="float">
            <text:p>139195</text:p>
          </table:table-cell>
        </table:table-row>
        <table:table-row table:style-name="ro1">
          <table:table-cell office:value-type="float" office:value="146795" calcext:value-type="float">
            <text:p>146795</text:p>
          </table:table-cell>
          <table:table-cell office:value-type="float" office:value="139468" calcext:value-type="float">
            <text:p>139468</text:p>
          </table:table-cell>
        </table:table-row>
        <table:table-row table:style-name="ro1">
          <table:table-cell office:value-type="float" office:value="145359" calcext:value-type="float">
            <text:p>145359</text:p>
          </table:table-cell>
          <table:table-cell office:value-type="float" office:value="142727" calcext:value-type="float">
            <text:p>142727</text:p>
          </table:table-cell>
        </table:table-row>
        <table:table-row table:style-name="ro1">
          <table:table-cell office:value-type="float" office:value="150720" calcext:value-type="float">
            <text:p>150720</text:p>
          </table:table-cell>
          <table:table-cell office:value-type="float" office:value="140186" calcext:value-type="float">
            <text:p>140186</text:p>
          </table:table-cell>
        </table:table-row>
        <table:table-row table:style-name="ro1">
          <table:table-cell office:value-type="float" office:value="146618" calcext:value-type="float">
            <text:p>146618</text:p>
          </table:table-cell>
          <table:table-cell office:value-type="float" office:value="138697" calcext:value-type="float">
            <text:p>138697</text:p>
          </table:table-cell>
        </table:table-row>
        <table:table-row table:style-name="ro1">
          <table:table-cell office:value-type="float" office:value="142660" calcext:value-type="float">
            <text:p>142660</text:p>
          </table:table-cell>
          <table:table-cell office:value-type="float" office:value="137240" calcext:value-type="float">
            <text:p>137240</text:p>
          </table:table-cell>
        </table:table-row>
        <table:table-row table:style-name="ro1">
          <table:table-cell office:value-type="float" office:value="153260" calcext:value-type="float">
            <text:p>153260</text:p>
          </table:table-cell>
          <table:table-cell office:value-type="float" office:value="142017" calcext:value-type="float">
            <text:p>142017</text:p>
          </table:table-cell>
        </table:table-row>
        <table:table-row table:style-name="ro1">
          <table:table-cell office:value-type="float" office:value="146764" calcext:value-type="float">
            <text:p>146764</text:p>
          </table:table-cell>
          <table:table-cell office:value-type="float" office:value="139793" calcext:value-type="float">
            <text:p>139793</text:p>
          </table:table-cell>
        </table:table-row>
        <table:table-row table:style-name="ro1">
          <table:table-cell office:value-type="float" office:value="149120" calcext:value-type="float">
            <text:p>149120</text:p>
          </table:table-cell>
          <table:table-cell office:value-type="float" office:value="135195" calcext:value-type="float">
            <text:p>135195</text:p>
          </table:table-cell>
        </table:table-row>
        <table:table-row table:style-name="ro1">
          <table:table-cell office:value-type="float" office:value="147844" calcext:value-type="float">
            <text:p>147844</text:p>
          </table:table-cell>
          <table:table-cell office:value-type="float" office:value="138359" calcext:value-type="float">
            <text:p>138359</text:p>
          </table:table-cell>
        </table:table-row>
        <table:table-row table:style-name="ro1">
          <table:table-cell office:value-type="float" office:value="145146" calcext:value-type="float">
            <text:p>145146</text:p>
          </table:table-cell>
          <table:table-cell office:value-type="float" office:value="139907" calcext:value-type="float">
            <text:p>139907</text:p>
          </table:table-cell>
        </table:table-row>
        <table:table-row table:style-name="ro1">
          <table:table-cell office:value-type="float" office:value="148473" calcext:value-type="float">
            <text:p>148473</text:p>
          </table:table-cell>
          <table:table-cell office:value-type="float" office:value="138041" calcext:value-type="float">
            <text:p>138041</text:p>
          </table:table-cell>
        </table:table-row>
        <table:table-row table:style-name="ro1">
          <table:table-cell office:value-type="float" office:value="152015" calcext:value-type="float">
            <text:p>152015</text:p>
          </table:table-cell>
          <table:table-cell office:value-type="float" office:value="140000" calcext:value-type="float">
            <text:p>140000</text:p>
          </table:table-cell>
        </table:table-row>
        <table:table-row table:style-name="ro1">
          <table:table-cell office:value-type="float" office:value="150010" calcext:value-type="float">
            <text:p>150010</text:p>
          </table:table-cell>
          <table:table-cell office:value-type="float" office:value="136415" calcext:value-type="float">
            <text:p>136415</text:p>
          </table:table-cell>
        </table:table-row>
        <table:table-row table:style-name="ro1">
          <table:table-cell office:value-type="float" office:value="142365" calcext:value-type="float">
            <text:p>142365</text:p>
          </table:table-cell>
          <table:table-cell office:value-type="float" office:value="138786" calcext:value-type="float">
            <text:p>138786</text:p>
          </table:table-cell>
        </table:table-row>
        <table:table-row table:style-name="ro1">
          <table:table-cell office:value-type="float" office:value="155286" calcext:value-type="float">
            <text:p>155286</text:p>
          </table:table-cell>
          <table:table-cell office:value-type="float" office:value="138049" calcext:value-type="float">
            <text:p>138049</text:p>
          </table:table-cell>
        </table:table-row>
        <table:table-row table:style-name="ro1">
          <table:table-cell office:value-type="float" office:value="157234" calcext:value-type="float">
            <text:p>157234</text:p>
          </table:table-cell>
          <table:table-cell office:value-type="float" office:value="142648" calcext:value-type="float">
            <text:p>142648</text:p>
          </table:table-cell>
        </table:table-row>
        <table:table-row table:style-name="ro1">
          <table:table-cell office:value-type="float" office:value="160799" calcext:value-type="float">
            <text:p>160799</text:p>
          </table:table-cell>
          <table:table-cell office:value-type="float" office:value="137678" calcext:value-type="float">
            <text:p>137678</text:p>
          </table:table-cell>
        </table:table-row>
        <table:table-row table:style-name="ro1">
          <table:table-cell office:value-type="float" office:value="157307" calcext:value-type="float">
            <text:p>157307</text:p>
          </table:table-cell>
          <table:table-cell office:value-type="float" office:value="135398" calcext:value-type="float">
            <text:p>135398</text:p>
          </table:table-cell>
        </table:table-row>
        <table:table-row table:style-name="ro1">
          <table:table-cell office:value-type="float" office:value="152231" calcext:value-type="float">
            <text:p>152231</text:p>
          </table:table-cell>
          <table:table-cell office:value-type="float" office:value="136615" calcext:value-type="float">
            <text:p>136615</text:p>
          </table:table-cell>
        </table:table-row>
        <table:table-row table:style-name="ro1">
          <table:table-cell office:value-type="float" office:value="158630" calcext:value-type="float">
            <text:p>158630</text:p>
          </table:table-cell>
          <table:table-cell office:value-type="float" office:value="136785" calcext:value-type="float">
            <text:p>136785</text:p>
          </table:table-cell>
        </table:table-row>
        <table:table-row table:style-name="ro1">
          <table:table-cell office:value-type="float" office:value="152976" calcext:value-type="float">
            <text:p>152976</text:p>
          </table:table-cell>
          <table:table-cell office:value-type="float" office:value="139178" calcext:value-type="float">
            <text:p>139178</text:p>
          </table:table-cell>
        </table:table-row>
        <table:table-row table:style-name="ro1">
          <table:table-cell office:value-type="float" office:value="156822" calcext:value-type="float">
            <text:p>156822</text:p>
          </table:table-cell>
          <table:table-cell office:value-type="float" office:value="139784" calcext:value-type="float">
            <text:p>139784</text:p>
          </table:table-cell>
        </table:table-row>
        <table:table-row table:style-name="ro1">
          <table:table-cell office:value-type="float" office:value="148398" calcext:value-type="float">
            <text:p>148398</text:p>
          </table:table-cell>
          <table:table-cell office:value-type="float" office:value="138597" calcext:value-type="float">
            <text:p>138597</text:p>
          </table:table-cell>
        </table:table-row>
        <table:table-row table:style-name="ro1">
          <table:table-cell office:value-type="float" office:value="145362" calcext:value-type="float">
            <text:p>145362</text:p>
          </table:table-cell>
          <table:table-cell office:value-type="float" office:value="139076" calcext:value-type="float">
            <text:p>139076</text:p>
          </table:table-cell>
        </table:table-row>
        <table:table-row table:style-name="ro1">
          <table:table-cell office:value-type="float" office:value="143906" calcext:value-type="float">
            <text:p>143906</text:p>
          </table:table-cell>
          <table:table-cell office:value-type="float" office:value="137954" calcext:value-type="float">
            <text:p>137954</text:p>
          </table:table-cell>
        </table:table-row>
        <table:table-row table:style-name="ro1">
          <table:table-cell office:value-type="float" office:value="147211" calcext:value-type="float">
            <text:p>147211</text:p>
          </table:table-cell>
          <table:table-cell office:value-type="float" office:value="144546" calcext:value-type="float">
            <text:p>144546</text:p>
          </table:table-cell>
        </table:table-row>
        <table:table-row table:style-name="ro1">
          <table:table-cell office:value-type="float" office:value="142337" calcext:value-type="float">
            <text:p>142337</text:p>
          </table:table-cell>
          <table:table-cell office:value-type="float" office:value="141424" calcext:value-type="float">
            <text:p>141424</text:p>
          </table:table-cell>
        </table:table-row>
        <table:table-row table:style-name="ro1">
          <table:table-cell office:value-type="float" office:value="152515" calcext:value-type="float">
            <text:p>152515</text:p>
          </table:table-cell>
          <table:table-cell office:value-type="float" office:value="138467" calcext:value-type="float">
            <text:p>138467</text:p>
          </table:table-cell>
        </table:table-row>
        <table:table-row table:style-name="ro1">
          <table:table-cell office:value-type="float" office:value="147181" calcext:value-type="float">
            <text:p>147181</text:p>
          </table:table-cell>
          <table:table-cell office:value-type="float" office:value="137724" calcext:value-type="float">
            <text:p>137724</text:p>
          </table:table-cell>
        </table:table-row>
        <table:table-row table:style-name="ro1">
          <table:table-cell office:value-type="float" office:value="149383" calcext:value-type="float">
            <text:p>149383</text:p>
          </table:table-cell>
          <table:table-cell office:value-type="float" office:value="140592" calcext:value-type="float">
            <text:p>140592</text:p>
          </table:table-cell>
        </table:table-row>
        <table:table-row table:style-name="ro1">
          <table:table-cell office:value-type="float" office:value="150736" calcext:value-type="float">
            <text:p>150736</text:p>
          </table:table-cell>
          <table:table-cell office:value-type="float" office:value="136417" calcext:value-type="float">
            <text:p>136417</text:p>
          </table:table-cell>
        </table:table-row>
        <table:table-row table:style-name="ro1">
          <table:table-cell office:value-type="float" office:value="147031" calcext:value-type="float">
            <text:p>147031</text:p>
          </table:table-cell>
          <table:table-cell office:value-type="float" office:value="136197" calcext:value-type="float">
            <text:p>136197</text:p>
          </table:table-cell>
        </table:table-row>
        <table:table-row table:style-name="ro1">
          <table:table-cell office:value-type="float" office:value="147330" calcext:value-type="float">
            <text:p>147330</text:p>
          </table:table-cell>
          <table:table-cell office:value-type="float" office:value="136626" calcext:value-type="float">
            <text:p>136626</text:p>
          </table:table-cell>
        </table:table-row>
        <table:table-row table:style-name="ro1">
          <table:table-cell office:value-type="float" office:value="151916" calcext:value-type="float">
            <text:p>151916</text:p>
          </table:table-cell>
          <table:table-cell office:value-type="float" office:value="135566" calcext:value-type="float">
            <text:p>135566</text:p>
          </table:table-cell>
        </table:table-row>
        <table:table-row table:style-name="ro1">
          <table:table-cell office:value-type="float" office:value="164457" calcext:value-type="float">
            <text:p>164457</text:p>
          </table:table-cell>
          <table:table-cell office:value-type="float" office:value="143344" calcext:value-type="float">
            <text:p>143344</text:p>
          </table:table-cell>
        </table:table-row>
        <table:table-row table:style-name="ro1">
          <table:table-cell office:value-type="float" office:value="145078" calcext:value-type="float">
            <text:p>145078</text:p>
          </table:table-cell>
          <table:table-cell office:value-type="float" office:value="138538" calcext:value-type="float">
            <text:p>138538</text:p>
          </table:table-cell>
        </table:table-row>
        <table:table-row table:style-name="ro1">
          <table:table-cell office:value-type="float" office:value="147257" calcext:value-type="float">
            <text:p>147257</text:p>
          </table:table-cell>
          <table:table-cell office:value-type="float" office:value="140487" calcext:value-type="float">
            <text:p>140487</text:p>
          </table:table-cell>
        </table:table-row>
        <table:table-row table:style-name="ro1">
          <table:table-cell office:value-type="float" office:value="145310" calcext:value-type="float">
            <text:p>145310</text:p>
          </table:table-cell>
          <table:table-cell office:value-type="float" office:value="137530" calcext:value-type="float">
            <text:p>137530</text:p>
          </table:table-cell>
        </table:table-row>
        <table:table-row table:style-name="ro1">
          <table:table-cell office:value-type="float" office:value="139727" calcext:value-type="float">
            <text:p>139727</text:p>
          </table:table-cell>
          <table:table-cell office:value-type="float" office:value="139435" calcext:value-type="float">
            <text:p>139435</text:p>
          </table:table-cell>
        </table:table-row>
        <table:table-row table:style-name="ro1">
          <table:table-cell office:value-type="float" office:value="143090" calcext:value-type="float">
            <text:p>143090</text:p>
          </table:table-cell>
          <table:table-cell office:value-type="float" office:value="137665" calcext:value-type="float">
            <text:p>137665</text:p>
          </table:table-cell>
        </table:table-row>
        <table:table-row table:style-name="ro1">
          <table:table-cell office:value-type="float" office:value="150400" calcext:value-type="float">
            <text:p>150400</text:p>
          </table:table-cell>
          <table:table-cell office:value-type="float" office:value="138873" calcext:value-type="float">
            <text:p>138873</text:p>
          </table:table-cell>
        </table:table-row>
        <table:table-row table:style-name="ro1">
          <table:table-cell office:value-type="float" office:value="140921" calcext:value-type="float">
            <text:p>140921</text:p>
          </table:table-cell>
          <table:table-cell office:value-type="float" office:value="138230" calcext:value-type="float">
            <text:p>138230</text:p>
          </table:table-cell>
        </table:table-row>
        <table:table-row table:style-name="ro1">
          <table:table-cell office:value-type="float" office:value="140941" calcext:value-type="float">
            <text:p>140941</text:p>
          </table:table-cell>
          <table:table-cell office:value-type="float" office:value="138968" calcext:value-type="float">
            <text:p>138968</text:p>
          </table:table-cell>
        </table:table-row>
        <table:table-row table:style-name="ro1">
          <table:table-cell office:value-type="float" office:value="140864" calcext:value-type="float">
            <text:p>140864</text:p>
          </table:table-cell>
          <table:table-cell office:value-type="float" office:value="135792" calcext:value-type="float">
            <text:p>135792</text:p>
          </table:table-cell>
        </table:table-row>
        <table:table-row table:style-name="ro1">
          <table:table-cell office:value-type="float" office:value="141654" calcext:value-type="float">
            <text:p>141654</text:p>
          </table:table-cell>
          <table:table-cell office:value-type="float" office:value="137959" calcext:value-type="float">
            <text:p>137959</text:p>
          </table:table-cell>
        </table:table-row>
        <table:table-row table:style-name="ro1">
          <table:table-cell office:value-type="float" office:value="146120" calcext:value-type="float">
            <text:p>146120</text:p>
          </table:table-cell>
          <table:table-cell office:value-type="float" office:value="143389" calcext:value-type="float">
            <text:p>143389</text:p>
          </table:table-cell>
        </table:table-row>
        <table:table-row table:style-name="ro1">
          <table:table-cell office:value-type="float" office:value="145038" calcext:value-type="float">
            <text:p>145038</text:p>
          </table:table-cell>
          <table:table-cell office:value-type="float" office:value="137841" calcext:value-type="float">
            <text:p>137841</text:p>
          </table:table-cell>
        </table:table-row>
        <table:table-row table:style-name="ro1">
          <table:table-cell office:value-type="float" office:value="148197" calcext:value-type="float">
            <text:p>148197</text:p>
          </table:table-cell>
          <table:table-cell office:value-type="float" office:value="139202" calcext:value-type="float">
            <text:p>139202</text:p>
          </table:table-cell>
        </table:table-row>
        <table:table-row table:style-name="ro1">
          <table:table-cell office:value-type="float" office:value="146778" calcext:value-type="float">
            <text:p>146778</text:p>
          </table:table-cell>
          <table:table-cell office:value-type="float" office:value="140680" calcext:value-type="float">
            <text:p>140680</text:p>
          </table:table-cell>
        </table:table-row>
        <table:table-row table:style-name="ro1">
          <table:table-cell office:value-type="float" office:value="149309" calcext:value-type="float">
            <text:p>149309</text:p>
          </table:table-cell>
          <table:table-cell office:value-type="float" office:value="143807" calcext:value-type="float">
            <text:p>143807</text:p>
          </table:table-cell>
        </table:table-row>
        <table:table-row table:style-name="ro1">
          <table:table-cell office:value-type="float" office:value="151510" calcext:value-type="float">
            <text:p>151510</text:p>
          </table:table-cell>
          <table:table-cell office:value-type="float" office:value="143903" calcext:value-type="float">
            <text:p>143903</text:p>
          </table:table-cell>
        </table:table-row>
        <table:table-row table:style-name="ro1">
          <table:table-cell office:value-type="float" office:value="154482" calcext:value-type="float">
            <text:p>154482</text:p>
          </table:table-cell>
          <table:table-cell office:value-type="float" office:value="138690" calcext:value-type="float">
            <text:p>138690</text:p>
          </table:table-cell>
        </table:table-row>
        <table:table-row table:style-name="ro1">
          <table:table-cell office:value-type="float" office:value="148875" calcext:value-type="float">
            <text:p>148875</text:p>
          </table:table-cell>
          <table:table-cell office:value-type="float" office:value="140398" calcext:value-type="float">
            <text:p>140398</text:p>
          </table:table-cell>
        </table:table-row>
        <table:table-row table:style-name="ro1">
          <table:table-cell office:value-type="float" office:value="152963" calcext:value-type="float">
            <text:p>152963</text:p>
          </table:table-cell>
          <table:table-cell office:value-type="float" office:value="140887" calcext:value-type="float">
            <text:p>140887</text:p>
          </table:table-cell>
        </table:table-row>
        <table:table-row table:style-name="ro1">
          <table:table-cell office:value-type="float" office:value="152311" calcext:value-type="float">
            <text:p>152311</text:p>
          </table:table-cell>
          <table:table-cell office:value-type="float" office:value="138769" calcext:value-type="float">
            <text:p>138769</text:p>
          </table:table-cell>
        </table:table-row>
        <table:table-row table:style-name="ro1">
          <table:table-cell office:value-type="float" office:value="147761" calcext:value-type="float">
            <text:p>147761</text:p>
          </table:table-cell>
          <table:table-cell office:value-type="float" office:value="138157" calcext:value-type="float">
            <text:p>138157</text:p>
          </table:table-cell>
        </table:table-row>
        <table:table-row table:style-name="ro1">
          <table:table-cell office:value-type="float" office:value="148297" calcext:value-type="float">
            <text:p>148297</text:p>
          </table:table-cell>
          <table:table-cell office:value-type="float" office:value="140944" calcext:value-type="float">
            <text:p>140944</text:p>
          </table:table-cell>
        </table:table-row>
        <table:table-row table:style-name="ro1">
          <table:table-cell office:value-type="float" office:value="149675" calcext:value-type="float">
            <text:p>149675</text:p>
          </table:table-cell>
          <table:table-cell office:value-type="float" office:value="141494" calcext:value-type="float">
            <text:p>141494</text:p>
          </table:table-cell>
        </table:table-row>
        <table:table-row table:style-name="ro1">
          <table:table-cell office:value-type="float" office:value="148020" calcext:value-type="float">
            <text:p>148020</text:p>
          </table:table-cell>
          <table:table-cell office:value-type="float" office:value="141788" calcext:value-type="float">
            <text:p>141788</text:p>
          </table:table-cell>
        </table:table-row>
        <table:table-row table:style-name="ro1">
          <table:table-cell office:value-type="float" office:value="147384" calcext:value-type="float">
            <text:p>147384</text:p>
          </table:table-cell>
          <table:table-cell office:value-type="float" office:value="140605" calcext:value-type="float">
            <text:p>140605</text:p>
          </table:table-cell>
        </table:table-row>
        <table:table-row table:style-name="ro1">
          <table:table-cell office:value-type="float" office:value="153528" calcext:value-type="float">
            <text:p>153528</text:p>
          </table:table-cell>
          <table:table-cell office:value-type="float" office:value="149436" calcext:value-type="float">
            <text:p>149436</text:p>
          </table:table-cell>
        </table:table-row>
        <table:table-row table:style-name="ro1">
          <table:table-cell office:value-type="float" office:value="153343" calcext:value-type="float">
            <text:p>153343</text:p>
          </table:table-cell>
          <table:table-cell office:value-type="float" office:value="137334" calcext:value-type="float">
            <text:p>137334</text:p>
          </table:table-cell>
        </table:table-row>
        <table:table-row table:style-name="ro1">
          <table:table-cell office:value-type="float" office:value="146497" calcext:value-type="float">
            <text:p>146497</text:p>
          </table:table-cell>
          <table:table-cell office:value-type="float" office:value="140256" calcext:value-type="float">
            <text:p>140256</text:p>
          </table:table-cell>
        </table:table-row>
        <table:table-row table:style-name="ro1">
          <table:table-cell office:value-type="float" office:value="150383" calcext:value-type="float">
            <text:p>150383</text:p>
          </table:table-cell>
          <table:table-cell office:value-type="float" office:value="139322" calcext:value-type="float">
            <text:p>139322</text:p>
          </table:table-cell>
        </table:table-row>
        <table:table-row table:style-name="ro1">
          <table:table-cell office:value-type="float" office:value="147764" calcext:value-type="float">
            <text:p>147764</text:p>
          </table:table-cell>
          <table:table-cell office:value-type="float" office:value="142900" calcext:value-type="float">
            <text:p>142900</text:p>
          </table:table-cell>
        </table:table-row>
        <table:table-row table:style-name="ro1">
          <table:table-cell office:value-type="float" office:value="148081" calcext:value-type="float">
            <text:p>148081</text:p>
          </table:table-cell>
          <table:table-cell office:value-type="float" office:value="140613" calcext:value-type="float">
            <text:p>140613</text:p>
          </table:table-cell>
        </table:table-row>
        <table:table-row table:style-name="ro1">
          <table:table-cell office:value-type="float" office:value="149630" calcext:value-type="float">
            <text:p>149630</text:p>
          </table:table-cell>
          <table:table-cell office:value-type="float" office:value="137507" calcext:value-type="float">
            <text:p>137507</text:p>
          </table:table-cell>
        </table:table-row>
        <table:table-row table:style-name="ro1">
          <table:table-cell office:value-type="float" office:value="147401" calcext:value-type="float">
            <text:p>147401</text:p>
          </table:table-cell>
          <table:table-cell office:value-type="float" office:value="139620" calcext:value-type="float">
            <text:p>139620</text:p>
          </table:table-cell>
        </table:table-row>
        <table:table-row table:style-name="ro1">
          <table:table-cell office:value-type="float" office:value="149623" calcext:value-type="float">
            <text:p>149623</text:p>
          </table:table-cell>
          <table:table-cell office:value-type="float" office:value="138635" calcext:value-type="float">
            <text:p>138635</text:p>
          </table:table-cell>
        </table:table-row>
        <table:table-row table:style-name="ro1">
          <table:table-cell office:value-type="float" office:value="150609" calcext:value-type="float">
            <text:p>150609</text:p>
          </table:table-cell>
          <table:table-cell office:value-type="float" office:value="137531" calcext:value-type="float">
            <text:p>137531</text:p>
          </table:table-cell>
        </table:table-row>
        <table:table-row table:style-name="ro1">
          <table:table-cell office:value-type="float" office:value="144491" calcext:value-type="float">
            <text:p>144491</text:p>
          </table:table-cell>
          <table:table-cell office:value-type="float" office:value="138650" calcext:value-type="float">
            <text:p>138650</text:p>
          </table:table-cell>
        </table:table-row>
        <table:table-row table:style-name="ro1">
          <table:table-cell office:value-type="float" office:value="180019" calcext:value-type="float">
            <text:p>180019</text:p>
          </table:table-cell>
          <table:table-cell office:value-type="float" office:value="138188" calcext:value-type="float">
            <text:p>138188</text:p>
          </table:table-cell>
        </table:table-row>
        <table:table-row table:style-name="ro1">
          <table:table-cell office:value-type="float" office:value="153523" calcext:value-type="float">
            <text:p>153523</text:p>
          </table:table-cell>
          <table:table-cell office:value-type="float" office:value="137302" calcext:value-type="float">
            <text:p>137302</text:p>
          </table:table-cell>
        </table:table-row>
        <table:table-row table:style-name="ro1">
          <table:table-cell office:value-type="float" office:value="145015" calcext:value-type="float">
            <text:p>145015</text:p>
          </table:table-cell>
          <table:table-cell office:value-type="float" office:value="140073" calcext:value-type="float">
            <text:p>140073</text:p>
          </table:table-cell>
        </table:table-row>
        <table:table-row table:style-name="ro1">
          <table:table-cell office:value-type="float" office:value="146298" calcext:value-type="float">
            <text:p>146298</text:p>
          </table:table-cell>
          <table:table-cell office:value-type="float" office:value="140670" calcext:value-type="float">
            <text:p>140670</text:p>
          </table:table-cell>
        </table:table-row>
        <table:table-row table:style-name="ro1">
          <table:table-cell office:value-type="float" office:value="144112" calcext:value-type="float">
            <text:p>144112</text:p>
          </table:table-cell>
          <table:table-cell office:value-type="float" office:value="138608" calcext:value-type="float">
            <text:p>138608</text:p>
          </table:table-cell>
        </table:table-row>
        <table:table-row table:style-name="ro1">
          <table:table-cell office:value-type="float" office:value="158135" calcext:value-type="float">
            <text:p>158135</text:p>
          </table:table-cell>
          <table:table-cell office:value-type="float" office:value="141740" calcext:value-type="float">
            <text:p>141740</text:p>
          </table:table-cell>
        </table:table-row>
        <table:table-row table:style-name="ro1">
          <table:table-cell office:value-type="float" office:value="144493" calcext:value-type="float">
            <text:p>144493</text:p>
          </table:table-cell>
          <table:table-cell office:value-type="float" office:value="138450" calcext:value-type="float">
            <text:p>138450</text:p>
          </table:table-cell>
        </table:table-row>
        <table:table-row table:style-name="ro1">
          <table:table-cell office:value-type="float" office:value="148243" calcext:value-type="float">
            <text:p>148243</text:p>
          </table:table-cell>
          <table:table-cell office:value-type="float" office:value="141285" calcext:value-type="float">
            <text:p>141285</text:p>
          </table:table-cell>
        </table:table-row>
        <table:table-row table:style-name="ro1">
          <table:table-cell office:value-type="float" office:value="143894" calcext:value-type="float">
            <text:p>143894</text:p>
          </table:table-cell>
          <table:table-cell office:value-type="float" office:value="142531" calcext:value-type="float">
            <text:p>142531</text:p>
          </table:table-cell>
        </table:table-row>
        <table:table-row table:style-name="ro1">
          <table:table-cell office:value-type="float" office:value="154871" calcext:value-type="float">
            <text:p>154871</text:p>
          </table:table-cell>
          <table:table-cell office:value-type="float" office:value="140153" calcext:value-type="float">
            <text:p>140153</text:p>
          </table:table-cell>
        </table:table-row>
        <table:table-row table:style-name="ro1">
          <table:table-cell office:value-type="float" office:value="145780" calcext:value-type="float">
            <text:p>145780</text:p>
          </table:table-cell>
          <table:table-cell office:value-type="float" office:value="135448" calcext:value-type="float">
            <text:p>135448</text:p>
          </table:table-cell>
        </table:table-row>
        <table:table-row table:style-name="ro1">
          <table:table-cell office:value-type="float" office:value="157071" calcext:value-type="float">
            <text:p>157071</text:p>
          </table:table-cell>
          <table:table-cell office:value-type="float" office:value="137726" calcext:value-type="float">
            <text:p>137726</text:p>
          </table:table-cell>
        </table:table-row>
        <table:table-row table:style-name="ro1">
          <table:table-cell office:value-type="float" office:value="143416" calcext:value-type="float">
            <text:p>143416</text:p>
          </table:table-cell>
          <table:table-cell office:value-type="float" office:value="137899" calcext:value-type="float">
            <text:p>137899</text:p>
          </table:table-cell>
        </table:table-row>
        <table:table-row table:style-name="ro1">
          <table:table-cell office:value-type="float" office:value="146277" calcext:value-type="float">
            <text:p>146277</text:p>
          </table:table-cell>
          <table:table-cell office:value-type="float" office:value="141999" calcext:value-type="float">
            <text:p>141999</text:p>
          </table:table-cell>
        </table:table-row>
        <table:table-row table:style-name="ro1">
          <table:table-cell office:value-type="float" office:value="157813" calcext:value-type="float">
            <text:p>157813</text:p>
          </table:table-cell>
          <table:table-cell office:value-type="float" office:value="137810" calcext:value-type="float">
            <text:p>137810</text:p>
          </table:table-cell>
        </table:table-row>
        <table:table-row table:style-name="ro1">
          <table:table-cell office:value-type="float" office:value="147711" calcext:value-type="float">
            <text:p>147711</text:p>
          </table:table-cell>
          <table:table-cell office:value-type="float" office:value="138207" calcext:value-type="float">
            <text:p>138207</text:p>
          </table:table-cell>
        </table:table-row>
        <table:table-row table:style-name="ro1">
          <table:table-cell office:value-type="float" office:value="154343" calcext:value-type="float">
            <text:p>154343</text:p>
          </table:table-cell>
          <table:table-cell office:value-type="float" office:value="141639" calcext:value-type="float">
            <text:p>141639</text:p>
          </table:table-cell>
        </table:table-row>
        <table:table-row table:style-name="ro1">
          <table:table-cell office:value-type="float" office:value="162488" calcext:value-type="float">
            <text:p>162488</text:p>
          </table:table-cell>
          <table:table-cell office:value-type="float" office:value="140329" calcext:value-type="float">
            <text:p>140329</text:p>
          </table:table-cell>
        </table:table-row>
        <table:table-row table:style-name="ro1">
          <table:table-cell office:value-type="float" office:value="155904" calcext:value-type="float">
            <text:p>155904</text:p>
          </table:table-cell>
          <table:table-cell office:value-type="float" office:value="140942" calcext:value-type="float">
            <text:p>140942</text:p>
          </table:table-cell>
        </table:table-row>
        <table:table-row table:style-name="ro1">
          <table:table-cell office:value-type="float" office:value="161139" calcext:value-type="float">
            <text:p>161139</text:p>
          </table:table-cell>
          <table:table-cell office:value-type="float" office:value="139606" calcext:value-type="float">
            <text:p>139606</text:p>
          </table:table-cell>
        </table:table-row>
        <table:table-row table:style-name="ro1">
          <table:table-cell office:value-type="float" office:value="159912" calcext:value-type="float">
            <text:p>159912</text:p>
          </table:table-cell>
          <table:table-cell office:value-type="float" office:value="138412" calcext:value-type="float">
            <text:p>138412</text:p>
          </table:table-cell>
        </table:table-row>
        <table:table-row table:style-name="ro1">
          <table:table-cell office:value-type="float" office:value="158028" calcext:value-type="float">
            <text:p>158028</text:p>
          </table:table-cell>
          <table:table-cell office:value-type="float" office:value="138927" calcext:value-type="float">
            <text:p>138927</text:p>
          </table:table-cell>
        </table:table-row>
        <table:table-row table:style-name="ro1">
          <table:table-cell office:value-type="float" office:value="155289" calcext:value-type="float">
            <text:p>155289</text:p>
          </table:table-cell>
          <table:table-cell office:value-type="float" office:value="140839" calcext:value-type="float">
            <text:p>140839</text:p>
          </table:table-cell>
        </table:table-row>
        <table:table-row table:style-name="ro1">
          <table:table-cell office:value-type="float" office:value="166555" calcext:value-type="float">
            <text:p>166555</text:p>
          </table:table-cell>
          <table:table-cell office:value-type="float" office:value="138500" calcext:value-type="float">
            <text:p>138500</text:p>
          </table:table-cell>
        </table:table-row>
        <table:table-row table:style-name="ro1">
          <table:table-cell office:value-type="float" office:value="157247" calcext:value-type="float">
            <text:p>157247</text:p>
          </table:table-cell>
          <table:table-cell office:value-type="float" office:value="139802" calcext:value-type="float">
            <text:p>139802</text:p>
          </table:table-cell>
        </table:table-row>
        <table:table-row table:style-name="ro1">
          <table:table-cell office:value-type="float" office:value="154219" calcext:value-type="float">
            <text:p>154219</text:p>
          </table:table-cell>
          <table:table-cell office:value-type="float" office:value="135753" calcext:value-type="float">
            <text:p>135753</text:p>
          </table:table-cell>
        </table:table-row>
        <table:table-row table:style-name="ro1">
          <table:table-cell office:value-type="float" office:value="159626" calcext:value-type="float">
            <text:p>159626</text:p>
          </table:table-cell>
          <table:table-cell office:value-type="float" office:value="137799" calcext:value-type="float">
            <text:p>137799</text:p>
          </table:table-cell>
        </table:table-row>
        <table:table-row table:style-name="ro1">
          <table:table-cell office:value-type="float" office:value="154703" calcext:value-type="float">
            <text:p>154703</text:p>
          </table:table-cell>
          <table:table-cell office:value-type="float" office:value="139759" calcext:value-type="float">
            <text:p>139759</text:p>
          </table:table-cell>
        </table:table-row>
        <table:table-row table:style-name="ro1">
          <table:table-cell office:value-type="float" office:value="156716" calcext:value-type="float">
            <text:p>156716</text:p>
          </table:table-cell>
          <table:table-cell office:value-type="float" office:value="137788" calcext:value-type="float">
            <text:p>137788</text:p>
          </table:table-cell>
        </table:table-row>
        <table:table-row table:style-name="ro1">
          <table:table-cell office:value-type="float" office:value="168901" calcext:value-type="float">
            <text:p>168901</text:p>
          </table:table-cell>
          <table:table-cell office:value-type="float" office:value="138829" calcext:value-type="float">
            <text:p>138829</text:p>
          </table:table-cell>
        </table:table-row>
        <table:table-row table:style-name="ro1">
          <table:table-cell office:value-type="float" office:value="148698" calcext:value-type="float">
            <text:p>148698</text:p>
          </table:table-cell>
          <table:table-cell office:value-type="float" office:value="139710" calcext:value-type="float">
            <text:p>139710</text:p>
          </table:table-cell>
        </table:table-row>
        <table:table-row table:style-name="ro1">
          <table:table-cell office:value-type="float" office:value="159109" calcext:value-type="float">
            <text:p>159109</text:p>
          </table:table-cell>
          <table:table-cell office:value-type="float" office:value="142137" calcext:value-type="float">
            <text:p>142137</text:p>
          </table:table-cell>
        </table:table-row>
        <table:table-row table:style-name="ro1">
          <table:table-cell office:value-type="float" office:value="151209" calcext:value-type="float">
            <text:p>151209</text:p>
          </table:table-cell>
          <table:table-cell office:value-type="float" office:value="143755" calcext:value-type="float">
            <text:p>143755</text:p>
          </table:table-cell>
        </table:table-row>
        <table:table-row table:style-name="ro1">
          <table:table-cell office:value-type="float" office:value="143790" calcext:value-type="float">
            <text:p>143790</text:p>
          </table:table-cell>
          <table:table-cell office:value-type="float" office:value="143341" calcext:value-type="float">
            <text:p>143341</text:p>
          </table:table-cell>
        </table:table-row>
        <table:table-row table:style-name="ro1">
          <table:table-cell office:value-type="float" office:value="143246" calcext:value-type="float">
            <text:p>143246</text:p>
          </table:table-cell>
          <table:table-cell office:value-type="float" office:value="151084" calcext:value-type="float">
            <text:p>151084</text:p>
          </table:table-cell>
        </table:table-row>
        <table:table-row table:style-name="ro1">
          <table:table-cell office:value-type="float" office:value="149322" calcext:value-type="float">
            <text:p>149322</text:p>
          </table:table-cell>
          <table:table-cell office:value-type="float" office:value="142664" calcext:value-type="float">
            <text:p>142664</text:p>
          </table:table-cell>
        </table:table-row>
        <table:table-row table:style-name="ro1">
          <table:table-cell office:value-type="float" office:value="141111" calcext:value-type="float">
            <text:p>141111</text:p>
          </table:table-cell>
          <table:table-cell office:value-type="float" office:value="145695" calcext:value-type="float">
            <text:p>145695</text:p>
          </table:table-cell>
        </table:table-row>
        <table:table-row table:style-name="ro1">
          <table:table-cell office:value-type="float" office:value="141814" calcext:value-type="float">
            <text:p>141814</text:p>
          </table:table-cell>
          <table:table-cell office:value-type="float" office:value="150053" calcext:value-type="float">
            <text:p>150053</text:p>
          </table:table-cell>
        </table:table-row>
        <table:table-row table:style-name="ro1">
          <table:table-cell office:value-type="float" office:value="148842" calcext:value-type="float">
            <text:p>148842</text:p>
          </table:table-cell>
          <table:table-cell office:value-type="float" office:value="142621" calcext:value-type="float">
            <text:p>142621</text:p>
          </table:table-cell>
        </table:table-row>
        <table:table-row table:style-name="ro1">
          <table:table-cell office:value-type="float" office:value="152328" calcext:value-type="float">
            <text:p>152328</text:p>
          </table:table-cell>
          <table:table-cell office:value-type="float" office:value="141689" calcext:value-type="float">
            <text:p>141689</text:p>
          </table:table-cell>
        </table:table-row>
        <table:table-row table:style-name="ro1">
          <table:table-cell office:value-type="float" office:value="151382" calcext:value-type="float">
            <text:p>151382</text:p>
          </table:table-cell>
          <table:table-cell office:value-type="float" office:value="143233" calcext:value-type="float">
            <text:p>143233</text:p>
          </table:table-cell>
        </table:table-row>
        <table:table-row table:style-name="ro1">
          <table:table-cell office:value-type="float" office:value="147097" calcext:value-type="float">
            <text:p>147097</text:p>
          </table:table-cell>
          <table:table-cell office:value-type="float" office:value="142658" calcext:value-type="float">
            <text:p>142658</text:p>
          </table:table-cell>
        </table:table-row>
        <table:table-row table:style-name="ro1">
          <table:table-cell office:value-type="float" office:value="145396" calcext:value-type="float">
            <text:p>145396</text:p>
          </table:table-cell>
          <table:table-cell office:value-type="float" office:value="141205" calcext:value-type="float">
            <text:p>141205</text:p>
          </table:table-cell>
        </table:table-row>
        <table:table-row table:style-name="ro1">
          <table:table-cell office:value-type="float" office:value="154041" calcext:value-type="float">
            <text:p>154041</text:p>
          </table:table-cell>
          <table:table-cell office:value-type="float" office:value="143358" calcext:value-type="float">
            <text:p>143358</text:p>
          </table:table-cell>
        </table:table-row>
        <table:table-row table:style-name="ro1">
          <table:table-cell office:value-type="float" office:value="153974" calcext:value-type="float">
            <text:p>153974</text:p>
          </table:table-cell>
          <table:table-cell office:value-type="float" office:value="140156" calcext:value-type="float">
            <text:p>140156</text:p>
          </table:table-cell>
        </table:table-row>
        <table:table-row table:style-name="ro1">
          <table:table-cell office:value-type="float" office:value="144270" calcext:value-type="float">
            <text:p>144270</text:p>
          </table:table-cell>
          <table:table-cell office:value-type="float" office:value="138579" calcext:value-type="float">
            <text:p>138579</text:p>
          </table:table-cell>
        </table:table-row>
        <table:table-row table:style-name="ro1">
          <table:table-cell office:value-type="float" office:value="148252" calcext:value-type="float">
            <text:p>148252</text:p>
          </table:table-cell>
          <table:table-cell office:value-type="float" office:value="138421" calcext:value-type="float">
            <text:p>138421</text:p>
          </table:table-cell>
        </table:table-row>
        <table:table-row table:style-name="ro1">
          <table:table-cell office:value-type="float" office:value="159355" calcext:value-type="float">
            <text:p>159355</text:p>
          </table:table-cell>
          <table:table-cell office:value-type="float" office:value="137577" calcext:value-type="float">
            <text:p>137577</text:p>
          </table:table-cell>
        </table:table-row>
        <table:table-row table:style-name="ro1">
          <table:table-cell office:value-type="float" office:value="150379" calcext:value-type="float">
            <text:p>150379</text:p>
          </table:table-cell>
          <table:table-cell office:value-type="float" office:value="139085" calcext:value-type="float">
            <text:p>139085</text:p>
          </table:table-cell>
        </table:table-row>
        <table:table-row table:style-name="ro1">
          <table:table-cell office:value-type="float" office:value="151272" calcext:value-type="float">
            <text:p>151272</text:p>
          </table:table-cell>
          <table:table-cell office:value-type="float" office:value="141980" calcext:value-type="float">
            <text:p>141980</text:p>
          </table:table-cell>
        </table:table-row>
        <table:table-row table:style-name="ro1">
          <table:table-cell office:value-type="float" office:value="151546" calcext:value-type="float">
            <text:p>151546</text:p>
          </table:table-cell>
          <table:table-cell office:value-type="float" office:value="141979" calcext:value-type="float">
            <text:p>141979</text:p>
          </table:table-cell>
        </table:table-row>
        <table:table-row table:style-name="ro1">
          <table:table-cell office:value-type="float" office:value="146829" calcext:value-type="float">
            <text:p>146829</text:p>
          </table:table-cell>
          <table:table-cell office:value-type="float" office:value="137920" calcext:value-type="float">
            <text:p>137920</text:p>
          </table:table-cell>
        </table:table-row>
        <table:table-row table:style-name="ro1">
          <table:table-cell office:value-type="float" office:value="144920" calcext:value-type="float">
            <text:p>144920</text:p>
          </table:table-cell>
          <table:table-cell office:value-type="float" office:value="139632" calcext:value-type="float">
            <text:p>139632</text:p>
          </table:table-cell>
        </table:table-row>
        <table:table-row table:style-name="ro1">
          <table:table-cell office:value-type="float" office:value="146278" calcext:value-type="float">
            <text:p>146278</text:p>
          </table:table-cell>
          <table:table-cell office:value-type="float" office:value="145956" calcext:value-type="float">
            <text:p>145956</text:p>
          </table:table-cell>
        </table:table-row>
        <table:table-row table:style-name="ro1">
          <table:table-cell office:value-type="float" office:value="145598" calcext:value-type="float">
            <text:p>145598</text:p>
          </table:table-cell>
          <table:table-cell office:value-type="float" office:value="139694" calcext:value-type="float">
            <text:p>139694</text:p>
          </table:table-cell>
        </table:table-row>
        <table:table-row table:style-name="ro1">
          <table:table-cell office:value-type="float" office:value="150245" calcext:value-type="float">
            <text:p>150245</text:p>
          </table:table-cell>
          <table:table-cell office:value-type="float" office:value="139923" calcext:value-type="float">
            <text:p>139923</text:p>
          </table:table-cell>
        </table:table-row>
        <table:table-row table:style-name="ro1">
          <table:table-cell office:value-type="float" office:value="143877" calcext:value-type="float">
            <text:p>143877</text:p>
          </table:table-cell>
          <table:table-cell office:value-type="float" office:value="139844" calcext:value-type="float">
            <text:p>139844</text:p>
          </table:table-cell>
        </table:table-row>
        <table:table-row table:style-name="ro1">
          <table:table-cell office:value-type="float" office:value="151193" calcext:value-type="float">
            <text:p>151193</text:p>
          </table:table-cell>
          <table:table-cell office:value-type="float" office:value="140701" calcext:value-type="float">
            <text:p>140701</text:p>
          </table:table-cell>
        </table:table-row>
        <table:table-row table:style-name="ro1">
          <table:table-cell office:value-type="float" office:value="152765" calcext:value-type="float">
            <text:p>152765</text:p>
          </table:table-cell>
          <table:table-cell office:value-type="float" office:value="139784" calcext:value-type="float">
            <text:p>139784</text:p>
          </table:table-cell>
        </table:table-row>
        <table:table-row table:style-name="ro1">
          <table:table-cell office:value-type="float" office:value="149724" calcext:value-type="float">
            <text:p>149724</text:p>
          </table:table-cell>
          <table:table-cell office:value-type="float" office:value="139143" calcext:value-type="float">
            <text:p>139143</text:p>
          </table:table-cell>
        </table:table-row>
        <table:table-row table:style-name="ro1">
          <table:table-cell office:value-type="float" office:value="152557" calcext:value-type="float">
            <text:p>152557</text:p>
          </table:table-cell>
          <table:table-cell office:value-type="float" office:value="144946" calcext:value-type="float">
            <text:p>144946</text:p>
          </table:table-cell>
        </table:table-row>
        <table:table-row table:style-name="ro1">
          <table:table-cell office:value-type="float" office:value="155843" calcext:value-type="float">
            <text:p>155843</text:p>
          </table:table-cell>
          <table:table-cell office:value-type="float" office:value="142160" calcext:value-type="float">
            <text:p>142160</text:p>
          </table:table-cell>
        </table:table-row>
        <table:table-row table:style-name="ro1">
          <table:table-cell office:value-type="float" office:value="145598" calcext:value-type="float">
            <text:p>145598</text:p>
          </table:table-cell>
          <table:table-cell office:value-type="float" office:value="140597" calcext:value-type="float">
            <text:p>140597</text:p>
          </table:table-cell>
        </table:table-row>
        <table:table-row table:style-name="ro1">
          <table:table-cell office:value-type="float" office:value="147182" calcext:value-type="float">
            <text:p>147182</text:p>
          </table:table-cell>
          <table:table-cell office:value-type="float" office:value="141239" calcext:value-type="float">
            <text:p>141239</text:p>
          </table:table-cell>
        </table:table-row>
        <table:table-row table:style-name="ro1">
          <table:table-cell office:value-type="float" office:value="149808" calcext:value-type="float">
            <text:p>149808</text:p>
          </table:table-cell>
          <table:table-cell office:value-type="float" office:value="139448" calcext:value-type="float">
            <text:p>139448</text:p>
          </table:table-cell>
        </table:table-row>
        <table:table-row table:style-name="ro1">
          <table:table-cell office:value-type="float" office:value="152360" calcext:value-type="float">
            <text:p>152360</text:p>
          </table:table-cell>
          <table:table-cell office:value-type="float" office:value="140443" calcext:value-type="float">
            <text:p>140443</text:p>
          </table:table-cell>
        </table:table-row>
        <table:table-row table:style-name="ro1">
          <table:table-cell office:value-type="float" office:value="145024" calcext:value-type="float">
            <text:p>145024</text:p>
          </table:table-cell>
          <table:table-cell office:value-type="float" office:value="146359" calcext:value-type="float">
            <text:p>146359</text:p>
          </table:table-cell>
        </table:table-row>
        <table:table-row table:style-name="ro1">
          <table:table-cell office:value-type="float" office:value="147548" calcext:value-type="float">
            <text:p>147548</text:p>
          </table:table-cell>
          <table:table-cell office:value-type="float" office:value="146627" calcext:value-type="float">
            <text:p>146627</text:p>
          </table:table-cell>
        </table:table-row>
        <table:table-row table:style-name="ro1">
          <table:table-cell office:value-type="float" office:value="147576" calcext:value-type="float">
            <text:p>147576</text:p>
          </table:table-cell>
          <table:table-cell office:value-type="float" office:value="144358" calcext:value-type="float">
            <text:p>144358</text:p>
          </table:table-cell>
        </table:table-row>
        <table:table-row table:style-name="ro1">
          <table:table-cell office:value-type="float" office:value="141912" calcext:value-type="float">
            <text:p>141912</text:p>
          </table:table-cell>
          <table:table-cell office:value-type="float" office:value="142772" calcext:value-type="float">
            <text:p>142772</text:p>
          </table:table-cell>
        </table:table-row>
        <table:table-row table:style-name="ro1">
          <table:table-cell office:value-type="float" office:value="148653" calcext:value-type="float">
            <text:p>148653</text:p>
          </table:table-cell>
          <table:table-cell office:value-type="float" office:value="142333" calcext:value-type="float">
            <text:p>142333</text:p>
          </table:table-cell>
        </table:table-row>
        <table:table-row table:style-name="ro1">
          <table:table-cell office:value-type="float" office:value="141796" calcext:value-type="float">
            <text:p>141796</text:p>
          </table:table-cell>
          <table:table-cell office:value-type="float" office:value="142623" calcext:value-type="float">
            <text:p>142623</text:p>
          </table:table-cell>
        </table:table-row>
        <table:table-row table:style-name="ro1">
          <table:table-cell office:value-type="float" office:value="142547" calcext:value-type="float">
            <text:p>142547</text:p>
          </table:table-cell>
          <table:table-cell office:value-type="float" office:value="143047" calcext:value-type="float">
            <text:p>143047</text:p>
          </table:table-cell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float" office:value="145371" calcext:value-type="float">
            <text:p>145371</text:p>
          </table:table-cell>
        </table:table-row>
        <table:table-row table:style-name="ro1">
          <table:table-cell office:value-type="float" office:value="154403" calcext:value-type="float">
            <text:p>154403</text:p>
          </table:table-cell>
          <table:table-cell office:value-type="float" office:value="142013" calcext:value-type="float">
            <text:p>142013</text:p>
          </table:table-cell>
        </table:table-row>
        <table:table-row table:style-name="ro1">
          <table:table-cell office:value-type="float" office:value="143798" calcext:value-type="float">
            <text:p>143798</text:p>
          </table:table-cell>
          <table:table-cell office:value-type="float" office:value="146740" calcext:value-type="float">
            <text:p>146740</text:p>
          </table:table-cell>
        </table:table-row>
        <table:table-row table:style-name="ro1">
          <table:table-cell office:value-type="float" office:value="149605" calcext:value-type="float">
            <text:p>149605</text:p>
          </table:table-cell>
          <table:table-cell office:value-type="float" office:value="140473" calcext:value-type="float">
            <text:p>140473</text:p>
          </table:table-cell>
        </table:table-row>
        <table:table-row table:style-name="ro1">
          <table:table-cell office:value-type="float" office:value="149464" calcext:value-type="float">
            <text:p>149464</text:p>
          </table:table-cell>
          <table:table-cell office:value-type="float" office:value="140508" calcext:value-type="float">
            <text:p>140508</text:p>
          </table:table-cell>
        </table:table-row>
        <table:table-row table:style-name="ro1">
          <table:table-cell office:value-type="float" office:value="151057" calcext:value-type="float">
            <text:p>151057</text:p>
          </table:table-cell>
          <table:table-cell office:value-type="float" office:value="142199" calcext:value-type="float">
            <text:p>142199</text:p>
          </table:table-cell>
        </table:table-row>
        <table:table-row table:style-name="ro1">
          <table:table-cell office:value-type="float" office:value="149631" calcext:value-type="float">
            <text:p>149631</text:p>
          </table:table-cell>
          <table:table-cell office:value-type="float" office:value="136660" calcext:value-type="float">
            <text:p>136660</text:p>
          </table:table-cell>
        </table:table-row>
        <table:table-row table:style-name="ro1">
          <table:table-cell office:value-type="float" office:value="146363" calcext:value-type="float">
            <text:p>146363</text:p>
          </table:table-cell>
          <table:table-cell office:value-type="float" office:value="138848" calcext:value-type="float">
            <text:p>138848</text:p>
          </table:table-cell>
        </table:table-row>
        <table:table-row table:style-name="ro1">
          <table:table-cell office:value-type="float" office:value="151450" calcext:value-type="float">
            <text:p>151450</text:p>
          </table:table-cell>
          <table:table-cell office:value-type="float" office:value="144743" calcext:value-type="float">
            <text:p>144743</text:p>
          </table:table-cell>
        </table:table-row>
        <table:table-row table:style-name="ro1">
          <table:table-cell office:value-type="float" office:value="155472" calcext:value-type="float">
            <text:p>155472</text:p>
          </table:table-cell>
          <table:table-cell office:value-type="float" office:value="139876" calcext:value-type="float">
            <text:p>139876</text:p>
          </table:table-cell>
        </table:table-row>
        <table:table-row table:style-name="ro1">
          <table:table-cell office:value-type="float" office:value="143081" calcext:value-type="float">
            <text:p>143081</text:p>
          </table:table-cell>
          <table:table-cell office:value-type="float" office:value="135257" calcext:value-type="float">
            <text:p>135257</text:p>
          </table:table-cell>
        </table:table-row>
        <table:table-row table:style-name="ro1">
          <table:table-cell office:value-type="float" office:value="145559" calcext:value-type="float">
            <text:p>145559</text:p>
          </table:table-cell>
          <table:table-cell office:value-type="float" office:value="140037" calcext:value-type="float">
            <text:p>140037</text:p>
          </table:table-cell>
        </table:table-row>
        <table:table-row table:style-name="ro1">
          <table:table-cell office:value-type="float" office:value="152208" calcext:value-type="float">
            <text:p>152208</text:p>
          </table:table-cell>
          <table:table-cell office:value-type="float" office:value="136793" calcext:value-type="float">
            <text:p>136793</text:p>
          </table:table-cell>
        </table:table-row>
        <table:table-row table:style-name="ro1">
          <table:table-cell office:value-type="float" office:value="142600" calcext:value-type="float">
            <text:p>142600</text:p>
          </table:table-cell>
          <table:table-cell office:value-type="float" office:value="137911" calcext:value-type="float">
            <text:p>137911</text:p>
          </table:table-cell>
        </table:table-row>
        <table:table-row table:style-name="ro1">
          <table:table-cell office:value-type="float" office:value="144422" calcext:value-type="float">
            <text:p>144422</text:p>
          </table:table-cell>
          <table:table-cell office:value-type="float" office:value="140538" calcext:value-type="float">
            <text:p>140538</text:p>
          </table:table-cell>
        </table:table-row>
        <table:table-row table:style-name="ro1">
          <table:table-cell office:value-type="float" office:value="140660" calcext:value-type="float">
            <text:p>140660</text:p>
          </table:table-cell>
          <table:table-cell office:value-type="float" office:value="140362" calcext:value-type="float">
            <text:p>140362</text:p>
          </table:table-cell>
        </table:table-row>
        <table:table-row table:style-name="ro1">
          <table:table-cell office:value-type="float" office:value="148992" calcext:value-type="float">
            <text:p>148992</text:p>
          </table:table-cell>
          <table:table-cell office:value-type="float" office:value="141196" calcext:value-type="float">
            <text:p>141196</text:p>
          </table:table-cell>
        </table:table-row>
        <table:table-row table:style-name="ro1">
          <table:table-cell office:value-type="float" office:value="143920" calcext:value-type="float">
            <text:p>143920</text:p>
          </table:table-cell>
          <table:table-cell office:value-type="float" office:value="142252" calcext:value-type="float">
            <text:p>142252</text:p>
          </table:table-cell>
        </table:table-row>
        <table:table-row table:style-name="ro1">
          <table:table-cell office:value-type="float" office:value="143918" calcext:value-type="float">
            <text:p>143918</text:p>
          </table:table-cell>
          <table:table-cell office:value-type="float" office:value="140591" calcext:value-type="float">
            <text:p>140591</text:p>
          </table:table-cell>
        </table:table-row>
        <table:table-row table:style-name="ro1">
          <table:table-cell office:value-type="float" office:value="141675" calcext:value-type="float">
            <text:p>141675</text:p>
          </table:table-cell>
          <table:table-cell office:value-type="float" office:value="141095" calcext:value-type="float">
            <text:p>141095</text:p>
          </table:table-cell>
        </table:table-row>
        <table:table-row table:style-name="ro1">
          <table:table-cell office:value-type="float" office:value="144111" calcext:value-type="float">
            <text:p>144111</text:p>
          </table:table-cell>
          <table:table-cell office:value-type="float" office:value="143796" calcext:value-type="float">
            <text:p>143796</text:p>
          </table:table-cell>
        </table:table-row>
        <table:table-row table:style-name="ro1">
          <table:table-cell office:value-type="float" office:value="142332" calcext:value-type="float">
            <text:p>142332</text:p>
          </table:table-cell>
          <table:table-cell office:value-type="float" office:value="141096" calcext:value-type="float">
            <text:p>141096</text:p>
          </table:table-cell>
        </table:table-row>
        <table:table-row table:style-name="ro1">
          <table:table-cell office:value-type="float" office:value="146559" calcext:value-type="float">
            <text:p>146559</text:p>
          </table:table-cell>
          <table:table-cell office:value-type="float" office:value="144220" calcext:value-type="float">
            <text:p>144220</text:p>
          </table:table-cell>
        </table:table-row>
        <table:table-row table:style-name="ro1">
          <table:table-cell office:value-type="float" office:value="142492" calcext:value-type="float">
            <text:p>142492</text:p>
          </table:table-cell>
          <table:table-cell office:value-type="float" office:value="146300" calcext:value-type="float">
            <text:p>146300</text:p>
          </table:table-cell>
        </table:table-row>
        <table:table-row table:style-name="ro1">
          <table:table-cell office:value-type="float" office:value="146955" calcext:value-type="float">
            <text:p>146955</text:p>
          </table:table-cell>
          <table:table-cell office:value-type="float" office:value="139875" calcext:value-type="float">
            <text:p>139875</text:p>
          </table:table-cell>
        </table:table-row>
        <table:table-row table:style-name="ro1">
          <table:table-cell office:value-type="float" office:value="143554" calcext:value-type="float">
            <text:p>143554</text:p>
          </table:table-cell>
          <table:table-cell office:value-type="float" office:value="143826" calcext:value-type="float">
            <text:p>143826</text:p>
          </table:table-cell>
        </table:table-row>
        <table:table-row table:style-name="ro1">
          <table:table-cell office:value-type="float" office:value="142511" calcext:value-type="float">
            <text:p>142511</text:p>
          </table:table-cell>
          <table:table-cell office:value-type="float" office:value="139178" calcext:value-type="float">
            <text:p>139178</text:p>
          </table:table-cell>
        </table:table-row>
        <table:table-row table:style-name="ro1">
          <table:table-cell office:value-type="float" office:value="142293" calcext:value-type="float">
            <text:p>142293</text:p>
          </table:table-cell>
          <table:table-cell office:value-type="float" office:value="137748" calcext:value-type="float">
            <text:p>137748</text:p>
          </table:table-cell>
        </table:table-row>
        <table:table-row table:style-name="ro1">
          <table:table-cell office:value-type="float" office:value="142082" calcext:value-type="float">
            <text:p>142082</text:p>
          </table:table-cell>
          <table:table-cell office:value-type="float" office:value="141260" calcext:value-type="float">
            <text:p>141260</text:p>
          </table:table-cell>
        </table:table-row>
        <table:table-row table:style-name="ro1">
          <table:table-cell office:value-type="float" office:value="149973" calcext:value-type="float">
            <text:p>149973</text:p>
          </table:table-cell>
          <table:table-cell office:value-type="float" office:value="138686" calcext:value-type="float">
            <text:p>138686</text:p>
          </table:table-cell>
        </table:table-row>
        <table:table-row table:style-name="ro1">
          <table:table-cell office:value-type="float" office:value="146116" calcext:value-type="float">
            <text:p>146116</text:p>
          </table:table-cell>
          <table:table-cell office:value-type="float" office:value="143350" calcext:value-type="float">
            <text:p>143350</text:p>
          </table:table-cell>
        </table:table-row>
        <table:table-row table:style-name="ro1">
          <table:table-cell office:value-type="float" office:value="149747" calcext:value-type="float">
            <text:p>149747</text:p>
          </table:table-cell>
          <table:table-cell office:value-type="float" office:value="139432" calcext:value-type="float">
            <text:p>139432</text:p>
          </table:table-cell>
        </table:table-row>
        <table:table-row table:style-name="ro1">
          <table:table-cell office:value-type="float" office:value="143409" calcext:value-type="float">
            <text:p>143409</text:p>
          </table:table-cell>
          <table:table-cell office:value-type="float" office:value="146240" calcext:value-type="float">
            <text:p>146240</text:p>
          </table:table-cell>
        </table:table-row>
        <table:table-row table:style-name="ro1">
          <table:table-cell office:value-type="float" office:value="143833" calcext:value-type="float">
            <text:p>143833</text:p>
          </table:table-cell>
          <table:table-cell office:value-type="float" office:value="152482" calcext:value-type="float">
            <text:p>152482</text:p>
          </table:table-cell>
        </table:table-row>
        <table:table-row table:style-name="ro1">
          <table:table-cell office:value-type="float" office:value="143374" calcext:value-type="float">
            <text:p>143374</text:p>
          </table:table-cell>
          <table:table-cell office:value-type="float" office:value="149954" calcext:value-type="float">
            <text:p>149954</text:p>
          </table:table-cell>
        </table:table-row>
        <table:table-row table:style-name="ro1">
          <table:table-cell office:value-type="float" office:value="150114" calcext:value-type="float">
            <text:p>150114</text:p>
          </table:table-cell>
          <table:table-cell office:value-type="float" office:value="149479" calcext:value-type="float">
            <text:p>149479</text:p>
          </table:table-cell>
        </table:table-row>
        <table:table-row table:style-name="ro1">
          <table:table-cell office:value-type="float" office:value="157291" calcext:value-type="float">
            <text:p>157291</text:p>
          </table:table-cell>
          <table:table-cell office:value-type="float" office:value="151009" calcext:value-type="float">
            <text:p>151009</text:p>
          </table:table-cell>
        </table:table-row>
        <table:table-row table:style-name="ro1">
          <table:table-cell office:value-type="float" office:value="152027" calcext:value-type="float">
            <text:p>152027</text:p>
          </table:table-cell>
          <table:table-cell office:value-type="float" office:value="159417" calcext:value-type="float">
            <text:p>159417</text:p>
          </table:table-cell>
        </table:table-row>
        <table:table-row table:style-name="ro1">
          <table:table-cell office:value-type="float" office:value="144650" calcext:value-type="float">
            <text:p>144650</text:p>
          </table:table-cell>
          <table:table-cell office:value-type="float" office:value="150774" calcext:value-type="float">
            <text:p>150774</text:p>
          </table:table-cell>
        </table:table-row>
        <table:table-row table:style-name="ro1">
          <table:table-cell office:value-type="float" office:value="146166" calcext:value-type="float">
            <text:p>146166</text:p>
          </table:table-cell>
          <table:table-cell office:value-type="float" office:value="150459" calcext:value-type="float">
            <text:p>150459</text:p>
          </table:table-cell>
        </table:table-row>
        <table:table-row table:style-name="ro1">
          <table:table-cell office:value-type="float" office:value="147934" calcext:value-type="float">
            <text:p>147934</text:p>
          </table:table-cell>
          <table:table-cell office:value-type="float" office:value="149351" calcext:value-type="float">
            <text:p>149351</text:p>
          </table:table-cell>
        </table:table-row>
        <table:table-row table:style-name="ro1">
          <table:table-cell office:value-type="float" office:value="152179" calcext:value-type="float">
            <text:p>152179</text:p>
          </table:table-cell>
          <table:table-cell office:value-type="float" office:value="148262" calcext:value-type="float">
            <text:p>148262</text:p>
          </table:table-cell>
        </table:table-row>
        <table:table-row table:style-name="ro1">
          <table:table-cell office:value-type="float" office:value="142268" calcext:value-type="float">
            <text:p>142268</text:p>
          </table:table-cell>
          <table:table-cell office:value-type="float" office:value="145810" calcext:value-type="float">
            <text:p>145810</text:p>
          </table:table-cell>
        </table:table-row>
        <table:table-row table:style-name="ro1">
          <table:table-cell office:value-type="float" office:value="153585" calcext:value-type="float">
            <text:p>153585</text:p>
          </table:table-cell>
          <table:table-cell office:value-type="float" office:value="145677" calcext:value-type="float">
            <text:p>145677</text:p>
          </table:table-cell>
        </table:table-row>
        <table:table-row table:style-name="ro1">
          <table:table-cell office:value-type="float" office:value="146789" calcext:value-type="float">
            <text:p>146789</text:p>
          </table:table-cell>
          <table:table-cell office:value-type="float" office:value="148222" calcext:value-type="float">
            <text:p>148222</text:p>
          </table:table-cell>
        </table:table-row>
        <table:table-row table:style-name="ro1">
          <table:table-cell office:value-type="float" office:value="145835" calcext:value-type="float">
            <text:p>145835</text:p>
          </table:table-cell>
          <table:table-cell office:value-type="float" office:value="145895" calcext:value-type="float">
            <text:p>145895</text:p>
          </table:table-cell>
        </table:table-row>
        <table:table-row table:style-name="ro1">
          <table:table-cell office:value-type="float" office:value="145001" calcext:value-type="float">
            <text:p>145001</text:p>
          </table:table-cell>
          <table:table-cell office:value-type="float" office:value="146092" calcext:value-type="float">
            <text:p>146092</text:p>
          </table:table-cell>
        </table:table-row>
        <table:table-row table:style-name="ro1">
          <table:table-cell office:value-type="float" office:value="146053" calcext:value-type="float">
            <text:p>146053</text:p>
          </table:table-cell>
          <table:table-cell office:value-type="float" office:value="146558" calcext:value-type="float">
            <text:p>146558</text:p>
          </table:table-cell>
        </table:table-row>
        <table:table-row table:style-name="ro1">
          <table:table-cell office:value-type="float" office:value="149352" calcext:value-type="float">
            <text:p>149352</text:p>
          </table:table-cell>
          <table:table-cell office:value-type="float" office:value="146504" calcext:value-type="float">
            <text:p>146504</text:p>
          </table:table-cell>
        </table:table-row>
        <table:table-row table:style-name="ro1">
          <table:table-cell office:value-type="float" office:value="146386" calcext:value-type="float">
            <text:p>146386</text:p>
          </table:table-cell>
          <table:table-cell office:value-type="float" office:value="145919" calcext:value-type="float">
            <text:p>145919</text:p>
          </table:table-cell>
        </table:table-row>
        <table:table-row table:style-name="ro1">
          <table:table-cell office:value-type="float" office:value="142717" calcext:value-type="float">
            <text:p>142717</text:p>
          </table:table-cell>
          <table:table-cell office:value-type="float" office:value="147625" calcext:value-type="float">
            <text:p>147625</text:p>
          </table:table-cell>
        </table:table-row>
        <table:table-row table:style-name="ro1">
          <table:table-cell office:value-type="float" office:value="143956" calcext:value-type="float">
            <text:p>143956</text:p>
          </table:table-cell>
          <table:table-cell office:value-type="float" office:value="153500" calcext:value-type="float">
            <text:p>153500</text:p>
          </table:table-cell>
        </table:table-row>
        <table:table-row table:style-name="ro1">
          <table:table-cell office:value-type="float" office:value="140897" calcext:value-type="float">
            <text:p>140897</text:p>
          </table:table-cell>
          <table:table-cell office:value-type="float" office:value="152718" calcext:value-type="float">
            <text:p>152718</text:p>
          </table:table-cell>
        </table:table-row>
        <table:table-row table:style-name="ro1">
          <table:table-cell office:value-type="float" office:value="155126" calcext:value-type="float">
            <text:p>155126</text:p>
          </table:table-cell>
          <table:table-cell office:value-type="float" office:value="148023" calcext:value-type="float">
            <text:p>148023</text:p>
          </table:table-cell>
        </table:table-row>
        <table:table-row table:style-name="ro1">
          <table:table-cell office:value-type="float" office:value="150402" calcext:value-type="float">
            <text:p>150402</text:p>
          </table:table-cell>
          <table:table-cell office:value-type="float" office:value="150083" calcext:value-type="float">
            <text:p>150083</text:p>
          </table:table-cell>
        </table:table-row>
        <table:table-row table:style-name="ro1">
          <table:table-cell office:value-type="float" office:value="158795" calcext:value-type="float">
            <text:p>158795</text:p>
          </table:table-cell>
          <table:table-cell office:value-type="float" office:value="147589" calcext:value-type="float">
            <text:p>147589</text:p>
          </table:table-cell>
        </table:table-row>
        <table:table-row table:style-name="ro1">
          <table:table-cell office:value-type="float" office:value="152304" calcext:value-type="float">
            <text:p>152304</text:p>
          </table:table-cell>
          <table:table-cell office:value-type="float" office:value="147310" calcext:value-type="float">
            <text:p>147310</text:p>
          </table:table-cell>
        </table:table-row>
        <table:table-row table:style-name="ro1">
          <table:table-cell office:value-type="float" office:value="153468" calcext:value-type="float">
            <text:p>153468</text:p>
          </table:table-cell>
          <table:table-cell office:value-type="float" office:value="148538" calcext:value-type="float">
            <text:p>148538</text:p>
          </table:table-cell>
        </table:table-row>
        <table:table-row table:style-name="ro1">
          <table:table-cell office:value-type="float" office:value="146991" calcext:value-type="float">
            <text:p>146991</text:p>
          </table:table-cell>
          <table:table-cell office:value-type="float" office:value="140854" calcext:value-type="float">
            <text:p>140854</text:p>
          </table:table-cell>
        </table:table-row>
        <table:table-row table:style-name="ro1">
          <table:table-cell office:value-type="float" office:value="149703" calcext:value-type="float">
            <text:p>149703</text:p>
          </table:table-cell>
          <table:table-cell office:value-type="float" office:value="138107" calcext:value-type="float">
            <text:p>138107</text:p>
          </table:table-cell>
        </table:table-row>
        <table:table-row table:style-name="ro1">
          <table:table-cell office:value-type="float" office:value="163647" calcext:value-type="float">
            <text:p>163647</text:p>
          </table:table-cell>
          <table:table-cell office:value-type="float" office:value="139402" calcext:value-type="float">
            <text:p>139402</text:p>
          </table:table-cell>
        </table:table-row>
        <table:table-row table:style-name="ro1">
          <table:table-cell office:value-type="float" office:value="145999" calcext:value-type="float">
            <text:p>145999</text:p>
          </table:table-cell>
          <table:table-cell office:value-type="float" office:value="140161" calcext:value-type="float">
            <text:p>140161</text:p>
          </table:table-cell>
        </table:table-row>
        <table:table-row table:style-name="ro1">
          <table:table-cell office:value-type="float" office:value="147805" calcext:value-type="float">
            <text:p>147805</text:p>
          </table:table-cell>
          <table:table-cell office:value-type="float" office:value="138688" calcext:value-type="float">
            <text:p>138688</text:p>
          </table:table-cell>
        </table:table-row>
        <table:table-row table:style-name="ro1">
          <table:table-cell office:value-type="float" office:value="149771" calcext:value-type="float">
            <text:p>149771</text:p>
          </table:table-cell>
          <table:table-cell office:value-type="float" office:value="139286" calcext:value-type="float">
            <text:p>139286</text:p>
          </table:table-cell>
        </table:table-row>
        <table:table-row table:style-name="ro1">
          <table:table-cell office:value-type="float" office:value="149610" calcext:value-type="float">
            <text:p>149610</text:p>
          </table:table-cell>
          <table:table-cell office:value-type="float" office:value="141930" calcext:value-type="float">
            <text:p>141930</text:p>
          </table:table-cell>
        </table:table-row>
        <table:table-row table:style-name="ro1">
          <table:table-cell office:value-type="float" office:value="144798" calcext:value-type="float">
            <text:p>144798</text:p>
          </table:table-cell>
          <table:table-cell office:value-type="float" office:value="146060" calcext:value-type="float">
            <text:p>146060</text:p>
          </table:table-cell>
        </table:table-row>
        <table:table-row table:style-name="ro1">
          <table:table-cell office:value-type="float" office:value="154746" calcext:value-type="float">
            <text:p>154746</text:p>
          </table:table-cell>
          <table:table-cell office:value-type="float" office:value="144493" calcext:value-type="float">
            <text:p>144493</text:p>
          </table:table-cell>
        </table:table-row>
        <table:table-row table:style-name="ro1">
          <table:table-cell office:value-type="float" office:value="154586" calcext:value-type="float">
            <text:p>154586</text:p>
          </table:table-cell>
          <table:table-cell office:value-type="float" office:value="139171" calcext:value-type="float">
            <text:p>139171</text:p>
          </table:table-cell>
        </table:table-row>
        <table:table-row table:style-name="ro1">
          <table:table-cell office:value-type="float" office:value="156116" calcext:value-type="float">
            <text:p>156116</text:p>
          </table:table-cell>
          <table:table-cell office:value-type="float" office:value="137965" calcext:value-type="float">
            <text:p>137965</text:p>
          </table:table-cell>
        </table:table-row>
        <table:table-row table:style-name="ro1">
          <table:table-cell office:value-type="float" office:value="154145" calcext:value-type="float">
            <text:p>154145</text:p>
          </table:table-cell>
          <table:table-cell office:value-type="float" office:value="139718" calcext:value-type="float">
            <text:p>139718</text:p>
          </table:table-cell>
        </table:table-row>
        <table:table-row table:style-name="ro1">
          <table:table-cell office:value-type="float" office:value="157364" calcext:value-type="float">
            <text:p>157364</text:p>
          </table:table-cell>
          <table:table-cell office:value-type="float" office:value="143183" calcext:value-type="float">
            <text:p>143183</text:p>
          </table:table-cell>
        </table:table-row>
        <table:table-row table:style-name="ro1">
          <table:table-cell office:value-type="float" office:value="160870" calcext:value-type="float">
            <text:p>160870</text:p>
          </table:table-cell>
          <table:table-cell office:value-type="float" office:value="140190" calcext:value-type="float">
            <text:p>140190</text:p>
          </table:table-cell>
        </table:table-row>
        <table:table-row table:style-name="ro1">
          <table:table-cell office:value-type="float" office:value="162361" calcext:value-type="float">
            <text:p>162361</text:p>
          </table:table-cell>
          <table:table-cell office:value-type="float" office:value="139548" calcext:value-type="float">
            <text:p>139548</text:p>
          </table:table-cell>
        </table:table-row>
        <table:table-row table:style-name="ro1">
          <table:table-cell office:value-type="float" office:value="158169" calcext:value-type="float">
            <text:p>158169</text:p>
          </table:table-cell>
          <table:table-cell office:value-type="float" office:value="139947" calcext:value-type="float">
            <text:p>139947</text:p>
          </table:table-cell>
        </table:table-row>
        <table:table-row table:style-name="ro1">
          <table:table-cell office:value-type="float" office:value="157397" calcext:value-type="float">
            <text:p>157397</text:p>
          </table:table-cell>
          <table:table-cell office:value-type="float" office:value="137355" calcext:value-type="float">
            <text:p>137355</text:p>
          </table:table-cell>
        </table:table-row>
        <table:table-row table:style-name="ro1">
          <table:table-cell office:value-type="float" office:value="159202" calcext:value-type="float">
            <text:p>159202</text:p>
          </table:table-cell>
          <table:table-cell office:value-type="float" office:value="141011" calcext:value-type="float">
            <text:p>141011</text:p>
          </table:table-cell>
        </table:table-row>
        <table:table-row table:style-name="ro1">
          <table:table-cell office:value-type="float" office:value="159419" calcext:value-type="float">
            <text:p>159419</text:p>
          </table:table-cell>
          <table:table-cell office:value-type="float" office:value="139252" calcext:value-type="float">
            <text:p>139252</text:p>
          </table:table-cell>
        </table:table-row>
        <table:table-row table:style-name="ro1">
          <table:table-cell office:value-type="float" office:value="160699" calcext:value-type="float">
            <text:p>160699</text:p>
          </table:table-cell>
          <table:table-cell office:value-type="float" office:value="137982" calcext:value-type="float">
            <text:p>137982</text:p>
          </table:table-cell>
        </table:table-row>
        <table:table-row table:style-name="ro1">
          <table:table-cell office:value-type="float" office:value="159525" calcext:value-type="float">
            <text:p>159525</text:p>
          </table:table-cell>
          <table:table-cell office:value-type="float" office:value="139103" calcext:value-type="float">
            <text:p>139103</text:p>
          </table:table-cell>
        </table:table-row>
        <table:table-row table:style-name="ro1">
          <table:table-cell office:value-type="float" office:value="164257" calcext:value-type="float">
            <text:p>164257</text:p>
          </table:table-cell>
          <table:table-cell office:value-type="float" office:value="139202" calcext:value-type="float">
            <text:p>139202</text:p>
          </table:table-cell>
        </table:table-row>
        <table:table-row table:style-name="ro1">
          <table:table-cell office:value-type="float" office:value="153311" calcext:value-type="float">
            <text:p>153311</text:p>
          </table:table-cell>
          <table:table-cell office:value-type="float" office:value="145092" calcext:value-type="float">
            <text:p>145092</text:p>
          </table:table-cell>
        </table:table-row>
        <table:table-row table:style-name="ro1">
          <table:table-cell office:value-type="float" office:value="152919" calcext:value-type="float">
            <text:p>152919</text:p>
          </table:table-cell>
          <table:table-cell office:value-type="float" office:value="141606" calcext:value-type="float">
            <text:p>141606</text:p>
          </table:table-cell>
        </table:table-row>
        <table:table-row table:style-name="ro1">
          <table:table-cell office:value-type="float" office:value="153564" calcext:value-type="float">
            <text:p>153564</text:p>
          </table:table-cell>
          <table:table-cell office:value-type="float" office:value="139691" calcext:value-type="float">
            <text:p>139691</text:p>
          </table:table-cell>
        </table:table-row>
        <table:table-row table:style-name="ro1">
          <table:table-cell office:value-type="float" office:value="159654" calcext:value-type="float">
            <text:p>159654</text:p>
          </table:table-cell>
          <table:table-cell office:value-type="float" office:value="141679" calcext:value-type="float">
            <text:p>141679</text:p>
          </table:table-cell>
        </table:table-row>
        <table:table-row table:style-name="ro1">
          <table:table-cell office:value-type="float" office:value="165300" calcext:value-type="float">
            <text:p>165300</text:p>
          </table:table-cell>
          <table:table-cell office:value-type="float" office:value="148793" calcext:value-type="float">
            <text:p>148793</text:p>
          </table:table-cell>
        </table:table-row>
        <table:table-row table:style-name="ro1">
          <table:table-cell office:value-type="float" office:value="157580" calcext:value-type="float">
            <text:p>157580</text:p>
          </table:table-cell>
          <table:table-cell office:value-type="float" office:value="150810" calcext:value-type="float">
            <text:p>150810</text:p>
          </table:table-cell>
        </table:table-row>
        <table:table-row table:style-name="ro1">
          <table:table-cell office:value-type="float" office:value="158576" calcext:value-type="float">
            <text:p>158576</text:p>
          </table:table-cell>
          <table:table-cell office:value-type="float" office:value="150466" calcext:value-type="float">
            <text:p>150466</text:p>
          </table:table-cell>
        </table:table-row>
        <table:table-row table:style-name="ro1">
          <table:table-cell office:value-type="float" office:value="156921" calcext:value-type="float">
            <text:p>156921</text:p>
          </table:table-cell>
          <table:table-cell office:value-type="float" office:value="150852" calcext:value-type="float">
            <text:p>150852</text:p>
          </table:table-cell>
        </table:table-row>
        <table:table-row table:style-name="ro1">
          <table:table-cell office:value-type="float" office:value="157028" calcext:value-type="float">
            <text:p>157028</text:p>
          </table:table-cell>
          <table:table-cell office:value-type="float" office:value="152337" calcext:value-type="float">
            <text:p>152337</text:p>
          </table:table-cell>
        </table:table-row>
        <table:table-row table:style-name="ro1">
          <table:table-cell office:value-type="float" office:value="162402" calcext:value-type="float">
            <text:p>162402</text:p>
          </table:table-cell>
          <table:table-cell office:value-type="float" office:value="153330" calcext:value-type="float">
            <text:p>153330</text:p>
          </table:table-cell>
        </table:table-row>
        <table:table-row table:style-name="ro1">
          <table:table-cell office:value-type="float" office:value="150258" calcext:value-type="float">
            <text:p>150258</text:p>
          </table:table-cell>
          <table:table-cell office:value-type="float" office:value="156133" calcext:value-type="float">
            <text:p>156133</text:p>
          </table:table-cell>
        </table:table-row>
        <table:table-row table:style-name="ro1">
          <table:table-cell office:value-type="float" office:value="150013" calcext:value-type="float">
            <text:p>150013</text:p>
          </table:table-cell>
          <table:table-cell office:value-type="float" office:value="155628" calcext:value-type="float">
            <text:p>155628</text:p>
          </table:table-cell>
        </table:table-row>
        <table:table-row table:style-name="ro1">
          <table:table-cell office:value-type="float" office:value="150310" calcext:value-type="float">
            <text:p>150310</text:p>
          </table:table-cell>
          <table:table-cell office:value-type="float" office:value="157707" calcext:value-type="float">
            <text:p>157707</text:p>
          </table:table-cell>
        </table:table-row>
        <table:table-row table:style-name="ro1">
          <table:table-cell office:value-type="float" office:value="146219" calcext:value-type="float">
            <text:p>146219</text:p>
          </table:table-cell>
          <table:table-cell office:value-type="float" office:value="149694" calcext:value-type="float">
            <text:p>149694</text:p>
          </table:table-cell>
        </table:table-row>
        <table:table-row table:style-name="ro1">
          <table:table-cell office:value-type="float" office:value="142577" calcext:value-type="float">
            <text:p>142577</text:p>
          </table:table-cell>
          <table:table-cell office:value-type="float" office:value="152384" calcext:value-type="float">
            <text:p>152384</text:p>
          </table:table-cell>
        </table:table-row>
        <table:table-row table:style-name="ro1">
          <table:table-cell office:value-type="float" office:value="145001" calcext:value-type="float">
            <text:p>145001</text:p>
          </table:table-cell>
          <table:table-cell office:value-type="float" office:value="155694" calcext:value-type="float">
            <text:p>155694</text:p>
          </table:table-cell>
        </table:table-row>
        <table:table-row table:style-name="ro1">
          <table:table-cell office:value-type="float" office:value="146226" calcext:value-type="float">
            <text:p>146226</text:p>
          </table:table-cell>
          <table:table-cell office:value-type="float" office:value="156730" calcext:value-type="float">
            <text:p>156730</text:p>
          </table:table-cell>
        </table:table-row>
        <table:table-row table:style-name="ro1">
          <table:table-cell office:value-type="float" office:value="153056" calcext:value-type="float">
            <text:p>153056</text:p>
          </table:table-cell>
          <table:table-cell office:value-type="float" office:value="160179" calcext:value-type="float">
            <text:p>160179</text:p>
          </table:table-cell>
        </table:table-row>
        <table:table-row table:style-name="ro1">
          <table:table-cell office:value-type="float" office:value="144122" calcext:value-type="float">
            <text:p>144122</text:p>
          </table:table-cell>
          <table:table-cell office:value-type="float" office:value="150842" calcext:value-type="float">
            <text:p>150842</text:p>
          </table:table-cell>
        </table:table-row>
        <table:table-row table:style-name="ro1">
          <table:table-cell office:value-type="float" office:value="156053" calcext:value-type="float">
            <text:p>156053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table-cell office:value-type="float" office:value="140810" calcext:value-type="float">
            <text:p>140810</text:p>
          </table:table-cell>
          <table:table-cell office:value-type="float" office:value="147626" calcext:value-type="float">
            <text:p>147626</text:p>
          </table:table-cell>
        </table:table-row>
        <table:table-row table:style-name="ro1">
          <table:table-cell office:value-type="float" office:value="153990" calcext:value-type="float">
            <text:p>153990</text:p>
          </table:table-cell>
          <table:table-cell office:value-type="float" office:value="146556" calcext:value-type="float">
            <text:p>146556</text:p>
          </table:table-cell>
        </table:table-row>
        <table:table-row table:style-name="ro1">
          <table:table-cell office:value-type="float" office:value="140938" calcext:value-type="float">
            <text:p>140938</text:p>
          </table:table-cell>
          <table:table-cell office:value-type="float" office:value="156243" calcext:value-type="float">
            <text:p>156243</text:p>
          </table:table-cell>
        </table:table-row>
        <table:table-row table:style-name="ro1">
          <table:table-cell office:value-type="float" office:value="150067" calcext:value-type="float">
            <text:p>150067</text:p>
          </table:table-cell>
          <table:table-cell office:value-type="float" office:value="150373" calcext:value-type="float">
            <text:p>150373</text:p>
          </table:table-cell>
        </table:table-row>
        <table:table-row table:style-name="ro1">
          <table:table-cell office:value-type="float" office:value="145702" calcext:value-type="float">
            <text:p>145702</text:p>
          </table:table-cell>
          <table:table-cell office:value-type="float" office:value="147094" calcext:value-type="float">
            <text:p>147094</text:p>
          </table:table-cell>
        </table:table-row>
        <table:table-row table:style-name="ro1">
          <table:table-cell office:value-type="float" office:value="146368" calcext:value-type="float">
            <text:p>146368</text:p>
          </table:table-cell>
          <table:table-cell office:value-type="float" office:value="148965" calcext:value-type="float">
            <text:p>148965</text:p>
          </table:table-cell>
        </table:table-row>
        <table:table-row table:style-name="ro1">
          <table:table-cell office:value-type="float" office:value="147228" calcext:value-type="float">
            <text:p>147228</text:p>
          </table:table-cell>
          <table:table-cell office:value-type="float" office:value="152681" calcext:value-type="float">
            <text:p>152681</text:p>
          </table:table-cell>
        </table:table-row>
        <table:table-row table:style-name="ro1">
          <table:table-cell office:value-type="float" office:value="147357" calcext:value-type="float">
            <text:p>147357</text:p>
          </table:table-cell>
          <table:table-cell office:value-type="float" office:value="160540" calcext:value-type="float">
            <text:p>160540</text:p>
          </table:table-cell>
        </table:table-row>
        <table:table-row table:style-name="ro1">
          <table:table-cell office:value-type="float" office:value="146635" calcext:value-type="float">
            <text:p>146635</text:p>
          </table:table-cell>
          <table:table-cell office:value-type="float" office:value="157134" calcext:value-type="float">
            <text:p>157134</text:p>
          </table:table-cell>
        </table:table-row>
        <table:table-row table:style-name="ro1">
          <table:table-cell office:value-type="float" office:value="148461" calcext:value-type="float">
            <text:p>148461</text:p>
          </table:table-cell>
          <table:table-cell office:value-type="float" office:value="141641" calcext:value-type="float">
            <text:p>141641</text:p>
          </table:table-cell>
        </table:table-row>
        <table:table-row table:style-name="ro1">
          <table:table-cell office:value-type="float" office:value="144889" calcext:value-type="float">
            <text:p>144889</text:p>
          </table:table-cell>
          <table:table-cell office:value-type="float" office:value="142070" calcext:value-type="float">
            <text:p>142070</text:p>
          </table:table-cell>
        </table:table-row>
        <table:table-row table:style-name="ro1">
          <table:table-cell office:value-type="float" office:value="154446" calcext:value-type="float">
            <text:p>154446</text:p>
          </table:table-cell>
          <table:table-cell office:value-type="float" office:value="141005" calcext:value-type="float">
            <text:p>141005</text:p>
          </table:table-cell>
        </table:table-row>
        <table:table-row table:style-name="ro1">
          <table:table-cell office:value-type="float" office:value="158024" calcext:value-type="float">
            <text:p>158024</text:p>
          </table:table-cell>
          <table:table-cell office:value-type="float" office:value="142262" calcext:value-type="float">
            <text:p>142262</text:p>
          </table:table-cell>
        </table:table-row>
        <table:table-row table:style-name="ro1">
          <table:table-cell office:value-type="float" office:value="160507" calcext:value-type="float">
            <text:p>160507</text:p>
          </table:table-cell>
          <table:table-cell office:value-type="float" office:value="144595" calcext:value-type="float">
            <text:p>144595</text:p>
          </table:table-cell>
        </table:table-row>
        <table:table-row table:style-name="ro1">
          <table:table-cell office:value-type="float" office:value="149733" calcext:value-type="float">
            <text:p>149733</text:p>
          </table:table-cell>
          <table:table-cell office:value-type="float" office:value="142263" calcext:value-type="float">
            <text:p>142263</text:p>
          </table:table-cell>
        </table:table-row>
        <table:table-row table:style-name="ro1">
          <table:table-cell office:value-type="float" office:value="151717" calcext:value-type="float">
            <text:p>151717</text:p>
          </table:table-cell>
          <table:table-cell office:value-type="float" office:value="139868" calcext:value-type="float">
            <text:p>139868</text:p>
          </table:table-cell>
        </table:table-row>
        <table:table-row table:style-name="ro1">
          <table:table-cell office:value-type="float" office:value="170893" calcext:value-type="float">
            <text:p>170893</text:p>
          </table:table-cell>
          <table:table-cell office:value-type="float" office:value="141458" calcext:value-type="float">
            <text:p>141458</text:p>
          </table:table-cell>
        </table:table-row>
        <table:table-row table:style-name="ro1">
          <table:table-cell office:value-type="float" office:value="164933" calcext:value-type="float">
            <text:p>164933</text:p>
          </table:table-cell>
          <table:table-cell office:value-type="float" office:value="136592" calcext:value-type="float">
            <text:p>136592</text:p>
          </table:table-cell>
        </table:table-row>
        <table:table-row table:style-name="ro1">
          <table:table-cell office:value-type="float" office:value="149979" calcext:value-type="float">
            <text:p>149979</text:p>
          </table:table-cell>
          <table:table-cell office:value-type="float" office:value="138175" calcext:value-type="float">
            <text:p>138175</text:p>
          </table:table-cell>
        </table:table-row>
        <table:table-row table:style-name="ro1">
          <table:table-cell office:value-type="float" office:value="152824" calcext:value-type="float">
            <text:p>152824</text:p>
          </table:table-cell>
          <table:table-cell office:value-type="float" office:value="147729" calcext:value-type="float">
            <text:p>147729</text:p>
          </table:table-cell>
        </table:table-row>
        <table:table-row table:style-name="ro1">
          <table:table-cell office:value-type="float" office:value="157962" calcext:value-type="float">
            <text:p>157962</text:p>
          </table:table-cell>
          <table:table-cell office:value-type="float" office:value="139062" calcext:value-type="float">
            <text:p>139062</text:p>
          </table:table-cell>
        </table:table-row>
        <table:table-row table:style-name="ro1">
          <table:table-cell office:value-type="float" office:value="163786" calcext:value-type="float">
            <text:p>163786</text:p>
          </table:table-cell>
          <table:table-cell office:value-type="float" office:value="143170" calcext:value-type="float">
            <text:p>143170</text:p>
          </table:table-cell>
        </table:table-row>
        <table:table-row table:style-name="ro1">
          <table:table-cell office:value-type="float" office:value="156512" calcext:value-type="float">
            <text:p>156512</text:p>
          </table:table-cell>
          <table:table-cell office:value-type="float" office:value="141976" calcext:value-type="float">
            <text:p>141976</text:p>
          </table:table-cell>
        </table:table-row>
        <table:table-row table:style-name="ro1">
          <table:table-cell office:value-type="float" office:value="157466" calcext:value-type="float">
            <text:p>157466</text:p>
          </table:table-cell>
          <table:table-cell office:value-type="float" office:value="139624" calcext:value-type="float">
            <text:p>139624</text:p>
          </table:table-cell>
        </table:table-row>
        <table:table-row table:style-name="ro1">
          <table:table-cell office:value-type="float" office:value="168602" calcext:value-type="float">
            <text:p>168602</text:p>
          </table:table-cell>
          <table:table-cell office:value-type="float" office:value="138783" calcext:value-type="float">
            <text:p>138783</text:p>
          </table:table-cell>
        </table:table-row>
        <table:table-row table:style-name="ro1">
          <table:table-cell office:value-type="float" office:value="155540" calcext:value-type="float">
            <text:p>155540</text:p>
          </table:table-cell>
          <table:table-cell office:value-type="float" office:value="139085" calcext:value-type="float">
            <text:p>139085</text:p>
          </table:table-cell>
        </table:table-row>
        <table:table-row table:style-name="ro1">
          <table:table-cell office:value-type="float" office:value="169973" calcext:value-type="float">
            <text:p>169973</text:p>
          </table:table-cell>
          <table:table-cell office:value-type="float" office:value="137448" calcext:value-type="float">
            <text:p>137448</text:p>
          </table:table-cell>
        </table:table-row>
        <table:table-row table:style-name="ro1">
          <table:table-cell office:value-type="float" office:value="173837" calcext:value-type="float">
            <text:p>173837</text:p>
          </table:table-cell>
          <table:table-cell office:value-type="float" office:value="139806" calcext:value-type="float">
            <text:p>139806</text:p>
          </table:table-cell>
        </table:table-row>
        <table:table-row table:style-name="ro1">
          <table:table-cell office:value-type="float" office:value="182844" calcext:value-type="float">
            <text:p>182844</text:p>
          </table:table-cell>
          <table:table-cell office:value-type="float" office:value="138677" calcext:value-type="float">
            <text:p>138677</text:p>
          </table:table-cell>
        </table:table-row>
        <table:table-row table:style-name="ro1">
          <table:table-cell office:value-type="float" office:value="161367" calcext:value-type="float">
            <text:p>161367</text:p>
          </table:table-cell>
          <table:table-cell office:value-type="float" office:value="142199" calcext:value-type="float">
            <text:p>142199</text:p>
          </table:table-cell>
        </table:table-row>
        <table:table-row table:style-name="ro1">
          <table:table-cell office:value-type="float" office:value="148881" calcext:value-type="float">
            <text:p>148881</text:p>
          </table:table-cell>
          <table:table-cell office:value-type="float" office:value="139332" calcext:value-type="float">
            <text:p>139332</text:p>
          </table:table-cell>
        </table:table-row>
        <table:table-row table:style-name="ro1">
          <table:table-cell office:value-type="float" office:value="159885" calcext:value-type="float">
            <text:p>159885</text:p>
          </table:table-cell>
          <table:table-cell office:value-type="float" office:value="137903" calcext:value-type="float">
            <text:p>137903</text:p>
          </table:table-cell>
        </table:table-row>
        <table:table-row table:style-name="ro1">
          <table:table-cell office:value-type="float" office:value="154011" calcext:value-type="float">
            <text:p>154011</text:p>
          </table:table-cell>
          <table:table-cell office:value-type="float" office:value="137977" calcext:value-type="float">
            <text:p>137977</text:p>
          </table:table-cell>
        </table:table-row>
        <table:table-row table:style-name="ro1">
          <table:table-cell office:value-type="float" office:value="150946" calcext:value-type="float">
            <text:p>150946</text:p>
          </table:table-cell>
          <table:table-cell office:value-type="float" office:value="137284" calcext:value-type="float">
            <text:p>137284</text:p>
          </table:table-cell>
        </table:table-row>
        <table:table-row table:style-name="ro1">
          <table:table-cell office:value-type="float" office:value="159608" calcext:value-type="float">
            <text:p>159608</text:p>
          </table:table-cell>
          <table:table-cell office:value-type="float" office:value="140456" calcext:value-type="float">
            <text:p>140456</text:p>
          </table:table-cell>
        </table:table-row>
        <table:table-row table:style-name="ro1">
          <table:table-cell office:value-type="float" office:value="166037" calcext:value-type="float">
            <text:p>166037</text:p>
          </table:table-cell>
          <table:table-cell office:value-type="float" office:value="142227" calcext:value-type="float">
            <text:p>142227</text:p>
          </table:table-cell>
        </table:table-row>
        <table:table-row table:style-name="ro1">
          <table:table-cell office:value-type="float" office:value="161291" calcext:value-type="float">
            <text:p>161291</text:p>
          </table:table-cell>
          <table:table-cell office:value-type="float" office:value="152114" calcext:value-type="float">
            <text:p>152114</text:p>
          </table:table-cell>
        </table:table-row>
        <table:table-row table:style-name="ro1">
          <table:table-cell office:value-type="float" office:value="165437" calcext:value-type="float">
            <text:p>165437</text:p>
          </table:table-cell>
          <table:table-cell office:value-type="float" office:value="152704" calcext:value-type="float">
            <text:p>152704</text:p>
          </table:table-cell>
        </table:table-row>
        <table:table-row table:style-name="ro1">
          <table:table-cell office:value-type="float" office:value="164347" calcext:value-type="float">
            <text:p>164347</text:p>
          </table:table-cell>
          <table:table-cell office:value-type="float" office:value="148047" calcext:value-type="float">
            <text:p>148047</text:p>
          </table:table-cell>
        </table:table-row>
        <table:table-row table:style-name="ro1">
          <table:table-cell office:value-type="float" office:value="149499" calcext:value-type="float">
            <text:p>149499</text:p>
          </table:table-cell>
          <table:table-cell office:value-type="float" office:value="147623" calcext:value-type="float">
            <text:p>147623</text:p>
          </table:table-cell>
        </table:table-row>
        <table:table-row table:style-name="ro1">
          <table:table-cell office:value-type="float" office:value="151724" calcext:value-type="float">
            <text:p>151724</text:p>
          </table:table-cell>
          <table:table-cell office:value-type="float" office:value="150595" calcext:value-type="float">
            <text:p>150595</text:p>
          </table:table-cell>
        </table:table-row>
        <table:table-row table:style-name="ro1">
          <table:table-cell office:value-type="float" office:value="150722" calcext:value-type="float">
            <text:p>150722</text:p>
          </table:table-cell>
          <table:table-cell office:value-type="float" office:value="150057" calcext:value-type="float">
            <text:p>150057</text:p>
          </table:table-cell>
        </table:table-row>
        <table:table-row table:style-name="ro1">
          <table:table-cell office:value-type="float" office:value="164766" calcext:value-type="float">
            <text:p>164766</text:p>
          </table:table-cell>
          <table:table-cell office:value-type="float" office:value="148563" calcext:value-type="float">
            <text:p>148563</text:p>
          </table:table-cell>
        </table:table-row>
        <table:table-row table:style-name="ro1">
          <table:table-cell office:value-type="float" office:value="152729" calcext:value-type="float">
            <text:p>152729</text:p>
          </table:table-cell>
          <table:table-cell office:value-type="float" office:value="148423" calcext:value-type="float">
            <text:p>148423</text:p>
          </table:table-cell>
        </table:table-row>
        <table:table-row table:style-name="ro1">
          <table:table-cell office:value-type="float" office:value="146507" calcext:value-type="float">
            <text:p>146507</text:p>
          </table:table-cell>
          <table:table-cell office:value-type="float" office:value="147869" calcext:value-type="float">
            <text:p>147869</text:p>
          </table:table-cell>
        </table:table-row>
        <table:table-row table:style-name="ro1">
          <table:table-cell office:value-type="float" office:value="147403" calcext:value-type="float">
            <text:p>147403</text:p>
          </table:table-cell>
          <table:table-cell office:value-type="float" office:value="149224" calcext:value-type="float">
            <text:p>149224</text:p>
          </table:table-cell>
        </table:table-row>
        <table:table-row table:style-name="ro1">
          <table:table-cell office:value-type="float" office:value="142940" calcext:value-type="float">
            <text:p>142940</text:p>
          </table:table-cell>
          <table:table-cell office:value-type="float" office:value="144634" calcext:value-type="float">
            <text:p>144634</text:p>
          </table:table-cell>
        </table:table-row>
        <table:table-row table:style-name="ro1">
          <table:table-cell office:value-type="float" office:value="148319" calcext:value-type="float">
            <text:p>148319</text:p>
          </table:table-cell>
          <table:table-cell office:value-type="float" office:value="147186" calcext:value-type="float">
            <text:p>147186</text:p>
          </table:table-cell>
        </table:table-row>
        <table:table-row table:style-name="ro1">
          <table:table-cell office:value-type="float" office:value="150810" calcext:value-type="float">
            <text:p>150810</text:p>
          </table:table-cell>
          <table:table-cell office:value-type="float" office:value="147188" calcext:value-type="float">
            <text:p>147188</text:p>
          </table:table-cell>
        </table:table-row>
        <table:table-row table:style-name="ro1">
          <table:table-cell office:value-type="float" office:value="145587" calcext:value-type="float">
            <text:p>145587</text:p>
          </table:table-cell>
          <table:table-cell office:value-type="float" office:value="148546" calcext:value-type="float">
            <text:p>148546</text:p>
          </table:table-cell>
        </table:table-row>
        <table:table-row table:style-name="ro1">
          <table:table-cell office:value-type="float" office:value="152601" calcext:value-type="float">
            <text:p>152601</text:p>
          </table:table-cell>
          <table:table-cell office:value-type="float" office:value="151981" calcext:value-type="float">
            <text:p>151981</text:p>
          </table:table-cell>
        </table:table-row>
        <table:table-row table:style-name="ro1">
          <table:table-cell office:value-type="float" office:value="142423" calcext:value-type="float">
            <text:p>142423</text:p>
          </table:table-cell>
          <table:table-cell office:value-type="float" office:value="147986" calcext:value-type="float">
            <text:p>147986</text:p>
          </table:table-cell>
        </table:table-row>
        <table:table-row table:style-name="ro1">
          <table:table-cell office:value-type="float" office:value="152563" calcext:value-type="float">
            <text:p>152563</text:p>
          </table:table-cell>
          <table:table-cell office:value-type="float" office:value="147635" calcext:value-type="float">
            <text:p>147635</text:p>
          </table:table-cell>
        </table:table-row>
        <table:table-row table:style-name="ro1">
          <table:table-cell office:value-type="float" office:value="143687" calcext:value-type="float">
            <text:p>143687</text:p>
          </table:table-cell>
          <table:table-cell office:value-type="float" office:value="146788" calcext:value-type="float">
            <text:p>146788</text:p>
          </table:table-cell>
        </table:table-row>
        <table:table-row table:style-name="ro1">
          <table:table-cell office:value-type="float" office:value="143859" calcext:value-type="float">
            <text:p>143859</text:p>
          </table:table-cell>
          <table:table-cell office:value-type="float" office:value="151700" calcext:value-type="float">
            <text:p>151700</text:p>
          </table:table-cell>
        </table:table-row>
        <table:table-row table:style-name="ro1">
          <table:table-cell office:value-type="float" office:value="159377" calcext:value-type="float">
            <text:p>159377</text:p>
          </table:table-cell>
          <table:table-cell office:value-type="float" office:value="149083" calcext:value-type="float">
            <text:p>149083</text:p>
          </table:table-cell>
        </table:table-row>
        <table:table-row table:style-name="ro1">
          <table:table-cell office:value-type="float" office:value="149336" calcext:value-type="float">
            <text:p>149336</text:p>
          </table:table-cell>
          <table:table-cell office:value-type="float" office:value="148196" calcext:value-type="float">
            <text:p>148196</text:p>
          </table:table-cell>
        </table:table-row>
        <table:table-row table:style-name="ro1">
          <table:table-cell office:value-type="float" office:value="150078" calcext:value-type="float">
            <text:p>150078</text:p>
          </table:table-cell>
          <table:table-cell office:value-type="float" office:value="150613" calcext:value-type="float">
            <text:p>150613</text:p>
          </table:table-cell>
        </table:table-row>
        <table:table-row table:style-name="ro1">
          <table:table-cell office:value-type="float" office:value="146199" calcext:value-type="float">
            <text:p>146199</text:p>
          </table:table-cell>
          <table:table-cell office:value-type="float" office:value="149566" calcext:value-type="float">
            <text:p>149566</text:p>
          </table:table-cell>
        </table:table-row>
        <table:table-row table:style-name="ro1">
          <table:table-cell office:value-type="float" office:value="163212" calcext:value-type="float">
            <text:p>163212</text:p>
          </table:table-cell>
          <table:table-cell office:value-type="float" office:value="146347" calcext:value-type="float">
            <text:p>146347</text:p>
          </table:table-cell>
        </table:table-row>
        <table:table-row table:style-name="ro1">
          <table:table-cell office:value-type="float" office:value="154430" calcext:value-type="float">
            <text:p>154430</text:p>
          </table:table-cell>
          <table:table-cell office:value-type="float" office:value="145645" calcext:value-type="float">
            <text:p>145645</text:p>
          </table:table-cell>
        </table:table-row>
        <table:table-row table:style-name="ro1">
          <table:table-cell office:value-type="float" office:value="147742" calcext:value-type="float">
            <text:p>147742</text:p>
          </table:table-cell>
          <table:table-cell office:value-type="float" office:value="205113" calcext:value-type="float">
            <text:p>205113</text:p>
          </table:table-cell>
        </table:table-row>
        <table:table-row table:style-name="ro1">
          <table:table-cell office:value-type="float" office:value="144883" calcext:value-type="float">
            <text:p>144883</text:p>
          </table:table-cell>
          <table:table-cell office:value-type="float" office:value="239050" calcext:value-type="float">
            <text:p>239050</text:p>
          </table:table-cell>
        </table:table-row>
        <table:table-row table:style-name="ro1">
          <table:table-cell office:value-type="float" office:value="154229" calcext:value-type="float">
            <text:p>154229</text:p>
          </table:table-cell>
          <table:table-cell office:value-type="float" office:value="254206" calcext:value-type="float">
            <text:p>254206</text:p>
          </table:table-cell>
        </table:table-row>
        <table:table-row table:style-name="ro1">
          <table:table-cell office:value-type="float" office:value="164128" calcext:value-type="float">
            <text:p>164128</text:p>
          </table:table-cell>
          <table:table-cell office:value-type="float" office:value="233714" calcext:value-type="float">
            <text:p>233714</text:p>
          </table:table-cell>
        </table:table-row>
        <table:table-row table:style-name="ro1">
          <table:table-cell office:value-type="float" office:value="153172" calcext:value-type="float">
            <text:p>153172</text:p>
          </table:table-cell>
          <table:table-cell office:value-type="float" office:value="238949" calcext:value-type="float">
            <text:p>238949</text:p>
          </table:table-cell>
        </table:table-row>
        <table:table-row table:style-name="ro1">
          <table:table-cell office:value-type="float" office:value="159839" calcext:value-type="float">
            <text:p>159839</text:p>
          </table:table-cell>
          <table:table-cell office:value-type="float" office:value="240104" calcext:value-type="float">
            <text:p>240104</text:p>
          </table:table-cell>
        </table:table-row>
        <table:table-row table:style-name="ro1">
          <table:table-cell office:value-type="float" office:value="166948" calcext:value-type="float">
            <text:p>166948</text:p>
          </table:table-cell>
          <table:table-cell office:value-type="float" office:value="234759" calcext:value-type="float">
            <text:p>234759</text:p>
          </table:table-cell>
        </table:table-row>
        <table:table-row table:style-name="ro1">
          <table:table-cell office:value-type="float" office:value="173669" calcext:value-type="float">
            <text:p>173669</text:p>
          </table:table-cell>
          <table:table-cell office:value-type="float" office:value="240064" calcext:value-type="float">
            <text:p>240064</text:p>
          </table:table-cell>
        </table:table-row>
        <table:table-row table:style-name="ro1">
          <table:table-cell office:value-type="float" office:value="162740" calcext:value-type="float">
            <text:p>162740</text:p>
          </table:table-cell>
          <table:table-cell office:value-type="float" office:value="236420" calcext:value-type="float">
            <text:p>236420</text:p>
          </table:table-cell>
        </table:table-row>
        <table:table-row table:style-name="ro1">
          <table:table-cell office:value-type="float" office:value="160699" calcext:value-type="float">
            <text:p>160699</text:p>
          </table:table-cell>
          <table:table-cell office:value-type="float" office:value="243051" calcext:value-type="float">
            <text:p>243051</text:p>
          </table:table-cell>
        </table:table-row>
        <table:table-row table:style-name="ro1">
          <table:table-cell office:value-type="float" office:value="157988" calcext:value-type="float">
            <text:p>157988</text:p>
          </table:table-cell>
          <table:table-cell office:value-type="float" office:value="244013" calcext:value-type="float">
            <text:p>244013</text:p>
          </table:table-cell>
        </table:table-row>
        <table:table-row table:style-name="ro1">
          <table:table-cell office:value-type="float" office:value="176176" calcext:value-type="float">
            <text:p>176176</text:p>
          </table:table-cell>
          <table:table-cell office:value-type="float" office:value="242054" calcext:value-type="float">
            <text:p>242054</text:p>
          </table:table-cell>
        </table:table-row>
        <table:table-row table:style-name="ro1">
          <table:table-cell office:value-type="float" office:value="166461" calcext:value-type="float">
            <text:p>166461</text:p>
          </table:table-cell>
          <table:table-cell office:value-type="float" office:value="245944" calcext:value-type="float">
            <text:p>245944</text:p>
          </table:table-cell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float" office:value="237187" calcext:value-type="float">
            <text:p>237187</text:p>
          </table:table-cell>
        </table:table-row>
        <table:table-row table:style-name="ro1">
          <table:table-cell office:value-type="float" office:value="156465" calcext:value-type="float">
            <text:p>156465</text:p>
          </table:table-cell>
          <table:table-cell office:value-type="float" office:value="239984" calcext:value-type="float">
            <text:p>239984</text:p>
          </table:table-cell>
        </table:table-row>
        <table:table-row table:style-name="ro1">
          <table:table-cell office:value-type="float" office:value="152563" calcext:value-type="float">
            <text:p>152563</text:p>
          </table:table-cell>
          <table:table-cell office:value-type="float" office:value="235667" calcext:value-type="float">
            <text:p>235667</text:p>
          </table:table-cell>
        </table:table-row>
        <table:table-row table:style-name="ro1">
          <table:table-cell office:value-type="float" office:value="161482" calcext:value-type="float">
            <text:p>161482</text:p>
          </table:table-cell>
          <table:table-cell office:value-type="float" office:value="180040" calcext:value-type="float">
            <text:p>180040</text:p>
          </table:table-cell>
        </table:table-row>
        <table:table-row table:style-name="ro1">
          <table:table-cell office:value-type="float" office:value="161231" calcext:value-type="float">
            <text:p>161231</text:p>
          </table:table-cell>
          <table:table-cell office:value-type="float" office:value="163182" calcext:value-type="float">
            <text:p>163182</text:p>
          </table:table-cell>
        </table:table-row>
        <table:table-row table:style-name="ro1">
          <table:table-cell office:value-type="float" office:value="154329" calcext:value-type="float">
            <text:p>154329</text:p>
          </table:table-cell>
          <table:table-cell office:value-type="float" office:value="162439" calcext:value-type="float">
            <text:p>162439</text:p>
          </table:table-cell>
        </table:table-row>
        <table:table-row table:style-name="ro1">
          <table:table-cell office:value-type="float" office:value="153850" calcext:value-type="float">
            <text:p>153850</text:p>
          </table:table-cell>
          <table:table-cell office:value-type="float" office:value="163853" calcext:value-type="float">
            <text:p>163853</text:p>
          </table:table-cell>
        </table:table-row>
        <table:table-row table:style-name="ro1">
          <table:table-cell office:value-type="float" office:value="157141" calcext:value-type="float">
            <text:p>157141</text:p>
          </table:table-cell>
          <table:table-cell office:value-type="float" office:value="162596" calcext:value-type="float">
            <text:p>162596</text:p>
          </table:table-cell>
        </table:table-row>
        <table:table-row table:style-name="ro1">
          <table:table-cell office:value-type="float" office:value="161898" calcext:value-type="float">
            <text:p>161898</text:p>
          </table:table-cell>
          <table:table-cell office:value-type="float" office:value="151626" calcext:value-type="float">
            <text:p>151626</text:p>
          </table:table-cell>
        </table:table-row>
        <table:table-row table:style-name="ro1">
          <table:table-cell office:value-type="float" office:value="153639" calcext:value-type="float">
            <text:p>153639</text:p>
          </table:table-cell>
          <table:table-cell office:value-type="float" office:value="142033" calcext:value-type="float">
            <text:p>142033</text:p>
          </table:table-cell>
        </table:table-row>
        <table:table-row table:style-name="ro1">
          <table:table-cell office:value-type="float" office:value="158537" calcext:value-type="float">
            <text:p>158537</text:p>
          </table:table-cell>
          <table:table-cell office:value-type="float" office:value="137920" calcext:value-type="float">
            <text:p>137920</text:p>
          </table:table-cell>
        </table:table-row>
        <table:table-row table:style-name="ro1">
          <table:table-cell office:value-type="float" office:value="158595" calcext:value-type="float">
            <text:p>158595</text:p>
          </table:table-cell>
          <table:table-cell office:value-type="float" office:value="140730" calcext:value-type="float">
            <text:p>140730</text:p>
          </table:table-cell>
        </table:table-row>
        <table:table-row table:style-name="ro1">
          <table:table-cell office:value-type="float" office:value="155064" calcext:value-type="float">
            <text:p>155064</text:p>
          </table:table-cell>
          <table:table-cell office:value-type="float" office:value="147351" calcext:value-type="float">
            <text:p>147351</text:p>
          </table:table-cell>
        </table:table-row>
        <table:table-row table:style-name="ro1">
          <table:table-cell office:value-type="float" office:value="202946" calcext:value-type="float">
            <text:p>202946</text:p>
          </table:table-cell>
          <table:table-cell office:value-type="float" office:value="141703" calcext:value-type="float">
            <text:p>141703</text:p>
          </table:table-cell>
        </table:table-row>
        <table:table-row table:style-name="ro1">
          <table:table-cell office:value-type="float" office:value="258765" calcext:value-type="float">
            <text:p>258765</text:p>
          </table:table-cell>
          <table:table-cell office:value-type="float" office:value="141573" calcext:value-type="float">
            <text:p>141573</text:p>
          </table:table-cell>
        </table:table-row>
        <table:table-row table:style-name="ro1">
          <table:table-cell office:value-type="float" office:value="258901" calcext:value-type="float">
            <text:p>258901</text:p>
          </table:table-cell>
          <table:table-cell office:value-type="float" office:value="145306" calcext:value-type="float">
            <text:p>145306</text:p>
          </table:table-cell>
        </table:table-row>
        <table:table-row table:style-name="ro1">
          <table:table-cell office:value-type="float" office:value="256090" calcext:value-type="float">
            <text:p>256090</text:p>
          </table:table-cell>
          <table:table-cell office:value-type="float" office:value="143083" calcext:value-type="float">
            <text:p>143083</text:p>
          </table:table-cell>
        </table:table-row>
        <table:table-row table:style-name="ro1">
          <table:table-cell office:value-type="float" office:value="262511" calcext:value-type="float">
            <text:p>262511</text:p>
          </table:table-cell>
          <table:table-cell office:value-type="float" office:value="141652" calcext:value-type="float">
            <text:p>141652</text:p>
          </table:table-cell>
        </table:table-row>
        <table:table-row table:style-name="ro1">
          <table:table-cell office:value-type="float" office:value="250190" calcext:value-type="float">
            <text:p>250190</text:p>
          </table:table-cell>
          <table:table-cell office:value-type="float" office:value="142627" calcext:value-type="float">
            <text:p>142627</text:p>
          </table:table-cell>
        </table:table-row>
        <table:table-row table:style-name="ro1">
          <table:table-cell office:value-type="float" office:value="264544" calcext:value-type="float">
            <text:p>264544</text:p>
          </table:table-cell>
          <table:table-cell office:value-type="float" office:value="143728" calcext:value-type="float">
            <text:p>143728</text:p>
          </table:table-cell>
        </table:table-row>
        <table:table-row table:style-name="ro1">
          <table:table-cell office:value-type="float" office:value="256585" calcext:value-type="float">
            <text:p>256585</text:p>
          </table:table-cell>
          <table:table-cell office:value-type="float" office:value="142372" calcext:value-type="float">
            <text:p>142372</text:p>
          </table:table-cell>
        </table:table-row>
        <table:table-row table:style-name="ro1">
          <table:table-cell office:value-type="float" office:value="248786" calcext:value-type="float">
            <text:p>248786</text:p>
          </table:table-cell>
          <table:table-cell office:value-type="float" office:value="141802" calcext:value-type="float">
            <text:p>141802</text:p>
          </table:table-cell>
        </table:table-row>
        <table:table-row table:style-name="ro1">
          <table:table-cell office:value-type="float" office:value="257098" calcext:value-type="float">
            <text:p>257098</text:p>
          </table:table-cell>
          <table:table-cell office:value-type="float" office:value="143120" calcext:value-type="float">
            <text:p>143120</text:p>
          </table:table-cell>
        </table:table-row>
        <table:table-row table:style-name="ro1">
          <table:table-cell office:value-type="float" office:value="255422" calcext:value-type="float">
            <text:p>255422</text:p>
          </table:table-cell>
          <table:table-cell office:value-type="float" office:value="141560" calcext:value-type="float">
            <text:p>141560</text:p>
          </table:table-cell>
        </table:table-row>
        <table:table-row table:style-name="ro1">
          <table:table-cell office:value-type="float" office:value="262670" calcext:value-type="float">
            <text:p>262670</text:p>
          </table:table-cell>
          <table:table-cell office:value-type="float" office:value="140578" calcext:value-type="float">
            <text:p>140578</text:p>
          </table:table-cell>
        </table:table-row>
        <table:table-row table:style-name="ro1">
          <table:table-cell office:value-type="float" office:value="251015" calcext:value-type="float">
            <text:p>251015</text:p>
          </table:table-cell>
          <table:table-cell office:value-type="float" office:value="138619" calcext:value-type="float">
            <text:p>138619</text:p>
          </table:table-cell>
        </table:table-row>
        <table:table-row table:style-name="ro1">
          <table:table-cell office:value-type="float" office:value="263623" calcext:value-type="float">
            <text:p>263623</text:p>
          </table:table-cell>
          <table:table-cell office:value-type="float" office:value="140737" calcext:value-type="float">
            <text:p>140737</text:p>
          </table:table-cell>
        </table:table-row>
        <table:table-row table:style-name="ro1">
          <table:table-cell office:value-type="float" office:value="266522" calcext:value-type="float">
            <text:p>266522</text:p>
          </table:table-cell>
          <table:table-cell office:value-type="float" office:value="140683" calcext:value-type="float">
            <text:p>140683</text:p>
          </table:table-cell>
        </table:table-row>
        <table:table-row table:style-name="ro1">
          <table:table-cell office:value-type="float" office:value="216218" calcext:value-type="float">
            <text:p>216218</text:p>
          </table:table-cell>
          <table:table-cell office:value-type="float" office:value="139260" calcext:value-type="float">
            <text:p>139260</text:p>
          </table:table-cell>
        </table:table-row>
        <table:table-row table:style-name="ro1">
          <table:table-cell office:value-type="float" office:value="176534" calcext:value-type="float">
            <text:p>176534</text:p>
          </table:table-cell>
          <table:table-cell office:value-type="float" office:value="150066" calcext:value-type="float">
            <text:p>150066</text:p>
          </table:table-cell>
        </table:table-row>
        <table:table-row table:style-name="ro1">
          <table:table-cell office:value-type="float" office:value="167659" calcext:value-type="float">
            <text:p>167659</text:p>
          </table:table-cell>
          <table:table-cell office:value-type="float" office:value="147956" calcext:value-type="float">
            <text:p>147956</text:p>
          </table:table-cell>
        </table:table-row>
        <table:table-row table:style-name="ro1">
          <table:table-cell office:value-type="float" office:value="167093" calcext:value-type="float">
            <text:p>167093</text:p>
          </table:table-cell>
          <table:table-cell office:value-type="float" office:value="151929" calcext:value-type="float">
            <text:p>151929</text:p>
          </table:table-cell>
        </table:table-row>
        <table:table-row table:style-name="ro1">
          <table:table-cell office:value-type="float" office:value="172192" calcext:value-type="float">
            <text:p>172192</text:p>
          </table:table-cell>
          <table:table-cell office:value-type="float" office:value="153177" calcext:value-type="float">
            <text:p>153177</text:p>
          </table:table-cell>
        </table:table-row>
        <table:table-row table:style-name="ro1">
          <table:table-cell office:value-type="float" office:value="144661" calcext:value-type="float">
            <text:p>144661</text:p>
          </table:table-cell>
          <table:table-cell office:value-type="float" office:value="148228" calcext:value-type="float">
            <text:p>148228</text:p>
          </table:table-cell>
        </table:table-row>
        <table:table-row table:style-name="ro1">
          <table:table-cell office:value-type="float" office:value="148716" calcext:value-type="float">
            <text:p>148716</text:p>
          </table:table-cell>
          <table:table-cell office:value-type="float" office:value="150449" calcext:value-type="float">
            <text:p>150449</text:p>
          </table:table-cell>
        </table:table-row>
        <table:table-row table:style-name="ro1">
          <table:table-cell office:value-type="float" office:value="144782" calcext:value-type="float">
            <text:p>144782</text:p>
          </table:table-cell>
          <table:table-cell office:value-type="float" office:value="149576" calcext:value-type="float">
            <text:p>149576</text:p>
          </table:table-cell>
        </table:table-row>
        <table:table-row table:style-name="ro1">
          <table:table-cell office:value-type="float" office:value="142503" calcext:value-type="float">
            <text:p>142503</text:p>
          </table:table-cell>
          <table:table-cell office:value-type="float" office:value="155601" calcext:value-type="float">
            <text:p>155601</text:p>
          </table:table-cell>
        </table:table-row>
        <table:table-row table:style-name="ro1">
          <table:table-cell office:value-type="float" office:value="140490" calcext:value-type="float">
            <text:p>140490</text:p>
          </table:table-cell>
          <table:table-cell office:value-type="float" office:value="150201" calcext:value-type="float">
            <text:p>150201</text:p>
          </table:table-cell>
        </table:table-row>
        <table:table-row table:style-name="ro1">
          <table:table-cell office:value-type="float" office:value="156391" calcext:value-type="float">
            <text:p>156391</text:p>
          </table:table-cell>
          <table:table-cell office:value-type="float" office:value="147340" calcext:value-type="float">
            <text:p>147340</text:p>
          </table:table-cell>
        </table:table-row>
        <table:table-row table:style-name="ro1">
          <table:table-cell office:value-type="float" office:value="159544" calcext:value-type="float">
            <text:p>159544</text:p>
          </table:table-cell>
          <table:table-cell office:value-type="float" office:value="149949" calcext:value-type="float">
            <text:p>149949</text:p>
          </table:table-cell>
        </table:table-row>
        <table:table-row table:style-name="ro1">
          <table:table-cell office:value-type="float" office:value="143992" calcext:value-type="float">
            <text:p>143992</text:p>
          </table:table-cell>
          <table:table-cell office:value-type="float" office:value="146639" calcext:value-type="float">
            <text:p>146639</text:p>
          </table:table-cell>
        </table:table-row>
        <table:table-row table:style-name="ro1">
          <table:table-cell office:value-type="float" office:value="144720" calcext:value-type="float">
            <text:p>144720</text:p>
          </table:table-cell>
          <table:table-cell office:value-type="float" office:value="149112" calcext:value-type="float">
            <text:p>149112</text:p>
          </table:table-cell>
        </table:table-row>
        <table:table-row table:style-name="ro1">
          <table:table-cell office:value-type="float" office:value="151272" calcext:value-type="float">
            <text:p>151272</text:p>
          </table:table-cell>
          <table:table-cell office:value-type="float" office:value="148156" calcext:value-type="float">
            <text:p>148156</text:p>
          </table:table-cell>
        </table:table-row>
        <table:table-row table:style-name="ro1">
          <table:table-cell office:value-type="float" office:value="141641" calcext:value-type="float">
            <text:p>141641</text:p>
          </table:table-cell>
          <table:table-cell office:value-type="float" office:value="145745" calcext:value-type="float">
            <text:p>145745</text:p>
          </table:table-cell>
        </table:table-row>
        <table:table-row table:style-name="ro1">
          <table:table-cell office:value-type="float" office:value="149897" calcext:value-type="float">
            <text:p>149897</text:p>
          </table:table-cell>
          <table:table-cell office:value-type="float" office:value="146883" calcext:value-type="float">
            <text:p>146883</text:p>
          </table:table-cell>
        </table:table-row>
        <table:table-row table:style-name="ro1">
          <table:table-cell office:value-type="float" office:value="143057" calcext:value-type="float">
            <text:p>143057</text:p>
          </table:table-cell>
          <table:table-cell office:value-type="float" office:value="145208" calcext:value-type="float">
            <text:p>145208</text:p>
          </table:table-cell>
        </table:table-row>
        <table:table-row table:style-name="ro1">
          <table:table-cell office:value-type="float" office:value="150617" calcext:value-type="float">
            <text:p>150617</text:p>
          </table:table-cell>
          <table:table-cell office:value-type="float" office:value="147064" calcext:value-type="float">
            <text:p>147064</text:p>
          </table:table-cell>
        </table:table-row>
        <table:table-row table:style-name="ro1">
          <table:table-cell office:value-type="float" office:value="152656" calcext:value-type="float">
            <text:p>152656</text:p>
          </table:table-cell>
          <table:table-cell office:value-type="float" office:value="150798" calcext:value-type="float">
            <text:p>150798</text:p>
          </table:table-cell>
        </table:table-row>
        <table:table-row table:style-name="ro1">
          <table:table-cell office:value-type="float" office:value="147034" calcext:value-type="float">
            <text:p>147034</text:p>
          </table:table-cell>
          <table:table-cell office:value-type="float" office:value="146363" calcext:value-type="float">
            <text:p>146363</text:p>
          </table:table-cell>
        </table:table-row>
        <table:table-row table:style-name="ro1">
          <table:table-cell office:value-type="float" office:value="149578" calcext:value-type="float">
            <text:p>149578</text:p>
          </table:table-cell>
          <table:table-cell office:value-type="float" office:value="146107" calcext:value-type="float">
            <text:p>146107</text:p>
          </table:table-cell>
        </table:table-row>
        <table:table-row table:style-name="ro1">
          <table:table-cell office:value-type="float" office:value="141933" calcext:value-type="float">
            <text:p>141933</text:p>
          </table:table-cell>
          <table:table-cell office:value-type="float" office:value="151716" calcext:value-type="float">
            <text:p>151716</text:p>
          </table:table-cell>
        </table:table-row>
        <table:table-row table:style-name="ro1">
          <table:table-cell office:value-type="float" office:value="143819" calcext:value-type="float">
            <text:p>143819</text:p>
          </table:table-cell>
          <table:table-cell office:value-type="float" office:value="153978" calcext:value-type="float">
            <text:p>153978</text:p>
          </table:table-cell>
        </table:table-row>
        <table:table-row table:style-name="ro1">
          <table:table-cell office:value-type="float" office:value="147104" calcext:value-type="float">
            <text:p>147104</text:p>
          </table:table-cell>
          <table:table-cell office:value-type="float" office:value="146880" calcext:value-type="float">
            <text:p>146880</text:p>
          </table:table-cell>
        </table:table-row>
        <table:table-row table:style-name="ro1">
          <table:table-cell office:value-type="float" office:value="155579" calcext:value-type="float">
            <text:p>155579</text:p>
          </table:table-cell>
          <table:table-cell office:value-type="float" office:value="146944" calcext:value-type="float">
            <text:p>146944</text:p>
          </table:table-cell>
        </table:table-row>
        <table:table-row table:style-name="ro1">
          <table:table-cell office:value-type="float" office:value="152129" calcext:value-type="float">
            <text:p>152129</text:p>
          </table:table-cell>
          <table:table-cell office:value-type="float" office:value="140807" calcext:value-type="float">
            <text:p>140807</text:p>
          </table:table-cell>
        </table:table-row>
        <table:table-row table:style-name="ro1">
          <table:table-cell office:value-type="float" office:value="173322" calcext:value-type="float">
            <text:p>173322</text:p>
          </table:table-cell>
          <table:table-cell office:value-type="float" office:value="143105" calcext:value-type="float">
            <text:p>143105</text:p>
          </table:table-cell>
        </table:table-row>
        <table:table-row table:style-name="ro1">
          <table:table-cell office:value-type="float" office:value="158285" calcext:value-type="float">
            <text:p>158285</text:p>
          </table:table-cell>
          <table:table-cell office:value-type="float" office:value="139993" calcext:value-type="float">
            <text:p>139993</text:p>
          </table:table-cell>
        </table:table-row>
        <table:table-row table:style-name="ro1">
          <table:table-cell office:value-type="float" office:value="160964" calcext:value-type="float">
            <text:p>160964</text:p>
          </table:table-cell>
          <table:table-cell office:value-type="float" office:value="138946" calcext:value-type="float">
            <text:p>138946</text:p>
          </table:table-cell>
        </table:table-row>
        <table:table-row table:style-name="ro1">
          <table:table-cell office:value-type="float" office:value="153012" calcext:value-type="float">
            <text:p>153012</text:p>
          </table:table-cell>
          <table:table-cell office:value-type="float" office:value="137260" calcext:value-type="float">
            <text:p>137260</text:p>
          </table:table-cell>
        </table:table-row>
        <table:table-row table:style-name="ro1">
          <table:table-cell office:value-type="float" office:value="160351" calcext:value-type="float">
            <text:p>160351</text:p>
          </table:table-cell>
          <table:table-cell office:value-type="float" office:value="136816" calcext:value-type="float">
            <text:p>136816</text:p>
          </table:table-cell>
        </table:table-row>
        <table:table-row table:style-name="ro1">
          <table:table-cell office:value-type="float" office:value="164135" calcext:value-type="float">
            <text:p>164135</text:p>
          </table:table-cell>
          <table:table-cell office:value-type="float" office:value="137620" calcext:value-type="float">
            <text:p>137620</text:p>
          </table:table-cell>
        </table:table-row>
        <table:table-row table:style-name="ro1">
          <table:table-cell office:value-type="float" office:value="156780" calcext:value-type="float">
            <text:p>156780</text:p>
          </table:table-cell>
          <table:table-cell office:value-type="float" office:value="138158" calcext:value-type="float">
            <text:p>138158</text:p>
          </table:table-cell>
        </table:table-row>
        <table:table-row table:style-name="ro1">
          <table:table-cell office:value-type="float" office:value="157394" calcext:value-type="float">
            <text:p>157394</text:p>
          </table:table-cell>
          <table:table-cell office:value-type="float" office:value="137396" calcext:value-type="float">
            <text:p>137396</text:p>
          </table:table-cell>
        </table:table-row>
        <table:table-row table:style-name="ro1">
          <table:table-cell office:value-type="float" office:value="162236" calcext:value-type="float">
            <text:p>162236</text:p>
          </table:table-cell>
          <table:table-cell office:value-type="float" office:value="142548" calcext:value-type="float">
            <text:p>142548</text:p>
          </table:table-cell>
        </table:table-row>
        <table:table-row table:style-name="ro1">
          <table:table-cell office:value-type="float" office:value="158717" calcext:value-type="float">
            <text:p>158717</text:p>
          </table:table-cell>
          <table:table-cell office:value-type="float" office:value="139618" calcext:value-type="float">
            <text:p>139618</text:p>
          </table:table-cell>
        </table:table-row>
        <table:table-row table:style-name="ro1">
          <table:table-cell office:value-type="float" office:value="156488" calcext:value-type="float">
            <text:p>156488</text:p>
          </table:table-cell>
          <table:table-cell office:value-type="float" office:value="142801" calcext:value-type="float">
            <text:p>142801</text:p>
          </table:table-cell>
        </table:table-row>
        <table:table-row table:style-name="ro1">
          <table:table-cell office:value-type="float" office:value="165763" calcext:value-type="float">
            <text:p>165763</text:p>
          </table:table-cell>
          <table:table-cell office:value-type="float" office:value="138783" calcext:value-type="float">
            <text:p>138783</text:p>
          </table:table-cell>
        </table:table-row>
        <table:table-row table:style-name="ro1">
          <table:table-cell office:value-type="float" office:value="158124" calcext:value-type="float">
            <text:p>158124</text:p>
          </table:table-cell>
          <table:table-cell office:value-type="float" office:value="139950" calcext:value-type="float">
            <text:p>139950</text:p>
          </table:table-cell>
        </table:table-row>
        <table:table-row table:style-name="ro1">
          <table:table-cell office:value-type="float" office:value="156699" calcext:value-type="float">
            <text:p>156699</text:p>
          </table:table-cell>
          <table:table-cell office:value-type="float" office:value="139826" calcext:value-type="float">
            <text:p>139826</text:p>
          </table:table-cell>
        </table:table-row>
        <table:table-row table:style-name="ro1">
          <table:table-cell office:value-type="float" office:value="150705" calcext:value-type="float">
            <text:p>150705</text:p>
          </table:table-cell>
          <table:table-cell office:value-type="float" office:value="139880" calcext:value-type="float">
            <text:p>139880</text:p>
          </table:table-cell>
        </table:table-row>
        <table:table-row table:style-name="ro1">
          <table:table-cell office:value-type="float" office:value="166466" calcext:value-type="float">
            <text:p>166466</text:p>
          </table:table-cell>
          <table:table-cell office:value-type="float" office:value="137463" calcext:value-type="float">
            <text:p>137463</text:p>
          </table:table-cell>
        </table:table-row>
        <table:table-row table:style-name="ro1">
          <table:table-cell office:value-type="float" office:value="161622" calcext:value-type="float">
            <text:p>161622</text:p>
          </table:table-cell>
          <table:table-cell office:value-type="float" office:value="138719" calcext:value-type="float">
            <text:p>138719</text:p>
          </table:table-cell>
        </table:table-row>
        <table:table-row table:style-name="ro1">
          <table:table-cell office:value-type="float" office:value="152360" calcext:value-type="float">
            <text:p>152360</text:p>
          </table:table-cell>
          <table:table-cell office:value-type="float" office:value="138212" calcext:value-type="float">
            <text:p>138212</text:p>
          </table:table-cell>
        </table:table-row>
        <table:table-row table:style-name="ro1">
          <table:table-cell office:value-type="float" office:value="161487" calcext:value-type="float">
            <text:p>161487</text:p>
          </table:table-cell>
          <table:table-cell office:value-type="float" office:value="140897" calcext:value-type="float">
            <text:p>140897</text:p>
          </table:table-cell>
        </table:table-row>
        <table:table-row table:style-name="ro1">
          <table:table-cell office:value-type="float" office:value="160586" calcext:value-type="float">
            <text:p>160586</text:p>
          </table:table-cell>
          <table:table-cell office:value-type="float" office:value="138693" calcext:value-type="float">
            <text:p>138693</text:p>
          </table:table-cell>
        </table:table-row>
        <table:table-row table:style-name="ro1">
          <table:table-cell office:value-type="float" office:value="155846" calcext:value-type="float">
            <text:p>155846</text:p>
          </table:table-cell>
          <table:table-cell office:value-type="float" office:value="136461" calcext:value-type="float">
            <text:p>136461</text:p>
          </table:table-cell>
        </table:table-row>
        <table:table-row table:style-name="ro1">
          <table:table-cell office:value-type="float" office:value="157140" calcext:value-type="float">
            <text:p>157140</text:p>
          </table:table-cell>
          <table:table-cell office:value-type="float" office:value="137886" calcext:value-type="float">
            <text:p>137886</text:p>
          </table:table-cell>
        </table:table-row>
        <table:table-row table:style-name="ro1">
          <table:table-cell office:value-type="float" office:value="154582" calcext:value-type="float">
            <text:p>154582</text:p>
          </table:table-cell>
          <table:table-cell office:value-type="float" office:value="138339" calcext:value-type="float">
            <text:p>138339</text:p>
          </table:table-cell>
        </table:table-row>
        <table:table-row table:style-name="ro1">
          <table:table-cell office:value-type="float" office:value="147235" calcext:value-type="float">
            <text:p>147235</text:p>
          </table:table-cell>
          <table:table-cell office:value-type="float" office:value="137148" calcext:value-type="float">
            <text:p>137148</text:p>
          </table:table-cell>
        </table:table-row>
        <table:table-row table:style-name="ro1">
          <table:table-cell office:value-type="float" office:value="149698" calcext:value-type="float">
            <text:p>149698</text:p>
          </table:table-cell>
          <table:table-cell office:value-type="float" office:value="139805" calcext:value-type="float">
            <text:p>139805</text:p>
          </table:table-cell>
        </table:table-row>
        <table:table-row table:style-name="ro1">
          <table:table-cell office:value-type="float" office:value="155281" calcext:value-type="float">
            <text:p>155281</text:p>
          </table:table-cell>
          <table:table-cell office:value-type="float" office:value="146411" calcext:value-type="float">
            <text:p>146411</text:p>
          </table:table-cell>
        </table:table-row>
        <table:table-row table:style-name="ro1">
          <table:table-cell office:value-type="float" office:value="151998" calcext:value-type="float">
            <text:p>151998</text:p>
          </table:table-cell>
          <table:table-cell office:value-type="float" office:value="149260" calcext:value-type="float">
            <text:p>149260</text:p>
          </table:table-cell>
        </table:table-row>
        <table:table-row table:style-name="ro1">
          <table:table-cell office:value-type="float" office:value="152264" calcext:value-type="float">
            <text:p>152264</text:p>
          </table:table-cell>
          <table:table-cell office:value-type="float" office:value="151822" calcext:value-type="float">
            <text:p>151822</text:p>
          </table:table-cell>
        </table:table-row>
        <table:table-row table:style-name="ro1">
          <table:table-cell office:value-type="float" office:value="148750" calcext:value-type="float">
            <text:p>148750</text:p>
          </table:table-cell>
          <table:table-cell office:value-type="float" office:value="155252" calcext:value-type="float">
            <text:p>155252</text:p>
          </table:table-cell>
        </table:table-row>
        <table:table-row table:style-name="ro1">
          <table:table-cell office:value-type="float" office:value="143026" calcext:value-type="float">
            <text:p>143026</text:p>
          </table:table-cell>
          <table:table-cell office:value-type="float" office:value="149490" calcext:value-type="float">
            <text:p>149490</text:p>
          </table:table-cell>
        </table:table-row>
        <table:table-row table:style-name="ro1">
          <table:table-cell office:value-type="float" office:value="150036" calcext:value-type="float">
            <text:p>150036</text:p>
          </table:table-cell>
          <table:table-cell office:value-type="float" office:value="148967" calcext:value-type="float">
            <text:p>148967</text:p>
          </table:table-cell>
        </table:table-row>
        <table:table-row table:style-name="ro1">
          <table:table-cell office:value-type="float" office:value="152662" calcext:value-type="float">
            <text:p>152662</text:p>
          </table:table-cell>
          <table:table-cell office:value-type="float" office:value="150972" calcext:value-type="float">
            <text:p>150972</text:p>
          </table:table-cell>
        </table:table-row>
        <table:table-row table:style-name="ro1">
          <table:table-cell office:value-type="float" office:value="149381" calcext:value-type="float">
            <text:p>149381</text:p>
          </table:table-cell>
          <table:table-cell office:value-type="float" office:value="153420" calcext:value-type="float">
            <text:p>153420</text:p>
          </table:table-cell>
        </table:table-row>
        <table:table-row table:style-name="ro1">
          <table:table-cell office:value-type="float" office:value="149400" calcext:value-type="float">
            <text:p>149400</text:p>
          </table:table-cell>
          <table:table-cell office:value-type="float" office:value="151742" calcext:value-type="float">
            <text:p>151742</text:p>
          </table:table-cell>
        </table:table-row>
        <table:table-row table:style-name="ro1">
          <table:table-cell office:value-type="float" office:value="149468" calcext:value-type="float">
            <text:p>149468</text:p>
          </table:table-cell>
          <table:table-cell office:value-type="float" office:value="149546" calcext:value-type="float">
            <text:p>149546</text:p>
          </table:table-cell>
        </table:table-row>
        <table:table-row table:style-name="ro1">
          <table:table-cell office:value-type="float" office:value="151704" calcext:value-type="float">
            <text:p>151704</text:p>
          </table:table-cell>
          <table:table-cell office:value-type="float" office:value="151843" calcext:value-type="float">
            <text:p>151843</text:p>
          </table:table-cell>
        </table:table-row>
        <table:table-row table:style-name="ro1">
          <table:table-cell office:value-type="float" office:value="146480" calcext:value-type="float">
            <text:p>146480</text:p>
          </table:table-cell>
          <table:table-cell/>
        </table:table-row>
        <table:table-row table:style-name="ro1">
          <table:table-cell office:value-type="float" office:value="144785" calcext:value-type="float">
            <text:p>144785</text:p>
          </table:table-cell>
          <table:table-cell/>
        </table:table-row>
        <table:table-row table:style-name="ro1">
          <table:table-cell office:value-type="float" office:value="148933" calcext:value-type="float">
            <text:p>148933</text:p>
          </table:table-cell>
          <table:table-cell/>
        </table:table-row>
        <table:table-row table:style-name="ro1">
          <table:table-cell office:value-type="float" office:value="142841" calcext:value-type="float">
            <text:p>142841</text:p>
          </table:table-cell>
          <table:table-cell/>
        </table:table-row>
        <table:table-row table:style-name="ro1">
          <table:table-cell office:value-type="float" office:value="146069" calcext:value-type="float">
            <text:p>146069</text:p>
          </table:table-cell>
          <table:table-cell/>
        </table:table-row>
        <table:table-row table:style-name="ro1">
          <table:table-cell office:value-type="float" office:value="154851" calcext:value-type="float">
            <text:p>154851</text:p>
          </table:table-cell>
          <table:table-cell/>
        </table:table-row>
        <table:table-row table:style-name="ro1">
          <table:table-cell office:value-type="float" office:value="147525" calcext:value-type="float">
            <text:p>147525</text:p>
          </table:table-cell>
          <table:table-cell/>
        </table:table-row>
        <table:table-row table:style-name="ro1">
          <table:table-cell office:value-type="float" office:value="158812" calcext:value-type="float">
            <text:p>158812</text:p>
          </table:table-cell>
          <table:table-cell/>
        </table:table-row>
        <table:table-row table:style-name="ro1">
          <table:table-cell office:value-type="float" office:value="151248" calcext:value-type="float">
            <text:p>151248</text:p>
          </table:table-cell>
          <table:table-cell/>
        </table:table-row>
        <table:table-row table:style-name="ro1">
          <table:table-cell office:value-type="float" office:value="146598" calcext:value-type="float">
            <text:p>146598</text:p>
          </table:table-cell>
          <table:table-cell/>
        </table:table-row>
        <table:table-row table:style-name="ro1">
          <table:table-cell office:value-type="float" office:value="159946" calcext:value-type="float">
            <text:p>159946</text:p>
          </table:table-cell>
          <table:table-cell/>
        </table:table-row>
        <table:table-row table:style-name="ro1">
          <table:table-cell office:value-type="float" office:value="161008" calcext:value-type="float">
            <text:p>161008</text:p>
          </table:table-cell>
          <table:table-cell/>
        </table:table-row>
        <table:table-row table:style-name="ro1">
          <table:table-cell office:value-type="float" office:value="155861" calcext:value-type="float">
            <text:p>155861</text:p>
          </table:table-cell>
          <table:table-cell/>
        </table:table-row>
        <table:table-row table:style-name="ro1">
          <table:table-cell office:value-type="float" office:value="158118" calcext:value-type="float">
            <text:p>158118</text:p>
          </table:table-cell>
          <table:table-cell/>
        </table:table-row>
        <table:table-row table:style-name="ro1">
          <table:table-cell office:value-type="float" office:value="151995" calcext:value-type="float">
            <text:p>151995</text:p>
          </table:table-cell>
          <table:table-cell/>
        </table:table-row>
        <table:table-row table:style-name="ro1">
          <table:table-cell office:value-type="float" office:value="153417" calcext:value-type="float">
            <text:p>153417</text:p>
          </table:table-cell>
          <table:table-cell/>
        </table:table-row>
        <table:table-row table:style-name="ro1">
          <table:table-cell office:value-type="float" office:value="151684" calcext:value-type="float">
            <text:p>151684</text:p>
          </table:table-cell>
          <table:table-cell/>
        </table:table-row>
        <table:table-row table:style-name="ro1">
          <table:table-cell office:value-type="float" office:value="160446" calcext:value-type="float">
            <text:p>160446</text:p>
          </table:table-cell>
          <table:table-cell/>
        </table:table-row>
        <table:table-row table:style-name="ro1">
          <table:table-cell office:value-type="float" office:value="158216" calcext:value-type="float">
            <text:p>158216</text:p>
          </table:table-cell>
          <table:table-cell/>
        </table:table-row>
        <table:table-row table:style-name="ro1">
          <table:table-cell office:value-type="float" office:value="158232" calcext:value-type="float">
            <text:p>158232</text:p>
          </table:table-cell>
          <table:table-cell/>
        </table:table-row>
        <table:table-row table:style-name="ro1">
          <table:table-cell office:value-type="float" office:value="158397" calcext:value-type="float">
            <text:p>158397</text:p>
          </table:table-cell>
          <table:table-cell/>
        </table:table-row>
        <table:table-row table:style-name="ro1">
          <table:table-cell office:value-type="float" office:value="157476" calcext:value-type="float">
            <text:p>157476</text:p>
          </table:table-cell>
          <table:table-cell/>
        </table:table-row>
        <table:table-row table:style-name="ro1">
          <table:table-cell office:value-type="float" office:value="150041" calcext:value-type="float">
            <text:p>150041</text:p>
          </table:table-cell>
          <table:table-cell/>
        </table:table-row>
        <table:table-row table:style-name="ro1">
          <table:table-cell office:value-type="float" office:value="167336" calcext:value-type="float">
            <text:p>167336</text:p>
          </table:table-cell>
          <table:table-cell/>
        </table:table-row>
        <table:table-row table:style-name="ro1">
          <table:table-cell office:value-type="float" office:value="161221" calcext:value-type="float">
            <text:p>161221</text:p>
          </table:table-cell>
          <table:table-cell/>
        </table:table-row>
        <table:table-row table:style-name="ro1">
          <table:table-cell office:value-type="float" office:value="154797" calcext:value-type="float">
            <text:p>154797</text:p>
          </table:table-cell>
          <table:table-cell/>
        </table:table-row>
        <table:table-row table:style-name="ro1">
          <table:table-cell office:value-type="float" office:value="147688" calcext:value-type="float">
            <text:p>147688</text:p>
          </table:table-cell>
          <table:table-cell/>
        </table:table-row>
        <table:table-row table:style-name="ro1">
          <table:table-cell office:value-type="float" office:value="171177" calcext:value-type="float">
            <text:p>171177</text:p>
          </table:table-cell>
          <table:table-cell/>
        </table:table-row>
        <table:table-row table:style-name="ro1">
          <table:table-cell office:value-type="float" office:value="163312" calcext:value-type="float">
            <text:p>163312</text:p>
          </table:table-cell>
          <table:table-cell/>
        </table:table-row>
        <table:table-row table:style-name="ro1">
          <table:table-cell office:value-type="float" office:value="169183" calcext:value-type="float">
            <text:p>169183</text:p>
          </table:table-cell>
          <table:table-cell/>
        </table:table-row>
        <table:table-row table:style-name="ro1">
          <table:table-cell office:value-type="float" office:value="155499" calcext:value-type="float">
            <text:p>155499</text:p>
          </table:table-cell>
          <table:table-cell/>
        </table:table-row>
        <table:table-row table:style-name="ro1">
          <table:table-cell office:value-type="float" office:value="165241" calcext:value-type="float">
            <text:p>165241</text:p>
          </table:table-cell>
          <table:table-cell/>
        </table:table-row>
        <table:table-row table:style-name="ro1">
          <table:table-cell office:value-type="float" office:value="156187" calcext:value-type="float">
            <text:p>156187</text:p>
          </table:table-cell>
          <table:table-cell/>
        </table:table-row>
        <table:table-row table:style-name="ro1">
          <table:table-cell office:value-type="float" office:value="163166" calcext:value-type="float">
            <text:p>163166</text:p>
          </table:table-cell>
          <table:table-cell/>
        </table:table-row>
        <table:table-row table:style-name="ro1">
          <table:table-cell office:value-type="float" office:value="169924" calcext:value-type="float">
            <text:p>169924</text:p>
          </table:table-cell>
          <table:table-cell/>
        </table:table-row>
        <table:table-row table:style-name="ro1">
          <table:table-cell office:value-type="float" office:value="138284" calcext:value-type="float">
            <text:p>138284</text:p>
          </table:table-cell>
          <table:table-cell/>
        </table:table-row>
        <table:table-row table:style-name="ro1">
          <table:table-cell office:value-type="float" office:value="148883" calcext:value-type="float">
            <text:p>148883</text:p>
          </table:table-cell>
          <table:table-cell/>
        </table:table-row>
        <table:table-row table:style-name="ro1">
          <table:table-cell office:value-type="float" office:value="143154" calcext:value-type="float">
            <text:p>143154</text:p>
          </table:table-cell>
          <table:table-cell/>
        </table:table-row>
        <table:table-row table:style-name="ro1">
          <table:table-cell office:value-type="float" office:value="144363" calcext:value-type="float">
            <text:p>144363</text:p>
          </table:table-cell>
          <table:table-cell/>
        </table:table-row>
        <table:table-row table:style-name="ro1">
          <table:table-cell office:value-type="float" office:value="135837" calcext:value-type="float">
            <text:p>135837</text:p>
          </table:table-cell>
          <table:table-cell/>
        </table:table-row>
        <table:table-row table:style-name="ro1">
          <table:table-cell office:value-type="float" office:value="131460" calcext:value-type="float">
            <text:p>131460</text:p>
          </table:table-cell>
          <table:table-cell/>
        </table:table-row>
        <table:table-row table:style-name="ro1">
          <table:table-cell office:value-type="float" office:value="142856" calcext:value-type="float">
            <text:p>142856</text:p>
          </table:table-cell>
          <table:table-cell/>
        </table:table-row>
        <table:table-row table:style-name="ro1">
          <table:table-cell office:value-type="float" office:value="133933" calcext:value-type="float">
            <text:p>133933</text:p>
          </table:table-cell>
          <table:table-cell/>
        </table:table-row>
        <table:table-row table:style-name="ro1">
          <table:table-cell office:value-type="float" office:value="143337" calcext:value-type="float">
            <text:p>143337</text:p>
          </table:table-cell>
          <table:table-cell/>
        </table:table-row>
        <table:table-row table:style-name="ro1">
          <table:table-cell office:value-type="float" office:value="130592" calcext:value-type="float">
            <text:p>130592</text:p>
          </table:table-cell>
          <table:table-cell/>
        </table:table-row>
        <table:table-row table:style-name="ro1">
          <table:table-cell office:value-type="float" office:value="135629" calcext:value-type="float">
            <text:p>135629</text:p>
          </table:table-cell>
          <table:table-cell/>
        </table:table-row>
        <table:table-row table:style-name="ro1">
          <table:table-cell office:value-type="float" office:value="138670" calcext:value-type="float">
            <text:p>138670</text:p>
          </table:table-cell>
          <table:table-cell/>
        </table:table-row>
        <table:table-row table:style-name="ro1">
          <table:table-cell office:value-type="float" office:value="132732" calcext:value-type="float">
            <text:p>132732</text:p>
          </table:table-cell>
          <table:table-cell/>
        </table:table-row>
        <table:table-row table:style-name="ro1">
          <table:table-cell office:value-type="float" office:value="140221" calcext:value-type="float">
            <text:p>140221</text:p>
          </table:table-cell>
          <table:table-cell/>
        </table:table-row>
        <table:table-row table:style-name="ro1">
          <table:table-cell office:value-type="float" office:value="138096" calcext:value-type="float">
            <text:p>138096</text:p>
          </table:table-cell>
          <table:table-cell/>
        </table:table-row>
        <table:table-row table:style-name="ro1">
          <table:table-cell office:value-type="float" office:value="137706" calcext:value-type="float">
            <text:p>137706</text:p>
          </table:table-cell>
          <table:table-cell/>
        </table:table-row>
        <table:table-row table:style-name="ro1">
          <table:table-cell office:value-type="float" office:value="139666" calcext:value-type="float">
            <text:p>139666</text:p>
          </table:table-cell>
          <table:table-cell/>
        </table:table-row>
        <table:table-row table:style-name="ro1">
          <table:table-cell office:value-type="float" office:value="131818" calcext:value-type="float">
            <text:p>131818</text:p>
          </table:table-cell>
          <table:table-cell/>
        </table:table-row>
        <table:table-row table:style-name="ro1">
          <table:table-cell office:value-type="float" office:value="134410" calcext:value-type="float">
            <text:p>134410</text:p>
          </table:table-cell>
          <table:table-cell/>
        </table:table-row>
        <table:table-row table:style-name="ro1">
          <table:table-cell office:value-type="float" office:value="133453" calcext:value-type="float">
            <text:p>133453</text:p>
          </table:table-cell>
          <table:table-cell/>
        </table:table-row>
        <table:table-row table:style-name="ro1">
          <table:table-cell office:value-type="float" office:value="136308" calcext:value-type="float">
            <text:p>136308</text:p>
          </table:table-cell>
          <table:table-cell/>
        </table:table-row>
        <table:table-row table:style-name="ro1">
          <table:table-cell office:value-type="float" office:value="152215" calcext:value-type="float">
            <text:p>1522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3:55:05.680702924</meta:creation-date>
    <dc:date>2018-05-08T13:58:32.719199293</dc:date>
    <meta:editing-duration>PT3M27S</meta:editing-duration>
    <meta:editing-cycles>1</meta:editing-cycles>
    <meta:document-statistic meta:table-count="1" meta:cell-count="1879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305cm" svg:height="9.006cm" xlink:href=".." xlink:type="simple" chart:class="chart:line" chart:style-name="ch1">
        <chart:legend chart:legend-position="end" svg:x="26.042cm" svg:y="4.204cm" style:legend-expansion="high" chart:style-name="ch2"/>
        <chart:plot-area chart:style-name="ch3" table:cell-range-address="Sheet1.B1:Sheet1.B911" svg:x="0.566cm" svg:y="0.18cm" svg:width="24.91cm" svg:height="8.646cm">
          <chartooo:coordinate-region svg:x="1.928cm" svg:y="0.301cm" svg:width="23.54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911" chart:class="chart:line">
            <chart:data-point chart:repeated="9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8885">
                <text:p>118885</text:p>
                <draw:g>
                  <svg:desc>Sheet1.B1:Sheet1.B9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911">
                <text:p>110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144">
                <text:p>110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173">
                <text:p>117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303">
                <text:p>112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65">
                <text:p>1024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602">
                <text:p>102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177">
                <text:p>123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197">
                <text:p>109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401">
                <text:p>1014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034">
                <text:p>119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163">
                <text:p>121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561">
                <text:p>1185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133">
                <text:p>1111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3217">
                <text:p>103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1427">
                <text:p>1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934">
                <text:p>1019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791">
                <text:p>1347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271">
                <text:p>1102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8689">
                <text:p>11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931">
                <text:p>112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596">
                <text:p>116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92">
                <text:p>105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765">
                <text:p>117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2496">
                <text:p>112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704">
                <text:p>987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5521">
                <text:p>1155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503">
                <text:p>1185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39">
                <text:p>109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824">
                <text:p>119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3854">
                <text:p>113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4503">
                <text:p>1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3371">
                <text:p>1133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1412">
                <text:p>1114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071">
                <text:p>115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7242">
                <text:p>87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0572">
                <text:p>1105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3098">
                <text:p>930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324">
                <text:p>843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750">
                <text:p>877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783">
                <text:p>997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939">
                <text:p>849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679">
                <text:p>82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544">
                <text:p>81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425">
                <text:p>864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3536">
                <text:p>835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3342">
                <text:p>103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19">
                <text:p>818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135">
                <text:p>871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3164">
                <text:p>831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4052">
                <text:p>840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793">
                <text:p>807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323">
                <text:p>1043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127">
                <text:p>821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775">
                <text:p>84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9493">
                <text:p>894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8583">
                <text:p>138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409">
                <text:p>1444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287">
                <text:p>1372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439">
                <text:p>1414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870">
                <text:p>1378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039">
                <text:p>1370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9039">
                <text:p>13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8064">
                <text:p>1380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0169">
                <text:p>140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9805">
                <text:p>139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9082">
                <text:p>139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103">
                <text:p>137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326">
                <text:p>1383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356">
                <text:p>1383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181">
                <text:p>1411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083">
                <text:p>146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542">
                <text:p>1375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8324">
                <text:p>138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4653">
                <text:p>144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2060">
                <text:p>1420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2115">
                <text:p>1421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9812">
                <text:p>139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0488">
                <text:p>140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8321">
                <text:p>138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9112">
                <text:p>139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1192">
                <text:p>1411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1325">
                <text:p>1413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2624">
                <text:p>142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700">
                <text:p>1407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008">
                <text:p>143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341">
                <text:p>1443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371">
                <text:p>155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9723">
                <text:p>1397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9404">
                <text:p>139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1060">
                <text:p>1410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1112">
                <text:p>141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1532">
                <text:p>1415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4910">
                <text:p>14491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9110">
                <text:p>1391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9811">
                <text:p>1398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683">
                <text:p>1366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5301">
                <text:p>1353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1302">
                <text:p>1413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9140">
                <text:p>1391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6053">
                <text:p>1460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1463">
                <text:p>1414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197">
                <text:p>1371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1907">
                <text:p>1419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3293">
                <text:p>1432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608">
                <text:p>1386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1049">
                <text:p>1410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431">
                <text:p>1394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9462">
                <text:p>1394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5435">
                <text:p>1454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0766">
                <text:p>1407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6279">
                <text:p>14627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9707">
                <text:p>1497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3012">
                <text:p>1430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5332">
                <text:p>1453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8796">
                <text:p>138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9562">
                <text:p>1395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644">
                <text:p>1396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6629">
                <text:p>13662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5071">
                <text:p>13507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0085">
                <text:p>1400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9795">
                <text:p>1397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229">
                <text:p>13722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4094">
                <text:p>144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6157">
                <text:p>1461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126">
                <text:p>140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9083">
                <text:p>1390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8042">
                <text:p>1380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538">
                <text:p>1415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003">
                <text:p>1480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7057">
                <text:p>1470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2231">
                <text:p>1422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9094">
                <text:p>13909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9928">
                <text:p>1399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1295">
                <text:p>141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284">
                <text:p>1392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8061">
                <text:p>1380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3664">
                <text:p>1436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598">
                <text:p>1385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8283">
                <text:p>13828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772">
                <text:p>1417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235">
                <text:p>1412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015">
                <text:p>150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1021">
                <text:p>1410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9059">
                <text:p>1490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4733">
                <text:p>1447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4959">
                <text:p>1449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604">
                <text:p>141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2421">
                <text:p>1424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1693">
                <text:p>1416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1619">
                <text:p>141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3937">
                <text:p>1439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2156">
                <text:p>1421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5173">
                <text:p>1451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5569">
                <text:p>1455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8466">
                <text:p>1384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8100">
                <text:p>1381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467">
                <text:p>1384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6154">
                <text:p>1461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2857">
                <text:p>14285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1029">
                <text:p>1410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0705">
                <text:p>1407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4535">
                <text:p>1445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4258">
                <text:p>144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9145">
                <text:p>1391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9589">
                <text:p>1395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4894">
                <text:p>1448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9405">
                <text:p>1394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7702">
                <text:p>1377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4718">
                <text:p>14471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4519">
                <text:p>1445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8058">
                <text:p>1380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8459">
                <text:p>13845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695">
                <text:p>1456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6140">
                <text:p>1461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1718">
                <text:p>1417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0527">
                <text:p>1405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9591">
                <text:p>1395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070">
                <text:p>14007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1706">
                <text:p>141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244">
                <text:p>1402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1794">
                <text:p>1417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8268">
                <text:p>138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9551">
                <text:p>1395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8208">
                <text:p>1382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1547">
                <text:p>1415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1405">
                <text:p>141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8566">
                <text:p>138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1514">
                <text:p>1415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0598">
                <text:p>1405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7761">
                <text:p>1377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1023">
                <text:p>1410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0279">
                <text:p>1402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8193">
                <text:p>1381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7644">
                <text:p>1376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9152">
                <text:p>1391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8802">
                <text:p>138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675">
                <text:p>1406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43998">
                <text:p>1439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0848">
                <text:p>1408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368">
                <text:p>140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7583">
                <text:p>1375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9954">
                <text:p>13995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8019">
                <text:p>1380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1642">
                <text:p>141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332">
                <text:p>14033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7564">
                <text:p>1375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7637">
                <text:p>1376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1124">
                <text:p>1411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9675">
                <text:p>1396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7600">
                <text:p>1376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4146">
                <text:p>1441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9140">
                <text:p>13914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7630">
                <text:p>14763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8353">
                <text:p>13835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9672">
                <text:p>1396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9910">
                <text:p>13991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2998">
                <text:p>1429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0012">
                <text:p>1400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9701">
                <text:p>1397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8611">
                <text:p>1386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9312">
                <text:p>13931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8879">
                <text:p>138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6829">
                <text:p>1368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5905">
                <text:p>1359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8324">
                <text:p>1383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7051">
                <text:p>1370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9339">
                <text:p>13933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1109">
                <text:p>1411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7844">
                <text:p>1378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0036">
                <text:p>1400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2547">
                <text:p>1425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4092">
                <text:p>1440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1476">
                <text:p>1414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1616">
                <text:p>1416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1267">
                <text:p>1412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3034">
                <text:p>1430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2627">
                <text:p>1426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41328">
                <text:p>1413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9317">
                <text:p>1393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8979">
                <text:p>1389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1256">
                <text:p>141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8712">
                <text:p>1387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9505">
                <text:p>1395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1894">
                <text:p>1418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7154">
                <text:p>1471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2261">
                <text:p>1422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8512">
                <text:p>1485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3347">
                <text:p>1433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9483">
                <text:p>1394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664">
                <text:p>1386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0410">
                <text:p>14041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9626">
                <text:p>1396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8785">
                <text:p>1387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9744">
                <text:p>13974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7875">
                <text:p>137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8899">
                <text:p>1388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2204">
                <text:p>14220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1042">
                <text:p>1410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0961">
                <text:p>1409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1746">
                <text:p>1417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726">
                <text:p>1437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1076">
                <text:p>1410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0277">
                <text:p>1402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7295">
                <text:p>1372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6441">
                <text:p>1364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7823">
                <text:p>13782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2750">
                <text:p>1427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0205">
                <text:p>14020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7707">
                <text:p>1377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512">
                <text:p>1395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6806">
                <text:p>14680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2311">
                <text:p>1423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0914">
                <text:p>1409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0998">
                <text:p>1409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7650">
                <text:p>1476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1868">
                <text:p>1418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762">
                <text:p>1487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8740">
                <text:p>13874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8698">
                <text:p>1386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1123">
                <text:p>1411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63">
                <text:p>1396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38486">
                <text:p>13848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676">
                <text:p>1426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650">
                <text:p>13865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38115">
                <text:p>1381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39554">
                <text:p>1395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8107">
                <text:p>1381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170">
                <text:p>14217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1821">
                <text:p>1418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0056">
                <text:p>1400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0100">
                <text:p>1501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4501">
                <text:p>1445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784">
                <text:p>140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101">
                <text:p>14110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8537">
                <text:p>1385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8012">
                <text:p>1380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8354">
                <text:p>1383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7470">
                <text:p>13747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1345">
                <text:p>1413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38929">
                <text:p>1389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36417">
                <text:p>1364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0792">
                <text:p>14079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6769">
                <text:p>13676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1588">
                <text:p>1415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2418">
                <text:p>1424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9687">
                <text:p>13968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8693">
                <text:p>1486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8985">
                <text:p>13898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673">
                <text:p>13967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304">
                <text:p>1393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0090">
                <text:p>1400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38805">
                <text:p>1388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442">
                <text:p>15044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7172">
                <text:p>1371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0344">
                <text:p>1403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1863">
                <text:p>14186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7977">
                <text:p>13797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7054">
                <text:p>1370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108">
                <text:p>1381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1537">
                <text:p>1415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1294">
                <text:p>1412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8942">
                <text:p>1389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38289">
                <text:p>1382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3825">
                <text:p>1438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1704">
                <text:p>1417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588">
                <text:p>1385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0646">
                <text:p>14064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3956">
                <text:p>14395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1763">
                <text:p>14176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9051">
                <text:p>13905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2302">
                <text:p>1423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1143">
                <text:p>1411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35818">
                <text:p>1358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37606">
                <text:p>1376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1789">
                <text:p>1417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5871">
                <text:p>1458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8114">
                <text:p>1381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3377">
                <text:p>1433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7947">
                <text:p>1379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195">
                <text:p>14519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8544">
                <text:p>14854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9101">
                <text:p>14910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0314">
                <text:p>1503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126">
                <text:p>14912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3375">
                <text:p>1533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7330">
                <text:p>14733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8720">
                <text:p>14872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1530">
                <text:p>15153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343">
                <text:p>1513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2032">
                <text:p>1520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7115">
                <text:p>1471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146">
                <text:p>1501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2806">
                <text:p>1528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8650">
                <text:p>14865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28">
                <text:p>1483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8785">
                <text:p>14878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0717">
                <text:p>15071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7871">
                <text:p>147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2060">
                <text:p>15206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2902">
                <text:p>1529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9798">
                <text:p>14979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9653">
                <text:p>1496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0147">
                <text:p>15014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2856">
                <text:p>15285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3960">
                <text:p>14396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7449">
                <text:p>1374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7327">
                <text:p>1373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6882">
                <text:p>1368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8080">
                <text:p>1380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7637">
                <text:p>13763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3874">
                <text:p>14387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38526">
                <text:p>1385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8162">
                <text:p>1381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0848">
                <text:p>1408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0175">
                <text:p>140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2634">
                <text:p>1426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39334">
                <text:p>1393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38956">
                <text:p>1389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37186">
                <text:p>13718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6671">
                <text:p>1366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6649">
                <text:p>13664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5875">
                <text:p>135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8106">
                <text:p>1381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42890">
                <text:p>14289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7819">
                <text:p>1378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953">
                <text:p>1389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41451">
                <text:p>1414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1084">
                <text:p>1410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40902">
                <text:p>1409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6731">
                <text:p>13673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6642">
                <text:p>13664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47309">
                <text:p>14730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2726">
                <text:p>1527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49761">
                <text:p>1497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3171">
                <text:p>1531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8148">
                <text:p>1581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7666">
                <text:p>177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711">
                <text:p>1747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0345">
                <text:p>1803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6458">
                <text:p>1564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8589">
                <text:p>16858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9919">
                <text:p>1699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3894">
                <text:p>1638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4003">
                <text:p>16400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7652">
                <text:p>1576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1755">
                <text:p>17175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5070">
                <text:p>16507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9138">
                <text:p>1591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7464">
                <text:p>15746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1907">
                <text:p>1519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2451">
                <text:p>1124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1516">
                <text:p>1115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7392">
                <text:p>1073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27392">
                <text:p>12739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7464">
                <text:p>1074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3800">
                <text:p>1138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1245">
                <text:p>1112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2959">
                <text:p>10295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4571">
                <text:p>9457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6095">
                <text:p>1060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8816">
                <text:p>988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6366">
                <text:p>1163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051">
                <text:p>10105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543">
                <text:p>1025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6658">
                <text:p>1166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146">
                <text:p>1011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557">
                <text:p>865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9055">
                <text:p>10905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204">
                <text:p>10020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2037">
                <text:p>8203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8841">
                <text:p>788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264">
                <text:p>842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955">
                <text:p>809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5238">
                <text:p>852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726">
                <text:p>877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4409">
                <text:p>844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6117">
                <text:p>11611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4659">
                <text:p>946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2607">
                <text:p>826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619">
                <text:p>856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212">
                <text:p>902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1518">
                <text:p>9151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7742">
                <text:p>8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6112">
                <text:p>861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7717">
                <text:p>8771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5392">
                <text:p>8539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4530">
                <text:p>845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0972">
                <text:p>1509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3575">
                <text:p>14357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0919">
                <text:p>14091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9398">
                <text:p>1393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9548">
                <text:p>13954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9641">
                <text:p>1396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6947">
                <text:p>1369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9335">
                <text:p>13933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8191">
                <text:p>1381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027">
                <text:p>14002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0806">
                <text:p>1408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0327">
                <text:p>14032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6211">
                <text:p>1462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073">
                <text:p>1400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3898">
                <text:p>1438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8836">
                <text:p>1388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39140">
                <text:p>13914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37106">
                <text:p>13710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1285">
                <text:p>1412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8939">
                <text:p>1389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7557">
                <text:p>1375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8723">
                <text:p>1387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6829">
                <text:p>1368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39473">
                <text:p>1394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37124">
                <text:p>13712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6885">
                <text:p>1368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8922">
                <text:p>1389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38957">
                <text:p>1389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37096">
                <text:p>13709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40992">
                <text:p>1409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40462">
                <text:p>1404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41361">
                <text:p>1413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5390">
                <text:p>13539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6727">
                <text:p>13672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8149">
                <text:p>13814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0112">
                <text:p>1401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36011">
                <text:p>1360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7586">
                <text:p>13758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7735">
                <text:p>13773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38711">
                <text:p>1387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7518">
                <text:p>1375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41869">
                <text:p>1418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39305">
                <text:p>1393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291">
                <text:p>1442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401">
                <text:p>1444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1547">
                <text:p>1415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0532">
                <text:p>1405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8824">
                <text:p>13882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627">
                <text:p>1426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1857">
                <text:p>1418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7672">
                <text:p>13767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3406">
                <text:p>1434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2328">
                <text:p>14232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39195">
                <text:p>1391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39468">
                <text:p>13946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2727">
                <text:p>14272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40186">
                <text:p>14018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38697">
                <text:p>1386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37240">
                <text:p>13724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42017">
                <text:p>14201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39793">
                <text:p>1397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35195">
                <text:p>1351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38359">
                <text:p>138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39907">
                <text:p>1399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38041">
                <text:p>1380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0000">
                <text:p>140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6415">
                <text:p>13641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8786">
                <text:p>1387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8049">
                <text:p>1380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2648">
                <text:p>1426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37678">
                <text:p>1376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35398">
                <text:p>1353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36615">
                <text:p>13661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6785">
                <text:p>13678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9178">
                <text:p>13917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9784">
                <text:p>1397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38597">
                <text:p>1385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39076">
                <text:p>1390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37954">
                <text:p>13795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4546">
                <text:p>1445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1424">
                <text:p>1414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8467">
                <text:p>1384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7724">
                <text:p>13772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0592">
                <text:p>14059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6417">
                <text:p>1364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6197">
                <text:p>13619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6626">
                <text:p>1366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5566">
                <text:p>13556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3344">
                <text:p>1433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8538">
                <text:p>1385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0487">
                <text:p>1404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7530">
                <text:p>13753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9435">
                <text:p>1394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7665">
                <text:p>1376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8873">
                <text:p>1388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8230">
                <text:p>13823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968">
                <text:p>1389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5792">
                <text:p>13579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7959">
                <text:p>13795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389">
                <text:p>1433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7841">
                <text:p>1378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9202">
                <text:p>13920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0680">
                <text:p>14068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3807">
                <text:p>14380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3903">
                <text:p>1439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8690">
                <text:p>13869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0398">
                <text:p>1403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0887">
                <text:p>1408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8769">
                <text:p>1387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8157">
                <text:p>1381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0944">
                <text:p>1409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1494">
                <text:p>14149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1788">
                <text:p>1417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0605">
                <text:p>1406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9436">
                <text:p>14943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7334">
                <text:p>137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0256">
                <text:p>14025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9322">
                <text:p>13932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2900">
                <text:p>14290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0613">
                <text:p>1406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7507">
                <text:p>1375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9620">
                <text:p>13962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8635">
                <text:p>1386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7531">
                <text:p>1375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8650">
                <text:p>13865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8188">
                <text:p>1381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7302">
                <text:p>13730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0073">
                <text:p>14007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0670">
                <text:p>14067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8608">
                <text:p>13860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1740">
                <text:p>14174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8450">
                <text:p>13845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1285">
                <text:p>14128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2531">
                <text:p>14253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40153">
                <text:p>14015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5448">
                <text:p>13544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7726">
                <text:p>1377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7899">
                <text:p>13789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1999">
                <text:p>141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7810">
                <text:p>1378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8207">
                <text:p>1382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1639">
                <text:p>141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0329">
                <text:p>1403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0942">
                <text:p>1409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606">
                <text:p>1396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8412">
                <text:p>1384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8927">
                <text:p>1389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0839">
                <text:p>1408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8500">
                <text:p>13850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9802">
                <text:p>1398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5753">
                <text:p>1357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7799">
                <text:p>1377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9759">
                <text:p>1397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788">
                <text:p>1377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8829">
                <text:p>1388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9710">
                <text:p>1397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2137">
                <text:p>14213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3755">
                <text:p>1437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3341">
                <text:p>1433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1084">
                <text:p>1510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2664">
                <text:p>1426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5695">
                <text:p>1456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0053">
                <text:p>15005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2621">
                <text:p>1426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1689">
                <text:p>14168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3233">
                <text:p>1432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2658">
                <text:p>14265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1205">
                <text:p>1412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3358">
                <text:p>1433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156">
                <text:p>1401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579">
                <text:p>13857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8421">
                <text:p>13842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7577">
                <text:p>13757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085">
                <text:p>1390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1980">
                <text:p>1419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979">
                <text:p>14197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7920">
                <text:p>13792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9632">
                <text:p>13963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956">
                <text:p>1459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694">
                <text:p>13969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9923">
                <text:p>13992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9844">
                <text:p>1398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0701">
                <text:p>14070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39784">
                <text:p>1397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39143">
                <text:p>1391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4946">
                <text:p>14494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2160">
                <text:p>14216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597">
                <text:p>14059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1239">
                <text:p>14123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9448">
                <text:p>13944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443">
                <text:p>1404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6359">
                <text:p>14635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6627">
                <text:p>14662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4358">
                <text:p>1443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2772">
                <text:p>14277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2333">
                <text:p>14233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2623">
                <text:p>1426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3047">
                <text:p>1430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5371">
                <text:p>14537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013">
                <text:p>1420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6740">
                <text:p>14674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0473">
                <text:p>1404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508">
                <text:p>14050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199">
                <text:p>1421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6660">
                <text:p>13666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8848">
                <text:p>1388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4743">
                <text:p>14474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9876">
                <text:p>1398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5257">
                <text:p>1352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0037">
                <text:p>1400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6793">
                <text:p>13679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7911">
                <text:p>1379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0538">
                <text:p>1405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362">
                <text:p>14036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1196">
                <text:p>14119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2252">
                <text:p>14225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0591">
                <text:p>1405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1095">
                <text:p>14109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796">
                <text:p>14379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1096">
                <text:p>14109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220">
                <text:p>1442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6300">
                <text:p>1463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9875">
                <text:p>1398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826">
                <text:p>14382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9178">
                <text:p>1391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7748">
                <text:p>13774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1260">
                <text:p>14126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8686">
                <text:p>13868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3350">
                <text:p>14335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9432">
                <text:p>1394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6240">
                <text:p>14624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2482">
                <text:p>15248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9954">
                <text:p>1499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9479">
                <text:p>1494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1009">
                <text:p>15100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9417">
                <text:p>15941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0774">
                <text:p>1507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0459">
                <text:p>15045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9351">
                <text:p>14935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8262">
                <text:p>148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810">
                <text:p>1458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5677">
                <text:p>1456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8222">
                <text:p>14822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5895">
                <text:p>14589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092">
                <text:p>1460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558">
                <text:p>1465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504">
                <text:p>14650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5919">
                <text:p>14591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7625">
                <text:p>1476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3500">
                <text:p>15350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2718">
                <text:p>15271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8023">
                <text:p>1480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083">
                <text:p>15008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589">
                <text:p>14758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310">
                <text:p>1473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8538">
                <text:p>14853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854">
                <text:p>14085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8107">
                <text:p>1381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9402">
                <text:p>1394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0161">
                <text:p>14016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8688">
                <text:p>1386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39286">
                <text:p>13928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1930">
                <text:p>14193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6060">
                <text:p>14606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4493">
                <text:p>1444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9171">
                <text:p>1391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37965">
                <text:p>13796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39718">
                <text:p>1397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183">
                <text:p>1431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0190">
                <text:p>14019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9548">
                <text:p>1395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39947">
                <text:p>13994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7355">
                <text:p>1373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1011">
                <text:p>14101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39252">
                <text:p>13925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7982">
                <text:p>1379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9103">
                <text:p>13910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202">
                <text:p>1392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092">
                <text:p>1450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1606">
                <text:p>14160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9691">
                <text:p>13969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1679">
                <text:p>14167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8793">
                <text:p>1487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810">
                <text:p>1508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466">
                <text:p>15046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852">
                <text:p>15085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2337">
                <text:p>15233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3330">
                <text:p>15333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6133">
                <text:p>1561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5628">
                <text:p>15562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7707">
                <text:p>15770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9694">
                <text:p>1496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2384">
                <text:p>1523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694">
                <text:p>1556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6730">
                <text:p>15673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0179">
                <text:p>16017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842">
                <text:p>1508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261">
                <text:p>15026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7626">
                <text:p>1476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6556">
                <text:p>14655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6243">
                <text:p>1562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373">
                <text:p>1503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7094">
                <text:p>1470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8965">
                <text:p>1489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681">
                <text:p>15268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60540">
                <text:p>16054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134">
                <text:p>1571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1641">
                <text:p>14164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2070">
                <text:p>14207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1005">
                <text:p>1410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2262">
                <text:p>14226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44595">
                <text:p>14459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2263">
                <text:p>1422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9868">
                <text:p>13986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1458">
                <text:p>14145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6592">
                <text:p>13659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8175">
                <text:p>1381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7729">
                <text:p>1477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9062">
                <text:p>1390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3170">
                <text:p>14317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1976">
                <text:p>1419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9624">
                <text:p>13962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8783">
                <text:p>1387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9085">
                <text:p>1390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7448">
                <text:p>1374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9806">
                <text:p>13980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38677">
                <text:p>13867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2199">
                <text:p>1421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39332">
                <text:p>1393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37903">
                <text:p>1379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37977">
                <text:p>1379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37284">
                <text:p>13728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40456">
                <text:p>14045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2227">
                <text:p>14222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2114">
                <text:p>1521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2704">
                <text:p>15270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8047">
                <text:p>1480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623">
                <text:p>14762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595">
                <text:p>1505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057">
                <text:p>1500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8563">
                <text:p>1485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8423">
                <text:p>14842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7869">
                <text:p>1478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9224">
                <text:p>14922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4634">
                <text:p>1446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7186">
                <text:p>1471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47188">
                <text:p>14718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8546">
                <text:p>14854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1981">
                <text:p>1519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7986">
                <text:p>1479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47635">
                <text:p>14763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6788">
                <text:p>1467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1700">
                <text:p>15170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9083">
                <text:p>1490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8196">
                <text:p>1481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0613">
                <text:p>1506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9566">
                <text:p>14956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6347">
                <text:p>1463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45645">
                <text:p>14564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5113">
                <text:p>2051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9050">
                <text:p>2390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54206">
                <text:p>2542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3714">
                <text:p>23371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8949">
                <text:p>2389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40104">
                <text:p>24010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34759">
                <text:p>23475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0064">
                <text:p>24006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36420">
                <text:p>2364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3051">
                <text:p>24305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4013">
                <text:p>2440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2054">
                <text:p>2420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5944">
                <text:p>24594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37187">
                <text:p>2371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39984">
                <text:p>2399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35667">
                <text:p>235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80040">
                <text:p>18004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3182">
                <text:p>16318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2439">
                <text:p>16243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3853">
                <text:p>1638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2596">
                <text:p>16259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1626">
                <text:p>15162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42033">
                <text:p>14203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7920">
                <text:p>13792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40730">
                <text:p>14073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47351">
                <text:p>14735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41703">
                <text:p>14170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41573">
                <text:p>14157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5306">
                <text:p>14530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43083">
                <text:p>1430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41652">
                <text:p>14165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42627">
                <text:p>14262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43728">
                <text:p>14372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42372">
                <text:p>14237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41802">
                <text:p>14180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43120">
                <text:p>14312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41560">
                <text:p>14156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0578">
                <text:p>14057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38619">
                <text:p>13861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0737">
                <text:p>14073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0683">
                <text:p>1406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39260">
                <text:p>13926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50066">
                <text:p>1500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7956">
                <text:p>1479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51929">
                <text:p>15192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3177">
                <text:p>1531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8228">
                <text:p>14822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50449">
                <text:p>15044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9576">
                <text:p>1495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55601">
                <text:p>15560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0201">
                <text:p>15020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7340">
                <text:p>1473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9949">
                <text:p>14994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6639">
                <text:p>1466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9112">
                <text:p>14911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8156">
                <text:p>1481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5745">
                <text:p>1457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6883">
                <text:p>1468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5208">
                <text:p>1452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7064">
                <text:p>14706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0798">
                <text:p>15079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6363">
                <text:p>1463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6107">
                <text:p>1461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51716">
                <text:p>15171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53978">
                <text:p>15397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6880">
                <text:p>14688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6944">
                <text:p>1469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0807">
                <text:p>14080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3105">
                <text:p>1431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39993">
                <text:p>13999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38946">
                <text:p>13894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37260">
                <text:p>13726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36816">
                <text:p>13681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37620">
                <text:p>13762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8158">
                <text:p>13815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37396">
                <text:p>1373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2548">
                <text:p>14254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9618">
                <text:p>1396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2801">
                <text:p>14280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8783">
                <text:p>1387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9950">
                <text:p>13995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9826">
                <text:p>13982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9880">
                <text:p>13988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7463">
                <text:p>13746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8719">
                <text:p>1387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8212">
                <text:p>13821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0897">
                <text:p>1408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8693">
                <text:p>1386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6461">
                <text:p>13646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7886">
                <text:p>1378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8339">
                <text:p>13833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7148">
                <text:p>1371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9805">
                <text:p>13980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6411">
                <text:p>1464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9260">
                <text:p>14926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1822">
                <text:p>1518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5252">
                <text:p>1552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9490">
                <text:p>14949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48967">
                <text:p>1489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0972">
                <text:p>1509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3420">
                <text:p>15342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1742">
                <text:p>15174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9546">
                <text:p>14954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1843">
                <text:p>1518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5cm" svg:height="9.005cm" xlink:href=".." xlink:type="simple" chart:class="chart:line" chart:style-name="ch1">
        <chart:legend chart:legend-position="end" svg:x="26.013cm" svg:y="4.203cm" style:legend-expansion="high" chart:style-name="ch2"/>
        <chart:plot-area chart:style-name="ch3" table:cell-range-address="Sheet1.A1:Sheet1.A968" svg:x="0.565cm" svg:y="0.18cm" svg:width="24.883cm" svg:height="8.645cm">
          <chartooo:coordinate-region svg:x="1.927cm" svg:y="0.301cm" svg:width="23.52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68" chart:class="chart:line">
            <chart:data-point chart:repeated="9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179">
                <text:p>91179</text:p>
                <draw:g>
                  <svg:desc>Sheet1.A1:Sheet1.A9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078">
                <text:p>123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980">
                <text:p>1339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124">
                <text:p>112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866">
                <text:p>110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636">
                <text:p>11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415">
                <text:p>1114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073">
                <text:p>1110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535">
                <text:p>1325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487">
                <text:p>93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2872">
                <text:p>1128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781">
                <text:p>1057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995">
                <text:p>106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368">
                <text:p>116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050">
                <text:p>1070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703">
                <text:p>107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684">
                <text:p>106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8420">
                <text:p>1084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300">
                <text:p>113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210">
                <text:p>1272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1894">
                <text:p>111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067">
                <text:p>79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007">
                <text:p>71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434">
                <text:p>68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645">
                <text:p>65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653">
                <text:p>606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37">
                <text:p>629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804">
                <text:p>688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175">
                <text:p>611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373">
                <text:p>61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731">
                <text:p>62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814">
                <text:p>648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318">
                <text:p>6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1933">
                <text:p>619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22">
                <text:p>698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011">
                <text:p>650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479">
                <text:p>614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7754">
                <text:p>67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043">
                <text:p>650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768">
                <text:p>657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950">
                <text:p>669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874">
                <text:p>648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405">
                <text:p>724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7383">
                <text:p>773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391">
                <text:p>613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368">
                <text:p>583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4300">
                <text:p>643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244">
                <text:p>60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2039">
                <text:p>620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564">
                <text:p>615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636">
                <text:p>616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209">
                <text:p>602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78">
                <text:p>650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952">
                <text:p>639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889">
                <text:p>588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294">
                <text:p>672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775">
                <text:p>597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784">
                <text:p>627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912">
                <text:p>649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78">
                <text:p>59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231">
                <text:p>61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699">
                <text:p>63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197">
                <text:p>621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260">
                <text:p>672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526">
                <text:p>61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312">
                <text:p>653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339">
                <text:p>673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545">
                <text:p>675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5669">
                <text:p>65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361">
                <text:p>703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345">
                <text:p>64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875">
                <text:p>63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9448">
                <text:p>594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469">
                <text:p>604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521">
                <text:p>6652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1759">
                <text:p>6175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5368">
                <text:p>653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493">
                <text:p>664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5638">
                <text:p>656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780">
                <text:p>647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952">
                <text:p>58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624">
                <text:p>626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5769">
                <text:p>1057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4285">
                <text:p>1542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4746">
                <text:p>1047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7214">
                <text:p>1072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582">
                <text:p>995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8379">
                <text:p>118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9565">
                <text:p>1095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1058">
                <text:p>111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0881">
                <text:p>1208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1045">
                <text:p>1010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3585">
                <text:p>103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045">
                <text:p>1180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147">
                <text:p>1111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4699">
                <text:p>1146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496">
                <text:p>1204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9358">
                <text:p>1193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9305">
                <text:p>1593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9844">
                <text:p>169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0013">
                <text:p>160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619">
                <text:p>1986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1512">
                <text:p>1915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765">
                <text:p>2087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381">
                <text:p>1913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767">
                <text:p>2097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7916">
                <text:p>2079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2497">
                <text:p>212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204">
                <text:p>200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2933">
                <text:p>1729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8833">
                <text:p>1688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7273">
                <text:p>1472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9717">
                <text:p>1597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2173">
                <text:p>1421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3374">
                <text:p>1533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6472">
                <text:p>14647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7691">
                <text:p>1476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7684">
                <text:p>157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5880">
                <text:p>1658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293">
                <text:p>1442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5518">
                <text:p>1555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305">
                <text:p>1503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957">
                <text:p>1469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180">
                <text:p>1501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1285">
                <text:p>1412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5143">
                <text:p>1451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7416">
                <text:p>1474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3355">
                <text:p>1533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1036">
                <text:p>1510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8997">
                <text:p>148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2963">
                <text:p>1529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005">
                <text:p>163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3598">
                <text:p>1535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3535">
                <text:p>1535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1553">
                <text:p>1615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8090">
                <text:p>15809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6363">
                <text:p>1563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7576">
                <text:p>1575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4613">
                <text:p>1546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3250">
                <text:p>15325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7751">
                <text:p>1477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3286">
                <text:p>1432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4793">
                <text:p>154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5211">
                <text:p>14521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7414">
                <text:p>147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164">
                <text:p>1641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679">
                <text:p>1476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1072">
                <text:p>1410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4131">
                <text:p>1441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696">
                <text:p>150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3143">
                <text:p>1531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349">
                <text:p>150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611">
                <text:p>1556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1749">
                <text:p>1417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238">
                <text:p>1492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6461">
                <text:p>1464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7977">
                <text:p>1479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3492">
                <text:p>153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16">
                <text:p>1513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5564">
                <text:p>14556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4944">
                <text:p>1449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6787">
                <text:p>1567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9920">
                <text:p>1399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333">
                <text:p>1473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1496">
                <text:p>151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5512">
                <text:p>1555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8998">
                <text:p>148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2870">
                <text:p>14287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2389">
                <text:p>1623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5166">
                <text:p>1551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2804">
                <text:p>15280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5626">
                <text:p>1456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3589">
                <text:p>1535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5166">
                <text:p>1451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5397">
                <text:p>1453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9524">
                <text:p>149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7848">
                <text:p>1478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4660">
                <text:p>14466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0857">
                <text:p>1508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6673">
                <text:p>1566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9594">
                <text:p>159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44111">
                <text:p>1441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42334">
                <text:p>1423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5929">
                <text:p>15592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0047">
                <text:p>1400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8383">
                <text:p>1383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6774">
                <text:p>1467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1561">
                <text:p>1415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7532">
                <text:p>157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3335">
                <text:p>1433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6152">
                <text:p>1461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8312">
                <text:p>1383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5332">
                <text:p>1453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9370">
                <text:p>14937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1339">
                <text:p>1413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3328">
                <text:p>1433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1837">
                <text:p>1418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7378">
                <text:p>1473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920">
                <text:p>1399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2606">
                <text:p>1426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0600">
                <text:p>1406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3054">
                <text:p>1530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2839">
                <text:p>1528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2837">
                <text:p>1528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2040">
                <text:p>1420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4376">
                <text:p>1443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7182">
                <text:p>1471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0451">
                <text:p>1504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4413">
                <text:p>144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842">
                <text:p>157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673">
                <text:p>1496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9918">
                <text:p>1499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3225">
                <text:p>1432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0311">
                <text:p>150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1373">
                <text:p>1613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8563">
                <text:p>1485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709">
                <text:p>1467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8614">
                <text:p>1586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5408">
                <text:p>1454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0326">
                <text:p>1403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1078">
                <text:p>1610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3294">
                <text:p>1532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556">
                <text:p>1455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3758">
                <text:p>1437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2592">
                <text:p>1425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3143">
                <text:p>153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9985">
                <text:p>14998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1423">
                <text:p>1514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571">
                <text:p>16057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4107">
                <text:p>1541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2712">
                <text:p>1427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0850">
                <text:p>1408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1678">
                <text:p>1416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1851">
                <text:p>1418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6185">
                <text:p>1461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391">
                <text:p>1473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7807">
                <text:p>14780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6178">
                <text:p>1461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8454">
                <text:p>1384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45539">
                <text:p>1455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2742">
                <text:p>1427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44450">
                <text:p>14445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5119">
                <text:p>1451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392">
                <text:p>1523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738">
                <text:p>1527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5562">
                <text:p>1655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4298">
                <text:p>1442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0696">
                <text:p>1506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6509">
                <text:p>1465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1957">
                <text:p>1619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2361">
                <text:p>1423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1222">
                <text:p>1512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6352">
                <text:p>1463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5306">
                <text:p>1453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2294">
                <text:p>14229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2143">
                <text:p>1421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7887">
                <text:p>1478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4463">
                <text:p>1444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2739">
                <text:p>1427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6078">
                <text:p>1460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7610">
                <text:p>1576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7489">
                <text:p>1474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981">
                <text:p>1469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4223">
                <text:p>1442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8546">
                <text:p>1485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7777">
                <text:p>1577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2183">
                <text:p>1521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6211">
                <text:p>1462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9359">
                <text:p>1493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7433">
                <text:p>1474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3649">
                <text:p>1436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7470">
                <text:p>14747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896">
                <text:p>1508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4236">
                <text:p>1442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2970">
                <text:p>14297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2917">
                <text:p>1529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8218">
                <text:p>1482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7903">
                <text:p>14790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6006">
                <text:p>1460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4835">
                <text:p>14483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6027">
                <text:p>1460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3759">
                <text:p>1437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350">
                <text:p>14535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3625">
                <text:p>14362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5982">
                <text:p>14598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706">
                <text:p>1437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5853">
                <text:p>14585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7344">
                <text:p>1473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6755">
                <text:p>16675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5254">
                <text:p>1552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3239">
                <text:p>15323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811">
                <text:p>1438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8502">
                <text:p>1385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661">
                <text:p>1406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887">
                <text:p>1418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038">
                <text:p>1430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7306">
                <text:p>147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3521">
                <text:p>1435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3857">
                <text:p>1438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193">
                <text:p>145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7697">
                <text:p>14769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3252">
                <text:p>1432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3800">
                <text:p>1538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550">
                <text:p>15155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7299">
                <text:p>1472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969">
                <text:p>15996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9608">
                <text:p>1596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3262">
                <text:p>1432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481">
                <text:p>15448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1411">
                <text:p>1414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779">
                <text:p>13977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3278">
                <text:p>1432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137">
                <text:p>1551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179">
                <text:p>1501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4801">
                <text:p>16480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4267">
                <text:p>1442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018">
                <text:p>1640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9416">
                <text:p>1494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8189">
                <text:p>15818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195">
                <text:p>15919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14">
                <text:p>1488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1792">
                <text:p>1517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8528">
                <text:p>1485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5168">
                <text:p>1451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2436">
                <text:p>1524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4322">
                <text:p>14432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0233">
                <text:p>1402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5415">
                <text:p>1454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099">
                <text:p>14409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5584">
                <text:p>15558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6801">
                <text:p>1468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1185">
                <text:p>1611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3435">
                <text:p>1434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7178">
                <text:p>1471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8217">
                <text:p>1482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1138">
                <text:p>1411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0439">
                <text:p>1504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5194">
                <text:p>1451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6102">
                <text:p>14610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7654">
                <text:p>1476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8436">
                <text:p>1484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2349">
                <text:p>14234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6039">
                <text:p>1460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9625">
                <text:p>139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7115">
                <text:p>1471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7227">
                <text:p>1472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5166">
                <text:p>1451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963">
                <text:p>1439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6409">
                <text:p>14640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0496">
                <text:p>16049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7721">
                <text:p>1577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9891">
                <text:p>149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0560">
                <text:p>1605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8685">
                <text:p>1486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5119">
                <text:p>145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250">
                <text:p>1502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1222">
                <text:p>1512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4151">
                <text:p>1441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3783">
                <text:p>1537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9986">
                <text:p>1499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197">
                <text:p>14819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3615">
                <text:p>1436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696">
                <text:p>14569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8677">
                <text:p>1586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6877">
                <text:p>1468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0813">
                <text:p>1508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9196">
                <text:p>1491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532">
                <text:p>1645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0089">
                <text:p>1500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3192">
                <text:p>14319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4952">
                <text:p>14495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5065">
                <text:p>15506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0639">
                <text:p>1406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1690">
                <text:p>1516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49806">
                <text:p>14980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220">
                <text:p>14322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421">
                <text:p>1524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1868">
                <text:p>1518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2317">
                <text:p>1523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149">
                <text:p>1621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0542">
                <text:p>1605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3503">
                <text:p>1635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8741">
                <text:p>1587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48">
                <text:p>1529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4561">
                <text:p>1545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7618">
                <text:p>1576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4278">
                <text:p>15427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9770">
                <text:p>15977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13273">
                <text:p>21327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2575">
                <text:p>17257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4033">
                <text:p>15403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1309">
                <text:p>1513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528">
                <text:p>15752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5225">
                <text:p>15522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098">
                <text:p>15509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6360">
                <text:p>15636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3195">
                <text:p>16319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0233">
                <text:p>1602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9539">
                <text:p>15953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7310">
                <text:p>1673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3556">
                <text:p>1735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0600">
                <text:p>1506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1206">
                <text:p>1512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8476">
                <text:p>13847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2972">
                <text:p>14297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3484">
                <text:p>1534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3960">
                <text:p>15396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1544">
                <text:p>1515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266">
                <text:p>1482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1080">
                <text:p>14108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46502">
                <text:p>1465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48560">
                <text:p>14856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2793">
                <text:p>1427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5518">
                <text:p>1455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6124">
                <text:p>1461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42379">
                <text:p>14237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2356">
                <text:p>14235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0214">
                <text:p>1402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1266">
                <text:p>1412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9629">
                <text:p>14962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39001">
                <text:p>139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4950">
                <text:p>1449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3342">
                <text:p>1433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491">
                <text:p>144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8342">
                <text:p>1383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5822">
                <text:p>1458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1535">
                <text:p>1415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9539">
                <text:p>16953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8497">
                <text:p>1984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85439">
                <text:p>18543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9496">
                <text:p>17949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4572">
                <text:p>15457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0061">
                <text:p>19006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0473">
                <text:p>18047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8823">
                <text:p>15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6194">
                <text:p>1661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0830">
                <text:p>17083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9096">
                <text:p>1590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4823">
                <text:p>1748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8361">
                <text:p>17836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8299">
                <text:p>1682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6840">
                <text:p>1868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3072">
                <text:p>18307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1058">
                <text:p>15105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9076">
                <text:p>1590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6465">
                <text:p>15646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9043">
                <text:p>1490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7087">
                <text:p>1470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1239">
                <text:p>15123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2186">
                <text:p>1521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6108">
                <text:p>1361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2593">
                <text:p>13259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3849">
                <text:p>1338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1716">
                <text:p>1317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648">
                <text:p>1386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8226">
                <text:p>1382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6793">
                <text:p>13679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3228">
                <text:p>15322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438">
                <text:p>1494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5167">
                <text:p>1451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6901">
                <text:p>13690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37282">
                <text:p>1372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4408">
                <text:p>13440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0257">
                <text:p>1402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9959">
                <text:p>1499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0279">
                <text:p>15027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5191">
                <text:p>13519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1139">
                <text:p>13113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168">
                <text:p>95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1174">
                <text:p>1111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6955">
                <text:p>1269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8863">
                <text:p>988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3735">
                <text:p>12373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5063">
                <text:p>950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35507">
                <text:p>1355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2366">
                <text:p>1023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722">
                <text:p>1167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8746">
                <text:p>10874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8121">
                <text:p>1281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7156">
                <text:p>1271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12264">
                <text:p>11226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3888">
                <text:p>1138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15377">
                <text:p>1153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0431">
                <text:p>1204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9330">
                <text:p>1693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9012">
                <text:p>1890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70621">
                <text:p>1706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7656">
                <text:p>2076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1094">
                <text:p>2010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83528">
                <text:p>18352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0070">
                <text:p>15007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3837">
                <text:p>2038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8288">
                <text:p>1882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93796">
                <text:p>19379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3042">
                <text:p>1930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5019">
                <text:p>1650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5499">
                <text:p>1454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1311">
                <text:p>14131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0104">
                <text:p>1501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219">
                <text:p>14521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1876">
                <text:p>1418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5627">
                <text:p>14562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6795">
                <text:p>14679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5359">
                <text:p>1453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0720">
                <text:p>15072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46618">
                <text:p>1466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2660">
                <text:p>14266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3260">
                <text:p>1532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6764">
                <text:p>1467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9120">
                <text:p>14912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7844">
                <text:p>1478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5146">
                <text:p>1451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8473">
                <text:p>1484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52015">
                <text:p>15201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50010">
                <text:p>1500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2365">
                <text:p>1423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5286">
                <text:p>15528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7234">
                <text:p>15723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0799">
                <text:p>16079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57307">
                <text:p>1573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231">
                <text:p>1522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8630">
                <text:p>15863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2976">
                <text:p>15297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6822">
                <text:p>1568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8398">
                <text:p>1483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5362">
                <text:p>1453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3906">
                <text:p>1439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7211">
                <text:p>1472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2337">
                <text:p>1423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2515">
                <text:p>15251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47181">
                <text:p>1471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9383">
                <text:p>1493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0736">
                <text:p>1507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47031">
                <text:p>1470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7330">
                <text:p>14733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51916">
                <text:p>15191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4457">
                <text:p>1644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45078">
                <text:p>1450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7257">
                <text:p>1472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5310">
                <text:p>1453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9727">
                <text:p>1397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3090">
                <text:p>14309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0400">
                <text:p>15040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0921">
                <text:p>14092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0941">
                <text:p>14094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864">
                <text:p>14086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1654">
                <text:p>1416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6120">
                <text:p>14612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038">
                <text:p>14503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8197">
                <text:p>1481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778">
                <text:p>14677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9309">
                <text:p>1493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1510">
                <text:p>15151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54482">
                <text:p>1544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8875">
                <text:p>1488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2963">
                <text:p>1529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2311">
                <text:p>1523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7761">
                <text:p>1477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8297">
                <text:p>14829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675">
                <text:p>1496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8020">
                <text:p>1480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7384">
                <text:p>1473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3528">
                <text:p>1535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53343">
                <text:p>15334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6497">
                <text:p>14649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50383">
                <text:p>15038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7764">
                <text:p>1477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8081">
                <text:p>14808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49630">
                <text:p>1496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47401">
                <text:p>1474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49623">
                <text:p>1496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0609">
                <text:p>1506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44491">
                <text:p>1444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80019">
                <text:p>18001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53523">
                <text:p>1535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45015">
                <text:p>14501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46298">
                <text:p>1462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44112">
                <text:p>1441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8135">
                <text:p>1581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44493">
                <text:p>14449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8243">
                <text:p>1482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3894">
                <text:p>1438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54871">
                <text:p>15487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45780">
                <text:p>14578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7071">
                <text:p>1570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3416">
                <text:p>14341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46277">
                <text:p>14627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7813">
                <text:p>1578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47711">
                <text:p>1477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4343">
                <text:p>15434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2488">
                <text:p>1624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5904">
                <text:p>15590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1139">
                <text:p>16113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9912">
                <text:p>1599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8028">
                <text:p>15802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5289">
                <text:p>1552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6555">
                <text:p>16655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7247">
                <text:p>1572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4219">
                <text:p>1542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9626">
                <text:p>15962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4703">
                <text:p>15470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6716">
                <text:p>15671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8901">
                <text:p>1689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8698">
                <text:p>14869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9109">
                <text:p>1591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1209">
                <text:p>1512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3790">
                <text:p>14379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3246">
                <text:p>1432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9322">
                <text:p>14932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1111">
                <text:p>1411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1814">
                <text:p>1418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8842">
                <text:p>14884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2328">
                <text:p>1523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1382">
                <text:p>15138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7097">
                <text:p>14709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5396">
                <text:p>14539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4041">
                <text:p>1540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3974">
                <text:p>15397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4270">
                <text:p>14427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8252">
                <text:p>14825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9355">
                <text:p>15935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0379">
                <text:p>1503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1272">
                <text:p>15127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1546">
                <text:p>1515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6829">
                <text:p>1468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4920">
                <text:p>14492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6278">
                <text:p>1462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5598">
                <text:p>1455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0245">
                <text:p>15024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3877">
                <text:p>1438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1193">
                <text:p>1511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2765">
                <text:p>1527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9724">
                <text:p>1497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2557">
                <text:p>1525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5843">
                <text:p>15584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5598">
                <text:p>1455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7182">
                <text:p>1471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9808">
                <text:p>14980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2360">
                <text:p>15236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5024">
                <text:p>145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7548">
                <text:p>1475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7576">
                <text:p>1475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912">
                <text:p>14191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8653">
                <text:p>1486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796">
                <text:p>14179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2547">
                <text:p>14254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8675">
                <text:p>1486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4403">
                <text:p>15440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9605">
                <text:p>1496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9464">
                <text:p>1494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1057">
                <text:p>1510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631">
                <text:p>1496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6363">
                <text:p>1463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1450">
                <text:p>15145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5472">
                <text:p>15547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3081">
                <text:p>14308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5559">
                <text:p>14555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2208">
                <text:p>15220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2600">
                <text:p>14260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422">
                <text:p>14442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0660">
                <text:p>14066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8992">
                <text:p>1489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920">
                <text:p>1439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918">
                <text:p>1439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1675">
                <text:p>1416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4111">
                <text:p>1441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2332">
                <text:p>1423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6559">
                <text:p>14655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2492">
                <text:p>14249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6955">
                <text:p>1469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554">
                <text:p>1435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2511">
                <text:p>1425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2293">
                <text:p>14229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2082">
                <text:p>1420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9973">
                <text:p>1499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116">
                <text:p>1461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9747">
                <text:p>14974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3409">
                <text:p>1434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3833">
                <text:p>1438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3374">
                <text:p>14337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0114">
                <text:p>15011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7291">
                <text:p>1572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2027">
                <text:p>15202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4650">
                <text:p>14465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6166">
                <text:p>1461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7934">
                <text:p>14793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2179">
                <text:p>15217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2268">
                <text:p>14226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3585">
                <text:p>15358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789">
                <text:p>14678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5835">
                <text:p>14583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5001">
                <text:p>1450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053">
                <text:p>1460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9352">
                <text:p>14935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386">
                <text:p>14638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2717">
                <text:p>1427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3956">
                <text:p>14395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0897">
                <text:p>14089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5126">
                <text:p>15512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402">
                <text:p>1504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8795">
                <text:p>15879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2304">
                <text:p>1523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3468">
                <text:p>153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6991">
                <text:p>1469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9703">
                <text:p>1497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3647">
                <text:p>1636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5999">
                <text:p>14599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805">
                <text:p>14780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9771">
                <text:p>14977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9610">
                <text:p>1496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4798">
                <text:p>14479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4746">
                <text:p>15474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4586">
                <text:p>15458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6116">
                <text:p>15611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4145">
                <text:p>15414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7364">
                <text:p>15736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0870">
                <text:p>16087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2361">
                <text:p>16236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8169">
                <text:p>1581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7397">
                <text:p>15739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202">
                <text:p>1592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9419">
                <text:p>15941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0699">
                <text:p>16069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9525">
                <text:p>1595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4257">
                <text:p>1642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3311">
                <text:p>15331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2919">
                <text:p>15291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3564">
                <text:p>15356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9654">
                <text:p>15965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5300">
                <text:p>16530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7580">
                <text:p>15758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8576">
                <text:p>1585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6921">
                <text:p>15692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7028">
                <text:p>15702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2402">
                <text:p>1624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258">
                <text:p>15025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013">
                <text:p>1500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310">
                <text:p>1503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6219">
                <text:p>1462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2577">
                <text:p>14257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001">
                <text:p>1450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6226">
                <text:p>14622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3056">
                <text:p>1530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4122">
                <text:p>14412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053">
                <text:p>15605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0810">
                <text:p>1408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90">
                <text:p>15399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0938">
                <text:p>14093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67">
                <text:p>1500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5702">
                <text:p>1457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46368">
                <text:p>1463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47228">
                <text:p>1472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47357">
                <text:p>1473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6635">
                <text:p>14663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8461">
                <text:p>14846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4889">
                <text:p>14488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4446">
                <text:p>15444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8024">
                <text:p>15802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60507">
                <text:p>1605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9733">
                <text:p>1497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717">
                <text:p>1517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70893">
                <text:p>1708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4933">
                <text:p>1649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9979">
                <text:p>14997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2824">
                <text:p>15282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7962">
                <text:p>15796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63786">
                <text:p>1637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6512">
                <text:p>1565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7466">
                <text:p>1574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8602">
                <text:p>16860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5540">
                <text:p>15554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9973">
                <text:p>16997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3837">
                <text:p>17383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82844">
                <text:p>18284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1367">
                <text:p>16136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8881">
                <text:p>14888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9885">
                <text:p>15988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011">
                <text:p>1540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946">
                <text:p>1509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9608">
                <text:p>15960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037">
                <text:p>1660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1291">
                <text:p>1612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5437">
                <text:p>1654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4347">
                <text:p>1643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9499">
                <text:p>14949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1724">
                <text:p>1517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722">
                <text:p>15072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4766">
                <text:p>16476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2729">
                <text:p>15272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6507">
                <text:p>14650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47403">
                <text:p>14740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2940">
                <text:p>14294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8319">
                <text:p>14831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0810">
                <text:p>1508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45587">
                <text:p>14558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2601">
                <text:p>1526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42423">
                <text:p>14242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2563">
                <text:p>15256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3687">
                <text:p>14368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43859">
                <text:p>14385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9377">
                <text:p>1593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9336">
                <text:p>1493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0078">
                <text:p>1500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46199">
                <text:p>1461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3212">
                <text:p>16321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4430">
                <text:p>15443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47742">
                <text:p>14774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44883">
                <text:p>1448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4229">
                <text:p>15422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4128">
                <text:p>16412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3172">
                <text:p>15317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9839">
                <text:p>15983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6948">
                <text:p>16694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73669">
                <text:p>17366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2740">
                <text:p>1627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0699">
                <text:p>16069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7988">
                <text:p>15798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6176">
                <text:p>17617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6461">
                <text:p>16646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49618">
                <text:p>1496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6465">
                <text:p>1564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2563">
                <text:p>15256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1482">
                <text:p>16148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1231">
                <text:p>16123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4329">
                <text:p>15432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3850">
                <text:p>15385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7141">
                <text:p>1571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1898">
                <text:p>16189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3639">
                <text:p>1536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58537">
                <text:p>15853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58595">
                <text:p>1585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55064">
                <text:p>15506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2946">
                <text:p>20294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8765">
                <text:p>25876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8901">
                <text:p>25890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6090">
                <text:p>25609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62511">
                <text:p>2625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0190">
                <text:p>25019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64544">
                <text:p>26454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6585">
                <text:p>25658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48786">
                <text:p>24878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7098">
                <text:p>25709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5422">
                <text:p>25542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62670">
                <text:p>26267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51015">
                <text:p>2510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63623">
                <text:p>26362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66522">
                <text:p>2665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16218">
                <text:p>2162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6534">
                <text:p>17653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7659">
                <text:p>16765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7093">
                <text:p>16709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2192">
                <text:p>17219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4661">
                <text:p>14466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8716">
                <text:p>1487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4782">
                <text:p>14478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2503">
                <text:p>1425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0490">
                <text:p>14049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56391">
                <text:p>15639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59544">
                <text:p>1595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3992">
                <text:p>14399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4720">
                <text:p>14472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51272">
                <text:p>15127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1641">
                <text:p>1416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9897">
                <text:p>1498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3057">
                <text:p>14305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50617">
                <text:p>1506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52656">
                <text:p>15265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7034">
                <text:p>14703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9578">
                <text:p>14957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1933">
                <text:p>1419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3819">
                <text:p>14381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7104">
                <text:p>1471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55579">
                <text:p>15557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2129">
                <text:p>1521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3322">
                <text:p>1733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58285">
                <text:p>15828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0964">
                <text:p>1609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3012">
                <text:p>15301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0351">
                <text:p>1603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4135">
                <text:p>16413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56780">
                <text:p>1567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57394">
                <text:p>1573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2236">
                <text:p>16223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58717">
                <text:p>15871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56488">
                <text:p>1564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63">
                <text:p>16576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8124">
                <text:p>15812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6699">
                <text:p>1566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0705">
                <text:p>15070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6466">
                <text:p>16646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1622">
                <text:p>16162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2360">
                <text:p>15236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1487">
                <text:p>16148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0586">
                <text:p>16058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5846">
                <text:p>1558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7140">
                <text:p>15714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4582">
                <text:p>15458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7235">
                <text:p>14723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9698">
                <text:p>14969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5281">
                <text:p>15528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1998">
                <text:p>15199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2264">
                <text:p>15226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8750">
                <text:p>14875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3026">
                <text:p>14302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0036">
                <text:p>15003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2662">
                <text:p>15266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49381">
                <text:p>1493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9400">
                <text:p>14940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9468">
                <text:p>1494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1704">
                <text:p>15170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6480">
                <text:p>14648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4785">
                <text:p>1447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8933">
                <text:p>1489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42841">
                <text:p>14284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46069">
                <text:p>14606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4851">
                <text:p>15485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7525">
                <text:p>1475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8812">
                <text:p>15881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1248">
                <text:p>1512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46598">
                <text:p>14659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9946">
                <text:p>15994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61008">
                <text:p>1610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5861">
                <text:p>15586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8118">
                <text:p>1581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1995">
                <text:p>15199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3417">
                <text:p>1534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1684">
                <text:p>15168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0446">
                <text:p>1604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8216">
                <text:p>15821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8232">
                <text:p>15823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8397">
                <text:p>15839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7476">
                <text:p>15747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0041">
                <text:p>15004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7336">
                <text:p>16733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1221">
                <text:p>16122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4797">
                <text:p>15479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47688">
                <text:p>1476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71177">
                <text:p>17117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3312">
                <text:p>16331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9183">
                <text:p>16918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5499">
                <text:p>15549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5241">
                <text:p>16524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6187">
                <text:p>1561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3166">
                <text:p>16316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9924">
                <text:p>16992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38284">
                <text:p>13828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48883">
                <text:p>14888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3154">
                <text:p>1431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44363">
                <text:p>14436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5837">
                <text:p>1358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1460">
                <text:p>13146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2856">
                <text:p>14285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3933">
                <text:p>1339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43337">
                <text:p>1433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30592">
                <text:p>13059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35629">
                <text:p>13562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38670">
                <text:p>13867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2732">
                <text:p>13273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40221">
                <text:p>14022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8096">
                <text:p>1380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7706">
                <text:p>13770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9666">
                <text:p>1396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1818">
                <text:p>13181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4410">
                <text:p>1344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3453">
                <text:p>1334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6308">
                <text:p>1363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2215">
                <text:p>152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